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1.1028in"/>
    </style:style>
    <style:style style:name="co8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0.95in"/>
    </style:style>
    <style:style style:name="co12" style:family="table-column">
      <style:table-column-properties fo:break-before="auto" style:column-width="1.0173in"/>
    </style:style>
    <style:style style:name="co13" style:family="table-column">
      <style:table-column-properties fo:break-before="auto" style:column-width="1.922in"/>
    </style:style>
    <style:style style:name="co14" style:family="table-column">
      <style:table-column-properties fo:break-before="auto" style:column-width="0.6008in"/>
    </style:style>
    <style:style style:name="co15" style:family="table-column">
      <style:table-column-properties fo:break-before="auto" style:column-width="1.3102in"/>
    </style:style>
    <style:style style:name="co16" style:family="table-column">
      <style:table-column-properties fo:break-before="auto" style:column-width="0.9283in"/>
    </style:style>
    <style:style style:name="co17" style:family="table-column">
      <style:table-column-properties fo:break-before="auto" style:column-width="0.9957in"/>
    </style:style>
    <style:style style:name="co18" style:family="table-column">
      <style:table-column-properties fo:break-before="auto" style:column-width="1.0701in"/>
    </style:style>
    <style:style style:name="co19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ackground-color="#ffcc00" fo:border="0.0008in solid #000000"/>
    </style:style>
    <style:style style:name="ce6" style:family="table-cell" style:parent-style-name="Default" style:data-style-name="N117">
      <style:table-cell-properties style:text-align-source="fix" style:repeat-content="false" fo:border="0.0008in solid #000000"/>
      <style:paragraph-properties fo:text-align="end" fo:margin-left="0in"/>
    </style:style>
    <style:style style:name="ce7" style:family="table-cell" style:parent-style-name="Default" style:data-style-name="N117">
      <style:table-cell-properties fo:background-color="#ffcc00" style:text-align-source="fix" style:repeat-content="false" fo:border="0.0008in solid #000000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Courier New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3" style:family="table-cell" style:parent-style-name="Default" style:data-style-name="N118">
      <style:table-cell-properties fo:border="0.0008in solid #000000"/>
    </style:style>
    <style:style style:name="ce14" style:family="table-cell" style:parent-style-name="Default" style:data-style-name="N118">
      <style:table-cell-properties fo:background-color="#ffcc00" fo:border="0.0008in solid #000000"/>
    </style:style>
    <style:style style:name="ce15" style:family="table-cell" style:parent-style-name="Default" style:data-style-name="N118">
      <style:table-cell-properties fo:border="0.0008in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17" style:family="table-cell" style:parent-style-name="Default" style:data-style-name="N117"/>
    <style:style style:name="ce18" style:family="table-cell" style:parent-style-name="Default" style:data-style-name="N119"/>
  </office:automatic-styles>
  <office:body>
    <office:spreadsheet>
      <table:table table:name="Test Data" table:style-name="ta1" table:print="false"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3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1" table:default-cell-style-name="ce10"/>
        <table:table-column table:style-name="co12" table:default-cell-style-name="ce10"/>
        <table:table-column table:style-name="co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ce17"/>
        <table:table-row table:style-name="ro1">
          <table:table-cell table:style-name="ce1" table:number-columns-repeated="2"/>
          <table:table-cell table:style-name="ce8"/>
          <table:table-cell table:style-name="Default" table:number-columns-repeated="7"/>
          <table:table-cell table:number-columns-repeated="6"/>
          <table:table-cell table:style-name="Default"/>
        </table:table-row>
        <table:table-row table:style-name="ro1">
          <table:table-cell table:style-name="ce1" table:number-columns-repeated="2"/>
          <table:table-cell table:style-name="ce8"/>
          <table:table-cell table:style-name="Default" office:value-type="string">
            <text:p>IIR</text:p>
          </table:table-cell>
          <table:table-cell table:style-name="ce8" office:value-type="string" table:number-columns-spanned="8" table:number-rows-spanned="1">
            <text:p>w(n) = (2*COS(2*PI()*m/64)*w(n-1)) – w(n-2) + x(n)</text:p>
          </table:table-cell>
          <table:covered-table-cell table:number-columns-repeated="4" table:style-name="ce8"/>
          <table:covered-table-cell table:style-name="Default"/>
          <table:covered-table-cell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ce2" office:value-type="string">
            <text:p>rate</text:p>
          </table:table-cell>
          <table:table-cell table:style-name="ce2" office:value-type="float" office:value="8000">
            <text:p>8000</text:p>
          </table:table-cell>
          <table:table-cell table:style-name="ce9" office:value-type="string">
            <text:p>Hz</text:p>
          </table:table-cell>
          <table:table-cell table:style-name="Default"/>
          <table:table-cell office:value-type="string">
            <text:p>Freq</text:p>
          </table:table-cell>
          <table:table-cell table:style-name="ce3" table:formula="of:=[.C8]*[.B5]" office:value-type="float" office:value="1000">
            <text:p>1000</text:p>
          </table:table-cell>
          <table:table-cell table:style-name="ce3" table:number-columns-repeated="3"/>
          <table:table-cell table:style-name="Default"/>
          <table:table-cell/>
          <table:table-cell table:style-name="ce3"/>
          <table:table-cell table:number-columns-repeated="4"/>
          <table:table-cell table:style-name="Default"/>
        </table:table-row>
        <table:table-row table:style-name="ro1">
          <table:table-cell table:style-name="ce2" office:value-type="string">
            <text:p>samples</text:p>
          </table:table-cell>
          <table:table-cell table:style-name="ce2" office:value-type="float" office:value="64">
            <text:p>64</text:p>
          </table:table-cell>
          <table:table-cell table:style-name="ce9"/>
          <table:table-cell table:style-name="Default"/>
          <table:table-cell office:value-type="string">
            <text:p>Data</text:p>
          </table:table-cell>
          <table:table-cell table:style-name="ce3" table:formula="of:=[.D8]*[.B5]" office:value-type="float" office:value="1000">
            <text:p>1000</text:p>
          </table:table-cell>
          <table:table-cell table:style-name="ce3" office:value-type="string">
            <text:p>Hz</text:p>
          </table:table-cell>
          <table:table-cell table:style-name="ce3" table:number-columns-repeated="2"/>
          <table:table-cell table:style-name="Default"/>
          <table:table-cell/>
          <table:table-cell table:style-name="ce3"/>
          <table:table-cell table:number-columns-repeated="4"/>
          <table:table-cell table:style-name="Default"/>
        </table:table-row>
        <table:table-row table:style-name="ro1">
          <table:table-cell table:style-name="ce2" office:value-type="string">
            <text:p>Bin size</text:p>
          </table:table-cell>
          <table:table-cell table:style-name="ce2" table:formula="of:=[.B3]/[.B4]" office:value-type="float" office:value="125">
            <text:p>125</text:p>
          </table:table-cell>
          <table:table-cell table:style-name="ce9" office:value-type="string">
            <text:p>Hz</text:p>
          </table:table-cell>
          <table:table-cell table:style-name="Default"/>
          <table:table-cell office:value-type="string">
            <text:p>+h1</text:p>
          </table:table-cell>
          <table:table-cell table:style-name="ce3" table:formula="of:=2*COS(2*PI()*([.$C$8]/[.$B$4]))" office:value-type="float" office:value="1.4142135623731">
            <text:p>1.4142135624</text:p>
          </table:table-cell>
          <table:table-cell table:formula="of:=DEC2HEX(0.5*[.F5]*256*128;4)" office:value-type="string" office:string-value="5A82">
            <text:p>5A82</text:p>
          </table:table-cell>
          <table:table-cell table:style-name="ce4" office:value-type="string">
            <text:p>div by 2 to fit 1,15</text:p>
          </table:table-cell>
          <table:table-cell table:style-name="ce3"/>
          <table:table-cell table:style-name="Default"/>
          <table:table-cell/>
          <table:table-cell table:style-name="ce3" office:value-type="string">
            <text:p>1.15 frac div by 2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table:number-columns-repeated="2"/>
          <table:table-cell table:style-name="ce8"/>
          <table:table-cell table:style-name="Default"/>
          <table:table-cell office:value-type="string">
            <text:p>- h1</text:p>
          </table:table-cell>
          <table:table-cell table:style-name="ce3" table:formula="of:=-2*COS(2*PI()*[.$C$8]/[.$B$4])" office:value-type="float" office:value="-1.4142135623731">
            <text:p>-1.4142135624</text:p>
          </table:table-cell>
          <table:table-cell table:formula="of:=DEC2HEX(0.5*[.F6]*256*128;4)" office:value-type="string" office:string-value="FFFFFFA57D">
            <text:p>FFFFFFA57D</text:p>
          </table:table-cell>
          <table:table-cell table:style-name="ce3" table:number-columns-repeated="2"/>
          <table:table-cell table:style-name="Default"/>
          <table:table-cell/>
          <table:table-cell table:style-name="ce3" office:value-type="string">
            <text:p>1.15 frac neg div by 2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2" table:number-columns-repeated="2"/>
          <table:table-cell table:style-name="ce4" office:value-type="string">
            <text:p>tone * 2</text:p>
          </table:table-cell>
          <table:table-cell table:style-name="ce4" office:value-type="string">
            <text:p>data</text:p>
          </table:table-cell>
          <table:table-cell table:style-name="ce11" table:number-columns-repeated="5"/>
          <table:table-cell table:style-name="Default"/>
          <table:table-cell table:style-name="ce3" office:value-type="string">
            <text:p>Max calc</text:p>
          </table:table-cell>
          <table:table-cell office:value-type="string">
            <text:p>Table for threshold and scale.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2" office:value-type="string">
            <text:p>Bin</text:p>
          </table:table-cell>
          <table:table-cell table:style-name="ce2" office:value-type="string">
            <text:p>m=</text:p>
          </table:table-cell>
          <table:table-cell table:number-columns-repeated="2" table:style-name="ce4" office:value-type="float" office:value="8">
            <text:p>8</text:p>
          </table:table-cell>
          <table:table-cell table:style-name="ce11" table:number-columns-repeated="5"/>
          <table:table-cell table:style-name="Default"/>
          <table:table-cell table:style-name="ce3" table:formula="of:=MAX([.Q11:.Q75])" office:value-type="float" office:value="0.70710678118655">
            <text:p>0.7071067812</text:p>
          </table:table-cell>
          <table:table-cell office:value-type="string">
            <text:p>Scale ADC by 64 (Adj Rt.)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3"/>
          <table:table-cell table:number-columns-repeated="2" table:style-name="ce4" office:value-type="string">
            <text:p><text:s/>div by 64</text:p>
          </table:table-cell>
          <table:table-cell table:style-name="Default" table:number-columns-repeated="5"/>
          <table:table-cell table:style-name="ce4" office:value-type="string">
            <text:p>w/ADC div 64</text:p>
          </table:table-cell>
          <table:table-cell table:number-columns-repeated="3"/>
          <table:table-cell table:style-name="ce11" office:value-type="string">
            <text:p>close tone</text:p>
          </table:table-cell>
          <table:table-cell table:style-name="ce11" office:value-type="string">
            <text:p>far tone</text:p>
          </table:table-cell>
          <table:table-cell/>
          <table:table-cell table:style-name="Default"/>
        </table:table-row>
        <table:table-row table:style-name="ro1">
          <table:table-cell table:style-name="ce4" office:value-type="string">
            <text:p>Index</text:p>
          </table:table-cell>
          <table:table-cell table:style-name="ce4" office:value-type="string">
            <text:p>mn/samples</text:p>
          </table:table-cell>
          <table:table-cell table:style-name="ce4" office:value-type="string">
            <text:p>Input sin(x2pi)</text:p>
          </table:table-cell>
          <table:table-cell table:style-name="ce3" office:value-type="string">
            <text:p>Frac Hex 1.15</text:p>
          </table:table-cell>
          <table:table-cell table:style-name="ce4" office:value-type="string">
            <text:p>IIR</text:p>
          </table:table-cell>
          <table:table-cell table:style-name="ce4" office:value-type="string">
            <text:p>h1*w(n-1)</text:p>
          </table:table-cell>
          <table:table-cell table:style-name="ce4" office:value-type="string">
            <text:p>w(n)</text:p>
          </table:table-cell>
          <table:table-cell table:style-name="ce4" office:value-type="string">
            <text:p>w(n-1)</text:p>
          </table:table-cell>
          <table:table-cell table:style-name="ce4" office:value-type="string">
            <text:p>w(n-2)</text:p>
          </table:table-cell>
          <table:table-cell table:style-name="ce3" office:value-type="string">
            <text:p>Frac Hex 1.31</text:p>
          </table:table-cell>
          <table:table-cell table:style-name="ce4" office:value-type="string">
            <text:p>m</text:p>
          </table:table-cell>
          <table:table-cell table:style-name="ce3" office:value-type="string">
            <text:p>max inner product ABS value.</text:p>
          </table:table-cell>
          <table:table-cell table:style-name="ce4" office:value-type="string">
            <text:p>m +/- 1</text:p>
          </table:table-cell>
          <table:table-cell table:style-name="ce4" office:value-type="string">
            <text:p>m +/- 2</text:p>
          </table:table-cell>
          <table:table-cell table:style-name="ce4" office:value-type="string">
            <text:p>m +/- 4</text:p>
          </table:table-cell>
          <table:table-cell table:style-name="ce4" office:value-type="string">
            <text:p>Freq</text:p>
          </table:table-cell>
          <table:table-cell table:style-name="ce11" office:value-type="string">
            <text:p>ABS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$D$8]*[.A11]/[.$B$4]" office:value-type="float" office:value="0">
            <text:p>0.0000</text:p>
          </table:table-cell>
          <table:table-cell table:formula="of:=SIN([.B11]*2*PI())/64" office:value-type="float" office:value="0">
            <text:p>0.0000</text:p>
          </table:table-cell>
          <table:table-cell table:formula="of:=DEC2HEX([.C11]*256*128;4)" office:value-type="string" office:string-value="0000">
            <text:p>0000</text:p>
          </table:table-cell>
          <table:table-cell table:number-columns-repeated="2" office:value-type="float" office:value="0">
            <text:p>0</text:p>
          </table:table-cell>
          <table:table-cell table:formula="of:=DEC2HEX([.E11]*256*128;4)" office:value-type="string" office:string-value="0000">
            <text:p>0000</text:p>
          </table:table-cell>
          <table:table-cell table:number-columns-repeated="2" office:value-type="string">
            <text:p>0000</text:p>
          </table:table-cell>
          <table:table-cell table:formula="of:=DEC2HEX([.E11]*256*256*256*128;8)" office:value-type="string" office:string-value="00000000">
            <text:p>00000000</text:p>
          </table:table-cell>
          <table:table-cell table:style-name="ce3" office:value-type="float" office:value="2">
            <text:p>2</text:p>
          </table:table-cell>
          <table:table-cell table:style-name="ce13" office:value-type="float" office:value="91.4">
            <text:p>91.4</text:p>
          </table:table-cell>
          <table:table-cell table:style-name="ce13" office:value-type="float" office:value="33.8">
            <text:p>33.8</text:p>
          </table:table-cell>
          <table:table-cell table:style-name="ce13" office:value-type="float" office:value="17.5">
            <text:p>17.5</text:p>
          </table:table-cell>
          <table:table-cell table:style-name="ce13"/>
          <table:table-cell table:style-name="ce3" office:value-type="float" office:value="250">
            <text:p>250</text:p>
          </table:table-cell>
          <table:table-cell table:formula="of:=ABS([.E11])" office:value-type="float" office:value="0">
            <text:p>0.0000</text:p>
          </table:table-cell>
        </table:table-row>
        <table:table-row table:style-name="ro1">
          <table:table-cell table:formula="of:=[.A11]+1" office:value-type="float" office:value="1">
            <text:p>1</text:p>
          </table:table-cell>
          <table:table-cell table:formula="of:=[.$D$8]*[.A12]/[.$B$4]" office:value-type="float" office:value="0.125">
            <text:p>0.1250</text:p>
          </table:table-cell>
          <table:table-cell table:formula="of:=SIN([.B12]*2*PI())/64" office:value-type="float" office:value="0.0110485434560398">
            <text:p>0.0110</text:p>
          </table:table-cell>
          <table:table-cell table:formula="of:=DEC2HEX([.C12]*256*128;4)" office:value-type="string" office:string-value="016A">
            <text:p>016A</text:p>
          </table:table-cell>
          <table:table-cell table:formula="of:=[.$F$5]*[.E11]-0+[.C12]" office:value-type="float" office:value="0.0110485434560398">
            <text:p>0.0110485435</text:p>
          </table:table-cell>
          <table:table-cell table:formula="of:=DEC2HEX([.$F$5]*[.E11]*256*128;4)" office:value-type="string" office:string-value="0000">
            <text:p>0000</text:p>
          </table:table-cell>
          <table:table-cell table:formula="of:=DEC2HEX([.E12]*256*128;4)" office:value-type="string" office:string-value="016A">
            <text:p>016A</text:p>
          </table:table-cell>
          <table:table-cell table:formula="of:=[.G11]" office:value-type="string" office:string-value="0000">
            <text:p>0000</text:p>
          </table:table-cell>
          <table:table-cell office:value-type="string">
            <text:p>0000</text:p>
          </table:table-cell>
          <table:table-cell table:formula="of:=DEC2HEX([.E12]*256*256*256*128;8)" office:value-type="string" office:string-value="016A09E6">
            <text:p>016A09E6</text:p>
          </table:table-cell>
          <table:table-cell table:style-name="ce5" office:value-type="float" office:value="4">
            <text:p>4</text:p>
          </table:table-cell>
          <table:table-cell table:style-name="ce14" office:value-type="float" office:value="83.6">
            <text:p>83.6</text:p>
          </table:table-cell>
          <table:table-cell table:style-name="ce14" office:value-type="float" office:value="25.7">
            <text:p>25.7</text:p>
          </table:table-cell>
          <table:table-cell table:style-name="ce14" office:value-type="float" office:value="12.6">
            <text:p>12.6</text:p>
          </table:table-cell>
          <table:table-cell table:style-name="ce14"/>
          <table:table-cell table:style-name="ce5" office:value-type="float" office:value="500">
            <text:p>500</text:p>
          </table:table-cell>
          <table:table-cell table:formula="of:=ABS([.E12])" office:value-type="float" office:value="0.0110485434560398">
            <text:p>0.0110</text:p>
          </table:table-cell>
        </table:table-row>
        <table:table-row table:style-name="ro1">
          <table:table-cell table:formula="of:=[.A12]+1" office:value-type="float" office:value="2">
            <text:p>2</text:p>
          </table:table-cell>
          <table:table-cell table:formula="of:=[.$D$8]*[.A13]/[.$B$4]" office:value-type="float" office:value="0.25">
            <text:p>0.2500</text:p>
          </table:table-cell>
          <table:table-cell table:formula="of:=SIN([.B13]*2*PI())/64" office:value-type="float" office:value="0.015625">
            <text:p>0.0156</text:p>
          </table:table-cell>
          <table:table-cell table:formula="of:=DEC2HEX([.C13]*256*128;4)" office:value-type="string" office:string-value="0200">
            <text:p>0200</text:p>
          </table:table-cell>
          <table:table-cell table:formula="of:=[.$F$5]*[.E12]-[.E11]+[.C13]" office:value-type="float" office:value="0.03125">
            <text:p>0.03125</text:p>
          </table:table-cell>
          <table:table-cell table:formula="of:=DEC2HEX([.$F$5]*[.E12]*256*128;4)" office:value-type="string" office:string-value="0200">
            <text:p>0200</text:p>
          </table:table-cell>
          <table:table-cell table:formula="of:=DEC2HEX([.E13]*256*128;4)" office:value-type="string" office:string-value="0400">
            <text:p>0400</text:p>
          </table:table-cell>
          <table:table-cell table:formula="of:=[.G12]" office:value-type="string" office:string-value="016A">
            <text:p>016A</text:p>
          </table:table-cell>
          <table:table-cell table:formula="of:=[.H12]" office:value-type="string" office:string-value="0000">
            <text:p>0000</text:p>
          </table:table-cell>
          <table:table-cell table:formula="of:=DEC2HEX([.E13]*256*256*256*128;8)" office:value-type="string" office:string-value="04000000">
            <text:p>04000000</text:p>
          </table:table-cell>
          <table:table-cell table:style-name="ce12" office:value-type="float" office:value="6">
            <text:p>6</text:p>
          </table:table-cell>
          <table:table-cell table:style-name="ce15" office:value-type="float" office:value="57.6">
            <text:p>57.6</text:p>
          </table:table-cell>
          <table:table-cell table:style-name="ce15" office:value-type="float" office:value="18.1">
            <text:p>18.1</text:p>
          </table:table-cell>
          <table:table-cell table:style-name="ce15" office:value-type="float" office:value="8.7">
            <text:p>8.7</text:p>
          </table:table-cell>
          <table:table-cell table:style-name="ce15" office:value-type="float" office:value="4.5">
            <text:p>4.5</text:p>
          </table:table-cell>
          <table:table-cell table:style-name="ce12" office:value-type="float" office:value="750">
            <text:p>750</text:p>
          </table:table-cell>
          <table:table-cell table:formula="of:=ABS([.E13])" office:value-type="float" office:value="0.03125">
            <text:p>0.0313</text:p>
          </table:table-cell>
        </table:table-row>
        <table:table-row table:style-name="ro1">
          <table:table-cell table:formula="of:=[.A13]+1" office:value-type="float" office:value="3">
            <text:p>3</text:p>
          </table:table-cell>
          <table:table-cell table:formula="of:=[.$D$8]*[.A14]/[.$B$4]" office:value-type="float" office:value="0.375">
            <text:p>0.3750</text:p>
          </table:table-cell>
          <table:table-cell table:formula="of:=SIN([.B14]*2*PI())/64" office:value-type="float" office:value="0.0110485434560398">
            <text:p>0.0110</text:p>
          </table:table-cell>
          <table:table-cell table:formula="of:=DEC2HEX([.C14]*256*128;4)" office:value-type="string" office:string-value="016A">
            <text:p>016A</text:p>
          </table:table-cell>
          <table:table-cell table:formula="of:=[.$F$5]*[.E13]-[.E12]+[.C14]" office:value-type="float" office:value="0.0441941738241592">
            <text:p>0.0441941738</text:p>
          </table:table-cell>
          <table:table-cell table:formula="of:=DEC2HEX([.$F$5]*[.E13]*256*128;4)" office:value-type="string" office:string-value="05A8">
            <text:p>05A8</text:p>
          </table:table-cell>
          <table:table-cell table:formula="of:=DEC2HEX([.E14]*256*128;4)" office:value-type="string" office:string-value="05A8">
            <text:p>05A8</text:p>
          </table:table-cell>
          <table:table-cell table:formula="of:=[.G13]" office:value-type="string" office:string-value="0400">
            <text:p>0400</text:p>
          </table:table-cell>
          <table:table-cell table:formula="of:=[.H13]" office:value-type="string" office:string-value="016A">
            <text:p>016A</text:p>
          </table:table-cell>
          <table:table-cell table:formula="of:=DEC2HEX([.E14]*256*256*256*128;8)" office:value-type="string" office:string-value="05A82799">
            <text:p>05A82799</text:p>
          </table:table-cell>
          <table:table-cell table:style-name="ce12" office:value-type="float" office:value="8">
            <text:p>8</text:p>
          </table:table-cell>
          <table:table-cell table:style-name="ce15" office:value-type="float" office:value="45.3">
            <text:p>45.3</text:p>
          </table:table-cell>
          <table:table-cell table:style-name="ce15" office:value-type="float" office:value="14.3">
            <text:p>14.3</text:p>
          </table:table-cell>
          <table:table-cell table:style-name="ce15" office:value-type="float" office:value="6.9">
            <text:p>6.9</text:p>
          </table:table-cell>
          <table:table-cell table:style-name="ce15" office:value-type="float" office:value="3.1">
            <text:p>3.1</text:p>
          </table:table-cell>
          <table:table-cell table:style-name="ce12" office:value-type="float" office:value="1000">
            <text:p>1000</text:p>
          </table:table-cell>
          <table:table-cell table:formula="of:=ABS([.E14])" office:value-type="float" office:value="0.0441941738241592">
            <text:p>0.0442</text:p>
          </table:table-cell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[.$D$8]*[.A15]/[.$B$4]" office:value-type="float" office:value="0.5">
            <text:p>0.5000</text:p>
          </table:table-cell>
          <table:table-cell table:formula="of:=SIN([.B15]*2*PI())/64" office:value-type="float" office:value="1.91351062366774E-018">
            <text:p>0.0000</text:p>
          </table:table-cell>
          <table:table-cell table:formula="of:=DEC2HEX([.C15]*256*128;4)" office:value-type="string" office:string-value="0000">
            <text:p>0000</text:p>
          </table:table-cell>
          <table:table-cell table:formula="of:=[.$F$5]*[.E14]-[.E13]+[.C15]" office:value-type="float" office:value="0.03125">
            <text:p>0.03125</text:p>
          </table:table-cell>
          <table:table-cell table:formula="of:=DEC2HEX([.$F$5]*[.E14]*256*128;4)" office:value-type="string" office:string-value="0800">
            <text:p>0800</text:p>
          </table:table-cell>
          <table:table-cell table:formula="of:=DEC2HEX([.E15]*256*128;4)" office:value-type="string" office:string-value="0400">
            <text:p>0400</text:p>
          </table:table-cell>
          <table:table-cell table:formula="of:=[.G14]" office:value-type="string" office:string-value="05A8">
            <text:p>05A8</text:p>
          </table:table-cell>
          <table:table-cell table:formula="of:=[.H14]" office:value-type="string" office:string-value="0400">
            <text:p>0400</text:p>
          </table:table-cell>
          <table:table-cell table:formula="of:=DEC2HEX([.E15]*256*256*256*128;8)" office:value-type="string" office:string-value="04000000">
            <text:p>04000000</text:p>
          </table:table-cell>
          <table:table-cell table:style-name="ce12" office:value-type="float" office:value="10">
            <text:p>10</text:p>
          </table:table-cell>
          <table:table-cell table:style-name="ce15" office:value-type="float" office:value="38.5">
            <text:p>38.5</text:p>
          </table:table-cell>
          <table:table-cell table:style-name="ce15" office:value-type="float" office:value="11.9">
            <text:p>11.9</text:p>
          </table:table-cell>
          <table:table-cell table:style-name="ce15" office:value-type="float" office:value="5.9">
            <text:p>5.9</text:p>
          </table:table-cell>
          <table:table-cell table:style-name="ce15" office:value-type="float" office:value="3">
            <text:p>3.0</text:p>
          </table:table-cell>
          <table:table-cell table:style-name="ce12" office:value-type="float" office:value="1250">
            <text:p>1250</text:p>
          </table:table-cell>
          <table:table-cell table:formula="of:=ABS([.E15])" office:value-type="float" office:value="0.03125">
            <text:p>0.0313</text:p>
          </table:table-cell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[.$D$8]*[.A16]/[.$B$4]" office:value-type="float" office:value="0.625">
            <text:p>0.6250</text:p>
          </table:table-cell>
          <table:table-cell table:formula="of:=SIN([.B16]*2*PI())/64" office:value-type="float" office:value="-0.0110485434560398">
            <text:p>-0.0110</text:p>
          </table:table-cell>
          <table:table-cell table:formula="of:=DEC2HEX([.C16]*256*128;4)" office:value-type="string" office:string-value="FFFFFFFE95">
            <text:p>FFFFFFFE95</text:p>
          </table:table-cell>
          <table:table-cell table:formula="of:=[.$F$5]*[.E15]-[.E14]+[.C16]" office:value-type="float" office:value="-0.0110485434560398">
            <text:p>-0.0110485435</text:p>
          </table:table-cell>
          <table:table-cell table:formula="of:=DEC2HEX([.$F$5]*[.E15]*256*128;4)" office:value-type="string" office:string-value="05A8">
            <text:p>05A8</text:p>
          </table:table-cell>
          <table:table-cell table:formula="of:=DEC2HEX([.E16]*256*128;4)" office:value-type="string" office:string-value="FFFFFFFE95">
            <text:p>FFFFFFFE95</text:p>
          </table:table-cell>
          <table:table-cell table:formula="of:=[.G15]" office:value-type="string" office:string-value="0400">
            <text:p>0400</text:p>
          </table:table-cell>
          <table:table-cell table:formula="of:=[.H15]" office:value-type="string" office:string-value="05A8">
            <text:p>05A8</text:p>
          </table:table-cell>
          <table:table-cell table:formula="of:=DEC2HEX([.E16]*256*256*256*128;8)" office:value-type="string" office:string-value="FFFE95F619">
            <text:p>FFFE95F619</text:p>
          </table:table-cell>
          <table:table-cell table:style-name="ce12" office:value-type="float" office:value="12">
            <text:p>12</text:p>
          </table:table-cell>
          <table:table-cell table:style-name="ce15" office:value-type="float" office:value="34.6">
            <text:p>34.6</text:p>
          </table:table-cell>
          <table:table-cell table:style-name="ce15" office:value-type="float" office:value="11.1">
            <text:p>11.1</text:p>
          </table:table-cell>
          <table:table-cell table:style-name="ce15" office:value-type="float" office:value="5.8">
            <text:p>5.8</text:p>
          </table:table-cell>
          <table:table-cell table:style-name="ce15" office:value-type="float" office:value="2.6">
            <text:p>2.6</text:p>
          </table:table-cell>
          <table:table-cell table:style-name="ce12" office:value-type="float" office:value="1500">
            <text:p>1500</text:p>
          </table:table-cell>
          <table:table-cell table:formula="of:=ABS([.E16])" office:value-type="float" office:value="0.0110485434560398">
            <text:p>0.0110</text:p>
          </table:table-cell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[.$D$8]*[.A17]/[.$B$4]" office:value-type="float" office:value="0.75">
            <text:p>0.7500</text:p>
          </table:table-cell>
          <table:table-cell table:formula="of:=SIN([.B17]*2*PI())/64" office:value-type="float" office:value="-0.015625">
            <text:p>-0.0156</text:p>
          </table:table-cell>
          <table:table-cell table:formula="of:=DEC2HEX([.C17]*256*128;4)" office:value-type="string" office:string-value="FFFFFFFE00">
            <text:p>FFFFFFFE00</text:p>
          </table:table-cell>
          <table:table-cell table:formula="of:=[.$F$5]*[.E16]-[.E15]+[.C17]" office:value-type="float" office:value="-0.0625">
            <text:p>-0.0625</text:p>
          </table:table-cell>
          <table:table-cell table:formula="of:=DEC2HEX([.$F$5]*[.E16]*256*128;4)" office:value-type="string" office:string-value="FFFFFFFE00">
            <text:p>FFFFFFFE00</text:p>
          </table:table-cell>
          <table:table-cell table:formula="of:=DEC2HEX([.E17]*256*128;4)" office:value-type="string" office:string-value="FFFFFFF800">
            <text:p>FFFFFFF800</text:p>
          </table:table-cell>
          <table:table-cell table:formula="of:=[.G16]" office:value-type="string" office:string-value="FFFFFFFE95">
            <text:p>FFFFFFFE95</text:p>
          </table:table-cell>
          <table:table-cell table:formula="of:=[.H16]" office:value-type="string" office:string-value="0400">
            <text:p>0400</text:p>
          </table:table-cell>
          <table:table-cell table:formula="of:=DEC2HEX([.E17]*256*256*256*128;8)" office:value-type="string" office:string-value="FFF8000000">
            <text:p>FFF8000000</text:p>
          </table:table-cell>
          <table:table-cell table:style-name="ce12" office:value-type="float" office:value="14">
            <text:p>14</text:p>
          </table:table-cell>
          <table:table-cell table:style-name="ce15" office:value-type="float" office:value="32.6">
            <text:p>32.6</text:p>
          </table:table-cell>
          <table:table-cell table:style-name="ce15" office:value-type="float" office:value="10.3">
            <text:p>10.3</text:p>
          </table:table-cell>
          <table:table-cell table:style-name="ce15" office:value-type="float" office:value="5.1">
            <text:p>5.1</text:p>
          </table:table-cell>
          <table:table-cell table:style-name="ce15" office:value-type="float" office:value="2.6">
            <text:p>2.6</text:p>
          </table:table-cell>
          <table:table-cell table:style-name="ce12" office:value-type="float" office:value="1750">
            <text:p>1750</text:p>
          </table:table-cell>
          <table:table-cell table:formula="of:=ABS([.E17])" office:value-type="float" office:value="0.0625">
            <text:p>0.0625</text:p>
          </table:table-cell>
        </table:table-row>
        <table:table-row table:style-name="ro1">
          <table:table-cell table:formula="of:=[.A17]+1" office:value-type="float" office:value="7">
            <text:p>7</text:p>
          </table:table-cell>
          <table:table-cell table:formula="of:=[.$D$8]*[.A18]/[.$B$4]" office:value-type="float" office:value="0.875">
            <text:p>0.8750</text:p>
          </table:table-cell>
          <table:table-cell table:formula="of:=SIN([.B18]*2*PI())/64" office:value-type="float" office:value="-0.0110485434560398">
            <text:p>-0.0110</text:p>
          </table:table-cell>
          <table:table-cell table:formula="of:=DEC2HEX([.C18]*256*128;4)" office:value-type="string" office:string-value="FFFFFFFE95">
            <text:p>FFFFFFFE95</text:p>
          </table:table-cell>
          <table:table-cell table:formula="of:=[.$F$5]*[.E17]-[.E16]+[.C18]" office:value-type="float" office:value="-0.0883883476483185">
            <text:p>-0.0883883476</text:p>
          </table:table-cell>
          <table:table-cell table:formula="of:=DEC2HEX([.$F$5]*[.E17]*256*128;4)" office:value-type="string" office:string-value="FFFFFFF4AF">
            <text:p>FFFFFFF4AF</text:p>
          </table:table-cell>
          <table:table-cell table:formula="of:=DEC2HEX([.E18]*256*128;4)" office:value-type="string" office:string-value="FFFFFFF4AF">
            <text:p>FFFFFFF4AF</text:p>
          </table:table-cell>
          <table:table-cell table:formula="of:=[.G17]" office:value-type="string" office:string-value="FFFFFFF800">
            <text:p>FFFFFFF800</text:p>
          </table:table-cell>
          <table:table-cell table:formula="of:=[.H17]" office:value-type="string" office:string-value="FFFFFFFE95">
            <text:p>FFFFFFFE95</text:p>
          </table:table-cell>
          <table:table-cell table:formula="of:=DEC2HEX([.E18]*256*256*256*128;8)" office:value-type="string" office:string-value="FFF4AFB0CC">
            <text:p>FFF4AFB0CC</text:p>
          </table:table-cell>
          <table:table-cell table:style-name="ce12" office:value-type="float" office:value="16">
            <text:p>16</text:p>
          </table:table-cell>
          <table:table-cell table:style-name="ce15" office:value-type="float" office:value="32">
            <text:p>32.0</text:p>
          </table:table-cell>
          <table:table-cell table:style-name="ce15" office:value-type="float" office:value="10.2">
            <text:p>10.2</text:p>
          </table:table-cell>
          <table:table-cell table:style-name="ce15" office:value-type="float" office:value="5">
            <text:p>5.0</text:p>
          </table:table-cell>
          <table:table-cell table:style-name="ce15" office:value-type="float" office:value="2.4">
            <text:p>2.4</text:p>
          </table:table-cell>
          <table:table-cell table:style-name="ce12" office:value-type="float" office:value="2000">
            <text:p>2000</text:p>
          </table:table-cell>
          <table:table-cell table:formula="of:=ABS([.E18])" office:value-type="float" office:value="0.0883883476483185">
            <text:p>0.0884</text:p>
          </table:table-cell>
        </table:table-row>
        <table:table-row table:style-name="ro1">
          <table:table-cell table:formula="of:=[.A18]+1" office:value-type="float" office:value="8">
            <text:p>8</text:p>
          </table:table-cell>
          <table:table-cell table:formula="of:=[.$D$8]*[.A19]/[.$B$4]" office:value-type="float" office:value="1">
            <text:p>1.0000</text:p>
          </table:table-cell>
          <table:table-cell table:formula="of:=SIN([.B19]*2*PI())/64" office:value-type="float" office:value="-3.82702124733548E-018">
            <text:p>0.0000</text:p>
          </table:table-cell>
          <table:table-cell table:formula="of:=DEC2HEX([.C19]*256*128;4)" office:value-type="string" office:string-value="FFFFFFFFFF">
            <text:p>FFFFFFFFFF</text:p>
          </table:table-cell>
          <table:table-cell table:formula="of:=[.$F$5]*[.E18]-[.E17]+[.C19]" office:value-type="float" office:value="-0.0625">
            <text:p>-0.0625</text:p>
          </table:table-cell>
          <table:table-cell table:formula="of:=DEC2HEX([.$F$5]*[.E18]*256*128;4)" office:value-type="string" office:string-value="FFFFFFF000">
            <text:p>FFFFFFF000</text:p>
          </table:table-cell>
          <table:table-cell table:formula="of:=DEC2HEX([.E19]*256*128;4)" office:value-type="string" office:string-value="FFFFFFF800">
            <text:p>FFFFFFF800</text:p>
          </table:table-cell>
          <table:table-cell table:formula="of:=[.G18]" office:value-type="string" office:string-value="FFFFFFF4AF">
            <text:p>FFFFFFF4AF</text:p>
          </table:table-cell>
          <table:table-cell table:formula="of:=[.H18]" office:value-type="string" office:string-value="FFFFFFF800">
            <text:p>FFFFFFF800</text:p>
          </table:table-cell>
          <table:table-cell table:formula="of:=DEC2HEX([.E19]*256*256*256*128;8)" office:value-type="string" office:string-value="FFF8000000">
            <text:p>FFF8000000</text:p>
          </table:table-cell>
          <table:table-cell table:style-name="ce12" office:value-type="float" office:value="18">
            <text:p>18</text:p>
          </table:table-cell>
          <table:table-cell table:style-name="ce15" office:value-type="float" office:value="32.6">
            <text:p>32.6</text:p>
          </table:table-cell>
          <table:table-cell table:style-name="ce15" office:value-type="float" office:value="10.3">
            <text:p>10.3</text:p>
          </table:table-cell>
          <table:table-cell table:style-name="ce15" office:value-type="float" office:value="5.1">
            <text:p>5.1</text:p>
          </table:table-cell>
          <table:table-cell table:style-name="ce15" office:value-type="float" office:value="2.6">
            <text:p>2.6</text:p>
          </table:table-cell>
          <table:table-cell table:style-name="ce12" office:value-type="float" office:value="2250">
            <text:p>2250</text:p>
          </table:table-cell>
          <table:table-cell table:formula="of:=ABS([.E19])" office:value-type="float" office:value="0.0625">
            <text:p>0.0625</text:p>
          </table:table-cell>
        </table:table-row>
        <table:table-row table:style-name="ro1">
          <table:table-cell table:formula="of:=[.A19]+1" office:value-type="float" office:value="9">
            <text:p>9</text:p>
          </table:table-cell>
          <table:table-cell table:formula="of:=[.$D$8]*[.A20]/[.$B$4]" office:value-type="float" office:value="1.125">
            <text:p>1.1250</text:p>
          </table:table-cell>
          <table:table-cell table:formula="of:=SIN([.B20]*2*PI())/64" office:value-type="float" office:value="0.0110485434560398">
            <text:p>0.0110</text:p>
          </table:table-cell>
          <table:table-cell table:formula="of:=DEC2HEX([.C20]*256*128;4)" office:value-type="string" office:string-value="016A">
            <text:p>016A</text:p>
          </table:table-cell>
          <table:table-cell table:formula="of:=[.$F$5]*[.E19]-[.E18]+[.C20]" office:value-type="float" office:value="0.0110485434560398">
            <text:p>0.0110485435</text:p>
          </table:table-cell>
          <table:table-cell table:formula="of:=DEC2HEX([.$F$5]*[.E19]*256*128;4)" office:value-type="string" office:string-value="FFFFFFF4AF">
            <text:p>FFFFFFF4AF</text:p>
          </table:table-cell>
          <table:table-cell table:formula="of:=DEC2HEX([.E20]*256*128;4)" office:value-type="string" office:string-value="016A">
            <text:p>016A</text:p>
          </table:table-cell>
          <table:table-cell table:formula="of:=[.G19]" office:value-type="string" office:string-value="FFFFFFF800">
            <text:p>FFFFFFF800</text:p>
          </table:table-cell>
          <table:table-cell table:formula="of:=[.H19]" office:value-type="string" office:string-value="FFFFFFF4AF">
            <text:p>FFFFFFF4AF</text:p>
          </table:table-cell>
          <table:table-cell table:formula="of:=DEC2HEX([.E20]*256*256*256*128;8)" office:value-type="string" office:string-value="016A09E6">
            <text:p>016A09E6</text:p>
          </table:table-cell>
          <table:table-cell table:style-name="ce12" office:value-type="float" office:value="20">
            <text:p>20</text:p>
          </table:table-cell>
          <table:table-cell table:style-name="ce15" office:value-type="float" office:value="34.6">
            <text:p>34.6</text:p>
          </table:table-cell>
          <table:table-cell table:style-name="ce15" office:value-type="float" office:value="10.6">
            <text:p>10.6</text:p>
          </table:table-cell>
          <table:table-cell table:style-name="ce15" office:value-type="float" office:value="5.2">
            <text:p>5.2</text:p>
          </table:table-cell>
          <table:table-cell table:style-name="ce15" office:value-type="float" office:value="2.6">
            <text:p>2.6</text:p>
          </table:table-cell>
          <table:table-cell table:style-name="ce12" office:value-type="float" office:value="2500">
            <text:p>2500</text:p>
          </table:table-cell>
          <table:table-cell table:formula="of:=ABS([.E20])" office:value-type="float" office:value="0.0110485434560398">
            <text:p>0.0110</text:p>
          </table:table-cell>
        </table:table-row>
        <table:table-row table:style-name="ro1">
          <table:table-cell table:formula="of:=[.A20]+1" office:value-type="float" office:value="10">
            <text:p>10</text:p>
          </table:table-cell>
          <table:table-cell table:formula="of:=[.$D$8]*[.A21]/[.$B$4]" office:value-type="float" office:value="1.25">
            <text:p>1.2500</text:p>
          </table:table-cell>
          <table:table-cell table:formula="of:=SIN([.B21]*2*PI())/64" office:value-type="float" office:value="0.015625">
            <text:p>0.0156</text:p>
          </table:table-cell>
          <table:table-cell table:formula="of:=DEC2HEX([.C21]*256*128;4)" office:value-type="string" office:string-value="0200">
            <text:p>0200</text:p>
          </table:table-cell>
          <table:table-cell table:formula="of:=[.$F$5]*[.E20]-[.E19]+[.C21]" office:value-type="float" office:value="0.09375">
            <text:p>0.09375</text:p>
          </table:table-cell>
          <table:table-cell table:formula="of:=DEC2HEX([.$F$5]*[.E20]*256*128;4)" office:value-type="string" office:string-value="0200">
            <text:p>0200</text:p>
          </table:table-cell>
          <table:table-cell table:formula="of:=DEC2HEX([.E21]*256*128;4)" office:value-type="string" office:string-value="0C00">
            <text:p>0C00</text:p>
          </table:table-cell>
          <table:table-cell table:formula="of:=[.G20]" office:value-type="string" office:string-value="016A">
            <text:p>016A</text:p>
          </table:table-cell>
          <table:table-cell table:formula="of:=[.H20]" office:value-type="string" office:string-value="FFFFFFF800">
            <text:p>FFFFFFF800</text:p>
          </table:table-cell>
          <table:table-cell table:formula="of:=DEC2HEX([.E21]*256*256*256*128;8)" office:value-type="string" office:string-value="0C000000">
            <text:p>0C000000</text:p>
          </table:table-cell>
          <table:table-cell table:style-name="ce3" office:value-type="float" office:value="22">
            <text:p>22</text:p>
          </table:table-cell>
          <table:table-cell table:style-name="ce13" office:value-type="float" office:value="38.5">
            <text:p>38.5</text:p>
          </table:table-cell>
          <table:table-cell table:style-name="ce13" office:value-type="float" office:value="11.9">
            <text:p>11.9</text:p>
          </table:table-cell>
          <table:table-cell table:style-name="ce13" office:value-type="float" office:value="5.9">
            <text:p>5.9</text:p>
          </table:table-cell>
          <table:table-cell table:style-name="ce13" office:value-type="float" office:value="3">
            <text:p>3.0</text:p>
          </table:table-cell>
          <table:table-cell table:style-name="ce3" office:value-type="float" office:value="2750">
            <text:p>2750</text:p>
          </table:table-cell>
          <table:table-cell table:formula="of:=ABS([.E21])" office:value-type="float" office:value="0.09375">
            <text:p>0.0938</text:p>
          </table:table-cell>
        </table:table-row>
        <table:table-row table:style-name="ro1">
          <table:table-cell table:formula="of:=[.A21]+1" office:value-type="float" office:value="11">
            <text:p>11</text:p>
          </table:table-cell>
          <table:table-cell table:formula="of:=[.$D$8]*[.A22]/[.$B$4]" office:value-type="float" office:value="1.375">
            <text:p>1.3750</text:p>
          </table:table-cell>
          <table:table-cell table:formula="of:=SIN([.B22]*2*PI())/64" office:value-type="float" office:value="0.0110485434560398">
            <text:p>0.0110</text:p>
          </table:table-cell>
          <table:table-cell table:formula="of:=DEC2HEX([.C22]*256*128;4)" office:value-type="string" office:string-value="016A">
            <text:p>016A</text:p>
          </table:table-cell>
          <table:table-cell table:formula="of:=[.$F$5]*[.E21]-[.E20]+[.C22]" office:value-type="float" office:value="0.132582521472478">
            <text:p>0.1325825215</text:p>
          </table:table-cell>
          <table:table-cell table:formula="of:=DEC2HEX([.$F$5]*[.E21]*256*128;4)" office:value-type="string" office:string-value="10F8">
            <text:p>10F8</text:p>
          </table:table-cell>
          <table:table-cell table:formula="of:=DEC2HEX([.E22]*256*128;4)" office:value-type="string" office:string-value="10F8">
            <text:p>10F8</text:p>
          </table:table-cell>
          <table:table-cell table:formula="of:=[.G21]" office:value-type="string" office:string-value="0C00">
            <text:p>0C00</text:p>
          </table:table-cell>
          <table:table-cell table:formula="of:=[.H21]" office:value-type="string" office:string-value="016A">
            <text:p>016A</text:p>
          </table:table-cell>
          <table:table-cell table:formula="of:=DEC2HEX([.E22]*256*256*256*128;8)" office:value-type="string" office:string-value="10F876CC">
            <text:p>10F876CC</text:p>
          </table:table-cell>
          <table:table-cell table:style-name="ce3" office:value-type="float" office:value="24">
            <text:p>24</text:p>
          </table:table-cell>
          <table:table-cell table:style-name="ce13" office:value-type="float" office:value="45.3">
            <text:p>45.3</text:p>
          </table:table-cell>
          <table:table-cell table:style-name="ce13" office:value-type="float" office:value="14.3">
            <text:p>14.3</text:p>
          </table:table-cell>
          <table:table-cell table:style-name="ce13" office:value-type="float" office:value="6.9">
            <text:p>6.9</text:p>
          </table:table-cell>
          <table:table-cell table:style-name="ce13" office:value-type="float" office:value="3.1">
            <text:p>3.1</text:p>
          </table:table-cell>
          <table:table-cell table:style-name="ce3" office:value-type="float" office:value="3000">
            <text:p>3000</text:p>
          </table:table-cell>
          <table:table-cell table:formula="of:=ABS([.E22])" office:value-type="float" office:value="0.132582521472478">
            <text:p>0.1326</text:p>
          </table:table-cell>
        </table:table-row>
        <table:table-row table:style-name="ro1">
          <table:table-cell table:formula="of:=[.A22]+1" office:value-type="float" office:value="12">
            <text:p>12</text:p>
          </table:table-cell>
          <table:table-cell table:formula="of:=[.$D$8]*[.A23]/[.$B$4]" office:value-type="float" office:value="1.5">
            <text:p>1.5000</text:p>
          </table:table-cell>
          <table:table-cell table:formula="of:=SIN([.B23]*2*PI())/64" office:value-type="float" office:value="5.74053187100322E-018">
            <text:p>0.0000</text:p>
          </table:table-cell>
          <table:table-cell table:formula="of:=DEC2HEX([.C23]*256*128;4)" office:value-type="string" office:string-value="0000">
            <text:p>0000</text:p>
          </table:table-cell>
          <table:table-cell table:formula="of:=[.$F$5]*[.E22]-[.E21]+[.C23]" office:value-type="float" office:value="0.0937500000000001">
            <text:p>0.09375</text:p>
          </table:table-cell>
          <table:table-cell table:formula="of:=DEC2HEX([.$F$5]*[.E22]*256*128;4)" office:value-type="string" office:string-value="1800">
            <text:p>1800</text:p>
          </table:table-cell>
          <table:table-cell table:formula="of:=DEC2HEX([.E23]*256*128;4)" office:value-type="string" office:string-value="0C00">
            <text:p>0C00</text:p>
          </table:table-cell>
          <table:table-cell table:formula="of:=[.G22]" office:value-type="string" office:string-value="10F8">
            <text:p>10F8</text:p>
          </table:table-cell>
          <table:table-cell table:formula="of:=[.H22]" office:value-type="string" office:string-value="0C00">
            <text:p>0C00</text:p>
          </table:table-cell>
          <table:table-cell table:formula="of:=DEC2HEX([.E23]*256*256*256*128;8)" office:value-type="string" office:string-value="0C000000">
            <text:p>0C000000</text:p>
          </table:table-cell>
          <table:table-cell table:style-name="ce3" office:value-type="float" office:value="26">
            <text:p>26</text:p>
          </table:table-cell>
          <table:table-cell table:style-name="ce13" office:value-type="float" office:value="57.6">
            <text:p>57.6</text:p>
          </table:table-cell>
          <table:table-cell table:style-name="ce13" office:value-type="float" office:value="18.1">
            <text:p>18.1</text:p>
          </table:table-cell>
          <table:table-cell table:style-name="ce13" office:value-type="float" office:value="8.7">
            <text:p>8.7</text:p>
          </table:table-cell>
          <table:table-cell table:style-name="ce13" office:value-type="float" office:value="4.5">
            <text:p>4.5</text:p>
          </table:table-cell>
          <table:table-cell table:style-name="ce3" office:value-type="float" office:value="3250">
            <text:p>3250</text:p>
          </table:table-cell>
          <table:table-cell table:formula="of:=ABS([.E23])" office:value-type="float" office:value="0.0937500000000001">
            <text:p>0.0938</text:p>
          </table:table-cell>
        </table:table-row>
        <table:table-row table:style-name="ro1">
          <table:table-cell table:formula="of:=[.A23]+1" office:value-type="float" office:value="13">
            <text:p>13</text:p>
          </table:table-cell>
          <table:table-cell table:formula="of:=[.$D$8]*[.A24]/[.$B$4]" office:value-type="float" office:value="1.625">
            <text:p>1.6250</text:p>
          </table:table-cell>
          <table:table-cell table:formula="of:=SIN([.B24]*2*PI())/64" office:value-type="float" office:value="-0.0110485434560398">
            <text:p>-0.0110</text:p>
          </table:table-cell>
          <table:table-cell table:formula="of:=DEC2HEX([.C24]*256*128;4)" office:value-type="string" office:string-value="FFFFFFFE95">
            <text:p>FFFFFFFE95</text:p>
          </table:table-cell>
          <table:table-cell table:formula="of:=[.$F$5]*[.E23]-[.E22]+[.C24]" office:value-type="float" office:value="-0.0110485434560398">
            <text:p>-0.0110485435</text:p>
          </table:table-cell>
          <table:table-cell table:formula="of:=DEC2HEX([.$F$5]*[.E23]*256*128;4)" office:value-type="string" office:string-value="10F8">
            <text:p>10F8</text:p>
          </table:table-cell>
          <table:table-cell table:formula="of:=DEC2HEX([.E24]*256*128;4)" office:value-type="string" office:string-value="FFFFFFFE95">
            <text:p>FFFFFFFE95</text:p>
          </table:table-cell>
          <table:table-cell table:formula="of:=[.G23]" office:value-type="string" office:string-value="0C00">
            <text:p>0C00</text:p>
          </table:table-cell>
          <table:table-cell table:formula="of:=[.H23]" office:value-type="string" office:string-value="10F8">
            <text:p>10F8</text:p>
          </table:table-cell>
          <table:table-cell table:formula="of:=DEC2HEX([.E24]*256*256*256*128;8)" office:value-type="string" office:string-value="FFFE95F619">
            <text:p>FFFE95F619</text:p>
          </table:table-cell>
          <table:table-cell table:style-name="ce5" office:value-type="float" office:value="28">
            <text:p>28</text:p>
          </table:table-cell>
          <table:table-cell table:style-name="ce14" office:value-type="float" office:value="83.6">
            <text:p>83.6</text:p>
          </table:table-cell>
          <table:table-cell table:style-name="ce14" office:value-type="float" office:value="25.7">
            <text:p>25.7</text:p>
          </table:table-cell>
          <table:table-cell table:style-name="ce14" office:value-type="float" office:value="12.6">
            <text:p>12.6</text:p>
          </table:table-cell>
          <table:table-cell table:style-name="ce14" office:value-type="float" office:value="5.6">
            <text:p>5.6</text:p>
          </table:table-cell>
          <table:table-cell table:style-name="ce5" office:value-type="float" office:value="3500">
            <text:p>3500</text:p>
          </table:table-cell>
          <table:table-cell table:formula="of:=ABS([.E24])" office:value-type="float" office:value="0.0110485434560398">
            <text:p>0.0110</text:p>
          </table:table-cell>
        </table:table-row>
        <table:table-row table:style-name="ro1">
          <table:table-cell table:formula="of:=[.A24]+1" office:value-type="float" office:value="14">
            <text:p>14</text:p>
          </table:table-cell>
          <table:table-cell table:formula="of:=[.$D$8]*[.A25]/[.$B$4]" office:value-type="float" office:value="1.75">
            <text:p>1.7500</text:p>
          </table:table-cell>
          <table:table-cell table:formula="of:=SIN([.B25]*2*PI())/64" office:value-type="float" office:value="-0.015625">
            <text:p>-0.0156</text:p>
          </table:table-cell>
          <table:table-cell table:formula="of:=DEC2HEX([.C25]*256*128;4)" office:value-type="string" office:string-value="FFFFFFFE00">
            <text:p>FFFFFFFE00</text:p>
          </table:table-cell>
          <table:table-cell table:formula="of:=[.$F$5]*[.E24]-[.E23]+[.C25]" office:value-type="float" office:value="-0.125">
            <text:p>-0.125</text:p>
          </table:table-cell>
          <table:table-cell table:formula="of:=DEC2HEX([.$F$5]*[.E24]*256*128;4)" office:value-type="string" office:string-value="FFFFFFFE00">
            <text:p>FFFFFFFE00</text:p>
          </table:table-cell>
          <table:table-cell table:formula="of:=DEC2HEX([.E25]*256*128;4)" office:value-type="string" office:string-value="FFFFFFF000">
            <text:p>FFFFFFF000</text:p>
          </table:table-cell>
          <table:table-cell table:formula="of:=[.G24]" office:value-type="string" office:string-value="FFFFFFFE95">
            <text:p>FFFFFFFE95</text:p>
          </table:table-cell>
          <table:table-cell table:formula="of:=[.H24]" office:value-type="string" office:string-value="0C00">
            <text:p>0C00</text:p>
          </table:table-cell>
          <table:table-cell table:formula="of:=DEC2HEX([.E25]*256*256*256*128;8)" office:value-type="string" office:string-value="FFF0000000">
            <text:p>FFF0000000</text:p>
          </table:table-cell>
          <table:table-cell table:style-name="ce5" office:value-type="float" office:value="30">
            <text:p>30</text:p>
          </table:table-cell>
          <table:table-cell table:style-name="ce14" office:value-type="float" office:value="164">
            <text:p>164.0</text:p>
          </table:table-cell>
          <table:table-cell table:style-name="ce14" office:value-type="float" office:value="49.4">
            <text:p>49.4</text:p>
          </table:table-cell>
          <table:table-cell table:style-name="ce14" office:value-type="float" office:value="22.4">
            <text:p>22.4</text:p>
          </table:table-cell>
          <table:table-cell table:style-name="ce14" office:value-type="float" office:value="164">
            <text:p>164.0</text:p>
          </table:table-cell>
          <table:table-cell table:style-name="ce5" office:value-type="float" office:value="3750">
            <text:p>3750</text:p>
          </table:table-cell>
          <table:table-cell table:formula="of:=ABS([.E25])" office:value-type="float" office:value="0.125">
            <text:p>0.1250</text:p>
          </table:table-cell>
        </table:table-row>
        <table:table-row table:style-name="ro1">
          <table:table-cell table:formula="of:=[.A25]+1" office:value-type="float" office:value="15">
            <text:p>15</text:p>
          </table:table-cell>
          <table:table-cell table:formula="of:=[.$D$8]*[.A26]/[.$B$4]" office:value-type="float" office:value="1.875">
            <text:p>1.8750</text:p>
          </table:table-cell>
          <table:table-cell table:formula="of:=SIN([.B26]*2*PI())/64" office:value-type="float" office:value="-0.0110485434560398">
            <text:p>-0.0110</text:p>
          </table:table-cell>
          <table:table-cell table:formula="of:=DEC2HEX([.C26]*256*128;4)" office:value-type="string" office:string-value="FFFFFFFE95">
            <text:p>FFFFFFFE95</text:p>
          </table:table-cell>
          <table:table-cell table:formula="of:=[.$F$5]*[.E25]-[.E24]+[.C26]" office:value-type="float" office:value="-0.176776695296637">
            <text:p>-0.1767766953</text:p>
          </table:table-cell>
          <table:table-cell table:formula="of:=DEC2HEX([.$F$5]*[.E25]*256*128;4)" office:value-type="string" office:string-value="FFFFFFE95F">
            <text:p>FFFFFFE95F</text:p>
          </table:table-cell>
          <table:table-cell table:formula="of:=DEC2HEX([.E26]*256*128;4)" office:value-type="string" office:string-value="FFFFFFE95F">
            <text:p>FFFFFFE95F</text:p>
          </table:table-cell>
          <table:table-cell table:formula="of:=[.G25]" office:value-type="string" office:string-value="FFFFFFF000">
            <text:p>FFFFFFF000</text:p>
          </table:table-cell>
          <table:table-cell table:formula="of:=[.H25]" office:value-type="string" office:string-value="FFFFFFFE95">
            <text:p>FFFFFFFE95</text:p>
          </table:table-cell>
          <table:table-cell table:formula="of:=DEC2HEX([.E26]*256*256*256*128;8)" office:value-type="string" office:string-value="FFE95F6199">
            <text:p>FFE95F6199</text:p>
          </table:table-cell>
          <table:table-cell table:number-columns-repeated="6"/>
          <table:table-cell table:formula="of:=ABS([.E26])" office:value-type="float" office:value="0.176776695296637">
            <text:p>0.1768</text:p>
          </table:table-cell>
        </table:table-row>
        <table:table-row table:style-name="ro1">
          <table:table-cell table:formula="of:=[.A26]+1" office:value-type="float" office:value="16">
            <text:p>16</text:p>
          </table:table-cell>
          <table:table-cell table:formula="of:=[.$D$8]*[.A27]/[.$B$4]" office:value-type="float" office:value="2">
            <text:p>2.0000</text:p>
          </table:table-cell>
          <table:table-cell table:formula="of:=SIN([.B27]*2*PI())/64" office:value-type="float" office:value="-7.65404249467096E-018">
            <text:p>0.0000</text:p>
          </table:table-cell>
          <table:table-cell table:formula="of:=DEC2HEX([.C27]*256*128;4)" office:value-type="string" office:string-value="FFFFFFFFFF">
            <text:p>FFFFFFFFFF</text:p>
          </table:table-cell>
          <table:table-cell table:formula="of:=[.$F$5]*[.E26]-[.E25]+[.C27]" office:value-type="float" office:value="-0.125">
            <text:p>-0.125</text:p>
          </table:table-cell>
          <table:table-cell table:formula="of:=DEC2HEX([.$F$5]*[.E26]*256*128;4)" office:value-type="string" office:string-value="FFFFFFDFFF">
            <text:p>FFFFFFDFFF</text:p>
          </table:table-cell>
          <table:table-cell table:formula="of:=DEC2HEX([.E27]*256*128;4)" office:value-type="string" office:string-value="FFFFFFF000">
            <text:p>FFFFFFF000</text:p>
          </table:table-cell>
          <table:table-cell table:formula="of:=[.G26]" office:value-type="string" office:string-value="FFFFFFE95F">
            <text:p>FFFFFFE95F</text:p>
          </table:table-cell>
          <table:table-cell table:formula="of:=[.H26]" office:value-type="string" office:string-value="FFFFFFF000">
            <text:p>FFFFFFF000</text:p>
          </table:table-cell>
          <table:table-cell table:formula="of:=DEC2HEX([.E27]*256*256*256*128;8)" office:value-type="string" office:string-value="FFF0000000">
            <text:p>FFF0000000</text:p>
          </table:table-cell>
          <table:table-cell table:number-columns-repeated="6"/>
          <table:table-cell table:formula="of:=ABS([.E27])" office:value-type="float" office:value="0.125">
            <text:p>0.1250</text:p>
          </table:table-cell>
        </table:table-row>
        <table:table-row table:style-name="ro1">
          <table:table-cell table:formula="of:=[.A27]+1" office:value-type="float" office:value="17">
            <text:p>17</text:p>
          </table:table-cell>
          <table:table-cell table:formula="of:=[.$D$8]*[.A28]/[.$B$4]" office:value-type="float" office:value="2.125">
            <text:p>2.1250</text:p>
          </table:table-cell>
          <table:table-cell table:formula="of:=SIN([.B28]*2*PI())/64" office:value-type="float" office:value="0.0110485434560398">
            <text:p>0.0110</text:p>
          </table:table-cell>
          <table:table-cell table:formula="of:=DEC2HEX([.C28]*256*128;4)" office:value-type="string" office:string-value="016A">
            <text:p>016A</text:p>
          </table:table-cell>
          <table:table-cell table:formula="of:=[.$F$5]*[.E27]-[.E26]+[.C28]" office:value-type="float" office:value="0.0110485434560398">
            <text:p>0.0110485435</text:p>
          </table:table-cell>
          <table:table-cell table:formula="of:=DEC2HEX([.$F$5]*[.E27]*256*128;4)" office:value-type="string" office:string-value="FFFFFFE95F">
            <text:p>FFFFFFE95F</text:p>
          </table:table-cell>
          <table:table-cell table:formula="of:=DEC2HEX([.E28]*256*128;4)" office:value-type="string" office:string-value="016A">
            <text:p>016A</text:p>
          </table:table-cell>
          <table:table-cell table:formula="of:=[.G27]" office:value-type="string" office:string-value="FFFFFFF000">
            <text:p>FFFFFFF000</text:p>
          </table:table-cell>
          <table:table-cell table:formula="of:=[.H27]" office:value-type="string" office:string-value="FFFFFFE95F">
            <text:p>FFFFFFE95F</text:p>
          </table:table-cell>
          <table:table-cell table:formula="of:=DEC2HEX([.E28]*256*256*256*128;8)" office:value-type="string" office:string-value="016A09E6">
            <text:p>016A09E6</text:p>
          </table:table-cell>
          <table:table-cell table:number-columns-repeated="6"/>
          <table:table-cell table:formula="of:=ABS([.E28])" office:value-type="float" office:value="0.0110485434560398">
            <text:p>0.0110</text:p>
          </table:table-cell>
        </table:table-row>
        <table:table-row table:style-name="ro1">
          <table:table-cell table:formula="of:=[.A28]+1" office:value-type="float" office:value="18">
            <text:p>18</text:p>
          </table:table-cell>
          <table:table-cell table:formula="of:=[.$D$8]*[.A29]/[.$B$4]" office:value-type="float" office:value="2.25">
            <text:p>2.2500</text:p>
          </table:table-cell>
          <table:table-cell table:formula="of:=SIN([.B29]*2*PI())/64" office:value-type="float" office:value="0.015625">
            <text:p>0.0156</text:p>
          </table:table-cell>
          <table:table-cell table:formula="of:=DEC2HEX([.C29]*256*128;4)" office:value-type="string" office:string-value="0200">
            <text:p>0200</text:p>
          </table:table-cell>
          <table:table-cell table:formula="of:=[.$F$5]*[.E28]-[.E27]+[.C29]" office:value-type="float" office:value="0.15625">
            <text:p>0.15625</text:p>
          </table:table-cell>
          <table:table-cell table:formula="of:=DEC2HEX([.$F$5]*[.E28]*256*128;4)" office:value-type="string" office:string-value="0200">
            <text:p>0200</text:p>
          </table:table-cell>
          <table:table-cell table:formula="of:=DEC2HEX([.E29]*256*128;4)" office:value-type="string" office:string-value="1400">
            <text:p>1400</text:p>
          </table:table-cell>
          <table:table-cell table:formula="of:=[.G28]" office:value-type="string" office:string-value="016A">
            <text:p>016A</text:p>
          </table:table-cell>
          <table:table-cell table:formula="of:=[.H28]" office:value-type="string" office:string-value="FFFFFFF000">
            <text:p>FFFFFFF000</text:p>
          </table:table-cell>
          <table:table-cell table:formula="of:=DEC2HEX([.E29]*256*256*256*128;8)" office:value-type="string" office:string-value="14000000">
            <text:p>14000000</text:p>
          </table:table-cell>
          <table:table-cell table:number-columns-repeated="6"/>
          <table:table-cell table:formula="of:=ABS([.E29])" office:value-type="float" office:value="0.15625">
            <text:p>0.1563</text:p>
          </table:table-cell>
        </table:table-row>
        <table:table-row table:style-name="ro1">
          <table:table-cell table:formula="of:=[.A29]+1" office:value-type="float" office:value="19">
            <text:p>19</text:p>
          </table:table-cell>
          <table:table-cell table:formula="of:=[.$D$8]*[.A30]/[.$B$4]" office:value-type="float" office:value="2.375">
            <text:p>2.3750</text:p>
          </table:table-cell>
          <table:table-cell table:formula="of:=SIN([.B30]*2*PI())/64" office:value-type="float" office:value="0.0110485434560398">
            <text:p>0.0110</text:p>
          </table:table-cell>
          <table:table-cell table:formula="of:=DEC2HEX([.C30]*256*128;4)" office:value-type="string" office:string-value="016A">
            <text:p>016A</text:p>
          </table:table-cell>
          <table:table-cell table:formula="of:=[.$F$5]*[.E29]-[.E28]+[.C30]" office:value-type="float" office:value="0.220970869120796">
            <text:p>0.2209708691</text:p>
          </table:table-cell>
          <table:table-cell table:formula="of:=DEC2HEX([.$F$5]*[.E29]*256*128;4)" office:value-type="string" office:string-value="1C48">
            <text:p>1C48</text:p>
          </table:table-cell>
          <table:table-cell table:formula="of:=DEC2HEX([.E30]*256*128;4)" office:value-type="string" office:string-value="1C48">
            <text:p>1C48</text:p>
          </table:table-cell>
          <table:table-cell table:formula="of:=[.G29]" office:value-type="string" office:string-value="1400">
            <text:p>1400</text:p>
          </table:table-cell>
          <table:table-cell table:formula="of:=[.H29]" office:value-type="string" office:string-value="016A">
            <text:p>016A</text:p>
          </table:table-cell>
          <table:table-cell table:formula="of:=DEC2HEX([.E30]*256*256*256*128;8)" office:value-type="string" office:string-value="1C48C600">
            <text:p>1C48C600</text:p>
          </table:table-cell>
          <table:table-cell table:number-columns-repeated="6"/>
          <table:table-cell table:formula="of:=ABS([.E30])" office:value-type="float" office:value="0.220970869120796">
            <text:p>0.2210</text:p>
          </table:table-cell>
        </table:table-row>
        <table:table-row table:style-name="ro1">
          <table:table-cell table:formula="of:=[.A30]+1" office:value-type="float" office:value="20">
            <text:p>20</text:p>
          </table:table-cell>
          <table:table-cell table:formula="of:=[.$D$8]*[.A31]/[.$B$4]" office:value-type="float" office:value="2.5">
            <text:p>2.5000</text:p>
          </table:table-cell>
          <table:table-cell table:formula="of:=SIN([.B31]*2*PI())/64" office:value-type="float" office:value="9.5675531183387E-018">
            <text:p>0.0000</text:p>
          </table:table-cell>
          <table:table-cell table:formula="of:=DEC2HEX([.C31]*256*128;4)" office:value-type="string" office:string-value="0000">
            <text:p>0000</text:p>
          </table:table-cell>
          <table:table-cell table:formula="of:=[.$F$5]*[.E30]-[.E29]+[.C31]" office:value-type="float" office:value="0.15625">
            <text:p>0.15625</text:p>
          </table:table-cell>
          <table:table-cell table:formula="of:=DEC2HEX([.$F$5]*[.E30]*256*128;4)" office:value-type="string" office:string-value="2800">
            <text:p>2800</text:p>
          </table:table-cell>
          <table:table-cell table:formula="of:=DEC2HEX([.E31]*256*128;4)" office:value-type="string" office:string-value="1400">
            <text:p>1400</text:p>
          </table:table-cell>
          <table:table-cell table:formula="of:=[.G30]" office:value-type="string" office:string-value="1C48">
            <text:p>1C48</text:p>
          </table:table-cell>
          <table:table-cell table:formula="of:=[.H30]" office:value-type="string" office:string-value="1400">
            <text:p>1400</text:p>
          </table:table-cell>
          <table:table-cell table:formula="of:=DEC2HEX([.E31]*256*256*256*128;8)" office:value-type="string" office:string-value="14000000">
            <text:p>14000000</text:p>
          </table:table-cell>
          <table:table-cell table:number-columns-repeated="6"/>
          <table:table-cell table:formula="of:=ABS([.E31])" office:value-type="float" office:value="0.15625">
            <text:p>0.1563</text:p>
          </table:table-cell>
        </table:table-row>
        <table:table-row table:style-name="ro1">
          <table:table-cell table:formula="of:=[.A31]+1" office:value-type="float" office:value="21">
            <text:p>21</text:p>
          </table:table-cell>
          <table:table-cell table:formula="of:=[.$D$8]*[.A32]/[.$B$4]" office:value-type="float" office:value="2.625">
            <text:p>2.6250</text:p>
          </table:table-cell>
          <table:table-cell table:formula="of:=SIN([.B32]*2*PI())/64" office:value-type="float" office:value="-0.0110485434560398">
            <text:p>-0.0110</text:p>
          </table:table-cell>
          <table:table-cell table:formula="of:=DEC2HEX([.C32]*256*128;4)" office:value-type="string" office:string-value="FFFFFFFE95">
            <text:p>FFFFFFFE95</text:p>
          </table:table-cell>
          <table:table-cell table:formula="of:=[.$F$5]*[.E31]-[.E30]+[.C32]" office:value-type="float" office:value="-0.0110485434560398">
            <text:p>-0.0110485435</text:p>
          </table:table-cell>
          <table:table-cell table:formula="of:=DEC2HEX([.$F$5]*[.E31]*256*128;4)" office:value-type="string" office:string-value="1C48">
            <text:p>1C48</text:p>
          </table:table-cell>
          <table:table-cell table:formula="of:=DEC2HEX([.E32]*256*128;4)" office:value-type="string" office:string-value="FFFFFFFE95">
            <text:p>FFFFFFFE95</text:p>
          </table:table-cell>
          <table:table-cell table:formula="of:=[.G31]" office:value-type="string" office:string-value="1400">
            <text:p>1400</text:p>
          </table:table-cell>
          <table:table-cell table:formula="of:=[.H31]" office:value-type="string" office:string-value="1C48">
            <text:p>1C48</text:p>
          </table:table-cell>
          <table:table-cell table:formula="of:=DEC2HEX([.E32]*256*256*256*128;8)" office:value-type="string" office:string-value="FFFE95F619">
            <text:p>FFFE95F619</text:p>
          </table:table-cell>
          <table:table-cell table:number-columns-repeated="6"/>
          <table:table-cell table:formula="of:=ABS([.E32])" office:value-type="float" office:value="0.0110485434560398">
            <text:p>0.0110</text:p>
          </table:table-cell>
        </table:table-row>
        <table:table-row table:style-name="ro1">
          <table:table-cell table:formula="of:=[.A32]+1" office:value-type="float" office:value="22">
            <text:p>22</text:p>
          </table:table-cell>
          <table:table-cell table:formula="of:=[.$D$8]*[.A33]/[.$B$4]" office:value-type="float" office:value="2.75">
            <text:p>2.7500</text:p>
          </table:table-cell>
          <table:table-cell table:formula="of:=SIN([.B33]*2*PI())/64" office:value-type="float" office:value="-0.015625">
            <text:p>-0.0156</text:p>
          </table:table-cell>
          <table:table-cell table:formula="of:=DEC2HEX([.C33]*256*128;4)" office:value-type="string" office:string-value="FFFFFFFE00">
            <text:p>FFFFFFFE00</text:p>
          </table:table-cell>
          <table:table-cell table:formula="of:=[.$F$5]*[.E32]-[.E31]+[.C33]" office:value-type="float" office:value="-0.1875">
            <text:p>-0.1875</text:p>
          </table:table-cell>
          <table:table-cell table:formula="of:=DEC2HEX([.$F$5]*[.E32]*256*128;4)" office:value-type="string" office:string-value="FFFFFFFE00">
            <text:p>FFFFFFFE00</text:p>
          </table:table-cell>
          <table:table-cell table:formula="of:=DEC2HEX([.E33]*256*128;4)" office:value-type="string" office:string-value="FFFFFFE800">
            <text:p>FFFFFFE800</text:p>
          </table:table-cell>
          <table:table-cell table:formula="of:=[.G32]" office:value-type="string" office:string-value="FFFFFFFE95">
            <text:p>FFFFFFFE95</text:p>
          </table:table-cell>
          <table:table-cell table:formula="of:=[.H32]" office:value-type="string" office:string-value="1400">
            <text:p>1400</text:p>
          </table:table-cell>
          <table:table-cell table:formula="of:=DEC2HEX([.E33]*256*256*256*128;8)" office:value-type="string" office:string-value="FFE8000000">
            <text:p>FFE8000000</text:p>
          </table:table-cell>
          <table:table-cell table:number-columns-repeated="6"/>
          <table:table-cell table:formula="of:=ABS([.E33])" office:value-type="float" office:value="0.1875">
            <text:p>0.1875</text:p>
          </table:table-cell>
        </table:table-row>
        <table:table-row table:style-name="ro1">
          <table:table-cell table:formula="of:=[.A33]+1" office:value-type="float" office:value="23">
            <text:p>23</text:p>
          </table:table-cell>
          <table:table-cell table:formula="of:=[.$D$8]*[.A34]/[.$B$4]" office:value-type="float" office:value="2.875">
            <text:p>2.8750</text:p>
          </table:table-cell>
          <table:table-cell table:formula="of:=SIN([.B34]*2*PI())/64" office:value-type="float" office:value="-0.0110485434560398">
            <text:p>-0.0110</text:p>
          </table:table-cell>
          <table:table-cell table:formula="of:=DEC2HEX([.C34]*256*128;4)" office:value-type="string" office:string-value="FFFFFFFE95">
            <text:p>FFFFFFFE95</text:p>
          </table:table-cell>
          <table:table-cell table:formula="of:=[.$F$5]*[.E33]-[.E32]+[.C34]" office:value-type="float" office:value="-0.265165042944955">
            <text:p>-0.2651650429</text:p>
          </table:table-cell>
          <table:table-cell table:formula="of:=DEC2HEX([.$F$5]*[.E33]*256*128;4)" office:value-type="string" office:string-value="FFFFFFDE0F">
            <text:p>FFFFFFDE0F</text:p>
          </table:table-cell>
          <table:table-cell table:formula="of:=DEC2HEX([.E34]*256*128;4)" office:value-type="string" office:string-value="FFFFFFDE0F">
            <text:p>FFFFFFDE0F</text:p>
          </table:table-cell>
          <table:table-cell table:formula="of:=[.G33]" office:value-type="string" office:string-value="FFFFFFE800">
            <text:p>FFFFFFE800</text:p>
          </table:table-cell>
          <table:table-cell table:formula="of:=[.H33]" office:value-type="string" office:string-value="FFFFFFFE95">
            <text:p>FFFFFFFE95</text:p>
          </table:table-cell>
          <table:table-cell table:formula="of:=DEC2HEX([.E34]*256*256*256*128;8)" office:value-type="string" office:string-value="FFDE0F1266">
            <text:p>FFDE0F1266</text:p>
          </table:table-cell>
          <table:table-cell table:number-columns-repeated="6"/>
          <table:table-cell table:formula="of:=ABS([.E34])" office:value-type="float" office:value="0.265165042944955">
            <text:p>0.2652</text:p>
          </table:table-cell>
        </table:table-row>
        <table:table-row table:style-name="ro1">
          <table:table-cell table:formula="of:=[.A34]+1" office:value-type="float" office:value="24">
            <text:p>24</text:p>
          </table:table-cell>
          <table:table-cell table:formula="of:=[.$D$8]*[.A35]/[.$B$4]" office:value-type="float" office:value="3">
            <text:p>3.0000</text:p>
          </table:table-cell>
          <table:table-cell table:formula="of:=SIN([.B35]*2*PI())/64" office:value-type="float" office:value="-1.14810637420064E-017">
            <text:p>0.0000</text:p>
          </table:table-cell>
          <table:table-cell table:formula="of:=DEC2HEX([.C35]*256*128;4)" office:value-type="string" office:string-value="FFFFFFFFFF">
            <text:p>FFFFFFFFFF</text:p>
          </table:table-cell>
          <table:table-cell table:formula="of:=[.$F$5]*[.E34]-[.E33]+[.C35]" office:value-type="float" office:value="-0.1875">
            <text:p>-0.1875</text:p>
          </table:table-cell>
          <table:table-cell table:formula="of:=DEC2HEX([.$F$5]*[.E34]*256*128;4)" office:value-type="string" office:string-value="FFFFFFD000">
            <text:p>FFFFFFD000</text:p>
          </table:table-cell>
          <table:table-cell table:formula="of:=DEC2HEX([.E35]*256*128;4)" office:value-type="string" office:string-value="FFFFFFE7FF">
            <text:p>FFFFFFE7FF</text:p>
          </table:table-cell>
          <table:table-cell table:formula="of:=[.G34]" office:value-type="string" office:string-value="FFFFFFDE0F">
            <text:p>FFFFFFDE0F</text:p>
          </table:table-cell>
          <table:table-cell table:formula="of:=[.H34]" office:value-type="string" office:string-value="FFFFFFE800">
            <text:p>FFFFFFE800</text:p>
          </table:table-cell>
          <table:table-cell table:formula="of:=DEC2HEX([.E35]*256*256*256*128;8)" office:value-type="string" office:string-value="FFE7FFFFFF">
            <text:p>FFE7FFFFFF</text:p>
          </table:table-cell>
          <table:table-cell table:number-columns-repeated="6"/>
          <table:table-cell table:formula="of:=ABS([.E35])" office:value-type="float" office:value="0.1875">
            <text:p>0.1875</text:p>
          </table:table-cell>
        </table:table-row>
        <table:table-row table:style-name="ro1">
          <table:table-cell table:formula="of:=[.A35]+1" office:value-type="float" office:value="25">
            <text:p>25</text:p>
          </table:table-cell>
          <table:table-cell table:formula="of:=[.$D$8]*[.A36]/[.$B$4]" office:value-type="float" office:value="3.125">
            <text:p>3.1250</text:p>
          </table:table-cell>
          <table:table-cell table:formula="of:=SIN([.B36]*2*PI())/64" office:value-type="float" office:value="0.0110485434560398">
            <text:p>0.0110</text:p>
          </table:table-cell>
          <table:table-cell table:formula="of:=DEC2HEX([.C36]*256*128;4)" office:value-type="string" office:string-value="016A">
            <text:p>016A</text:p>
          </table:table-cell>
          <table:table-cell table:formula="of:=[.$F$5]*[.E35]-[.E34]+[.C36]" office:value-type="float" office:value="0.0110485434560398">
            <text:p>0.0110485435</text:p>
          </table:table-cell>
          <table:table-cell table:formula="of:=DEC2HEX([.$F$5]*[.E35]*256*128;4)" office:value-type="string" office:string-value="FFFFFFDE0F">
            <text:p>FFFFFFDE0F</text:p>
          </table:table-cell>
          <table:table-cell table:formula="of:=DEC2HEX([.E36]*256*128;4)" office:value-type="string" office:string-value="016A">
            <text:p>016A</text:p>
          </table:table-cell>
          <table:table-cell table:formula="of:=[.G35]" office:value-type="string" office:string-value="FFFFFFE7FF">
            <text:p>FFFFFFE7FF</text:p>
          </table:table-cell>
          <table:table-cell table:formula="of:=[.H35]" office:value-type="string" office:string-value="FFFFFFDE0F">
            <text:p>FFFFFFDE0F</text:p>
          </table:table-cell>
          <table:table-cell table:formula="of:=DEC2HEX([.E36]*256*256*256*128;8)" office:value-type="string" office:string-value="016A09E6">
            <text:p>016A09E6</text:p>
          </table:table-cell>
          <table:table-cell/>
          <table:table-cell table:style-name="ce11"/>
          <table:table-cell table:number-columns-repeated="4"/>
          <table:table-cell table:formula="of:=ABS([.E36])" office:value-type="float" office:value="0.0110485434560398">
            <text:p>0.0110</text:p>
          </table:table-cell>
        </table:table-row>
        <table:table-row table:style-name="ro1">
          <table:table-cell table:formula="of:=[.A36]+1" office:value-type="float" office:value="26">
            <text:p>26</text:p>
          </table:table-cell>
          <table:table-cell table:formula="of:=[.$D$8]*[.A37]/[.$B$4]" office:value-type="float" office:value="3.25">
            <text:p>3.2500</text:p>
          </table:table-cell>
          <table:table-cell table:formula="of:=SIN([.B37]*2*PI())/64" office:value-type="float" office:value="0.015625">
            <text:p>0.0156</text:p>
          </table:table-cell>
          <table:table-cell table:formula="of:=DEC2HEX([.C37]*256*128;4)" office:value-type="string" office:string-value="0200">
            <text:p>0200</text:p>
          </table:table-cell>
          <table:table-cell table:formula="of:=[.$F$5]*[.E36]-[.E35]+[.C37]" office:value-type="float" office:value="0.21875">
            <text:p>0.21875</text:p>
          </table:table-cell>
          <table:table-cell table:formula="of:=DEC2HEX([.$F$5]*[.E36]*256*128;4)" office:value-type="string" office:string-value="0200">
            <text:p>0200</text:p>
          </table:table-cell>
          <table:table-cell table:formula="of:=DEC2HEX([.E37]*256*128;4)" office:value-type="string" office:string-value="1C00">
            <text:p>1C00</text:p>
          </table:table-cell>
          <table:table-cell table:formula="of:=[.G36]" office:value-type="string" office:string-value="016A">
            <text:p>016A</text:p>
          </table:table-cell>
          <table:table-cell table:formula="of:=[.H36]" office:value-type="string" office:string-value="FFFFFFE7FF">
            <text:p>FFFFFFE7FF</text:p>
          </table:table-cell>
          <table:table-cell table:formula="of:=DEC2HEX([.E37]*256*256*256*128;8)" office:value-type="string" office:string-value="1C000000">
            <text:p>1C000000</text:p>
          </table:table-cell>
          <table:table-cell/>
          <table:table-cell table:style-name="ce16"/>
          <table:table-cell table:number-columns-repeated="4"/>
          <table:table-cell table:formula="of:=ABS([.E37])" office:value-type="float" office:value="0.21875">
            <text:p>0.2188</text:p>
          </table:table-cell>
        </table:table-row>
        <table:table-row table:style-name="ro1">
          <table:table-cell table:formula="of:=[.A37]+1" office:value-type="float" office:value="27">
            <text:p>27</text:p>
          </table:table-cell>
          <table:table-cell table:formula="of:=[.$D$8]*[.A38]/[.$B$4]" office:value-type="float" office:value="3.375">
            <text:p>3.3750</text:p>
          </table:table-cell>
          <table:table-cell table:formula="of:=SIN([.B38]*2*PI())/64" office:value-type="float" office:value="0.0110485434560398">
            <text:p>0.0110</text:p>
          </table:table-cell>
          <table:table-cell table:formula="of:=DEC2HEX([.C38]*256*128;4)" office:value-type="string" office:string-value="016A">
            <text:p>016A</text:p>
          </table:table-cell>
          <table:table-cell table:formula="of:=[.$F$5]*[.E37]-[.E36]+[.C38]" office:value-type="float" office:value="0.309359216769115">
            <text:p>0.3093592168</text:p>
          </table:table-cell>
          <table:table-cell table:formula="of:=DEC2HEX([.$F$5]*[.E37]*256*128;4)" office:value-type="string" office:string-value="2799">
            <text:p>2799</text:p>
          </table:table-cell>
          <table:table-cell table:formula="of:=DEC2HEX([.E38]*256*128;4)" office:value-type="string" office:string-value="2799">
            <text:p>2799</text:p>
          </table:table-cell>
          <table:table-cell table:formula="of:=[.G37]" office:value-type="string" office:string-value="1C00">
            <text:p>1C00</text:p>
          </table:table-cell>
          <table:table-cell table:formula="of:=[.H37]" office:value-type="string" office:string-value="016A">
            <text:p>016A</text:p>
          </table:table-cell>
          <table:table-cell table:formula="of:=DEC2HEX([.E38]*256*256*256*128;8)" office:value-type="string" office:string-value="27991533">
            <text:p>27991533</text:p>
          </table:table-cell>
          <table:table-cell/>
          <table:table-cell table:style-name="ce16"/>
          <table:table-cell table:number-columns-repeated="4"/>
          <table:table-cell table:formula="of:=ABS([.E38])" office:value-type="float" office:value="0.309359216769115">
            <text:p>0.3094</text:p>
          </table:table-cell>
        </table:table-row>
        <table:table-row table:style-name="ro1">
          <table:table-cell table:formula="of:=[.A38]+1" office:value-type="float" office:value="28">
            <text:p>28</text:p>
          </table:table-cell>
          <table:table-cell table:formula="of:=[.$D$8]*[.A39]/[.$B$4]" office:value-type="float" office:value="3.5">
            <text:p>3.5000</text:p>
          </table:table-cell>
          <table:table-cell table:formula="of:=SIN([.B39]*2*PI())/64" office:value-type="float" office:value="1.33945743656742E-017">
            <text:p>0.0000</text:p>
          </table:table-cell>
          <table:table-cell table:formula="of:=DEC2HEX([.C39]*256*128;4)" office:value-type="string" office:string-value="0000">
            <text:p>0000</text:p>
          </table:table-cell>
          <table:table-cell table:formula="of:=[.$F$5]*[.E38]-[.E37]+[.C39]" office:value-type="float" office:value="0.21875">
            <text:p>0.21875</text:p>
          </table:table-cell>
          <table:table-cell table:formula="of:=DEC2HEX([.$F$5]*[.E38]*256*128;4)" office:value-type="string" office:string-value="3800">
            <text:p>3800</text:p>
          </table:table-cell>
          <table:table-cell table:formula="of:=DEC2HEX([.E39]*256*128;4)" office:value-type="string" office:string-value="1C00">
            <text:p>1C00</text:p>
          </table:table-cell>
          <table:table-cell table:formula="of:=[.G38]" office:value-type="string" office:string-value="2799">
            <text:p>2799</text:p>
          </table:table-cell>
          <table:table-cell table:formula="of:=[.H38]" office:value-type="string" office:string-value="1C00">
            <text:p>1C00</text:p>
          </table:table-cell>
          <table:table-cell table:formula="of:=DEC2HEX([.E39]*256*256*256*128;8)" office:value-type="string" office:string-value="1C000000">
            <text:p>1C000000</text:p>
          </table:table-cell>
          <table:table-cell/>
          <table:table-cell table:style-name="ce16"/>
          <table:table-cell table:number-columns-repeated="4"/>
          <table:table-cell table:formula="of:=ABS([.E39])" office:value-type="float" office:value="0.21875">
            <text:p>0.2188</text:p>
          </table:table-cell>
        </table:table-row>
        <table:table-row table:style-name="ro1">
          <table:table-cell table:formula="of:=[.A39]+1" office:value-type="float" office:value="29">
            <text:p>29</text:p>
          </table:table-cell>
          <table:table-cell table:formula="of:=[.$D$8]*[.A40]/[.$B$4]" office:value-type="float" office:value="3.625">
            <text:p>3.6250</text:p>
          </table:table-cell>
          <table:table-cell table:formula="of:=SIN([.B40]*2*PI())/64" office:value-type="float" office:value="-0.0110485434560398">
            <text:p>-0.0110</text:p>
          </table:table-cell>
          <table:table-cell table:formula="of:=DEC2HEX([.C40]*256*128;4)" office:value-type="string" office:string-value="FFFFFFFE95">
            <text:p>FFFFFFFE95</text:p>
          </table:table-cell>
          <table:table-cell table:formula="of:=[.$F$5]*[.E39]-[.E38]+[.C40]" office:value-type="float" office:value="-0.0110485434560398">
            <text:p>-0.0110485435</text:p>
          </table:table-cell>
          <table:table-cell table:formula="of:=DEC2HEX([.$F$5]*[.E39]*256*128;4)" office:value-type="string" office:string-value="2799">
            <text:p>2799</text:p>
          </table:table-cell>
          <table:table-cell table:formula="of:=DEC2HEX([.E40]*256*128;4)" office:value-type="string" office:string-value="FFFFFFFE95">
            <text:p>FFFFFFFE95</text:p>
          </table:table-cell>
          <table:table-cell table:formula="of:=[.G39]" office:value-type="string" office:string-value="1C00">
            <text:p>1C00</text:p>
          </table:table-cell>
          <table:table-cell table:formula="of:=[.H39]" office:value-type="string" office:string-value="2799">
            <text:p>2799</text:p>
          </table:table-cell>
          <table:table-cell table:formula="of:=DEC2HEX([.E40]*256*256*256*128;8)" office:value-type="string" office:string-value="FFFE95F619">
            <text:p>FFFE95F619</text:p>
          </table:table-cell>
          <table:table-cell/>
          <table:table-cell table:style-name="ce16"/>
          <table:table-cell table:number-columns-repeated="4"/>
          <table:table-cell table:formula="of:=ABS([.E40])" office:value-type="float" office:value="0.0110485434560398">
            <text:p>0.0110</text:p>
          </table:table-cell>
        </table:table-row>
        <table:table-row table:style-name="ro1">
          <table:table-cell table:formula="of:=[.A40]+1" office:value-type="float" office:value="30">
            <text:p>30</text:p>
          </table:table-cell>
          <table:table-cell table:formula="of:=[.$D$8]*[.A41]/[.$B$4]" office:value-type="float" office:value="3.75">
            <text:p>3.7500</text:p>
          </table:table-cell>
          <table:table-cell table:formula="of:=SIN([.B41]*2*PI())/64" office:value-type="float" office:value="-0.015625">
            <text:p>-0.0156</text:p>
          </table:table-cell>
          <table:table-cell table:formula="of:=DEC2HEX([.C41]*256*128;4)" office:value-type="string" office:string-value="FFFFFFFE00">
            <text:p>FFFFFFFE00</text:p>
          </table:table-cell>
          <table:table-cell table:formula="of:=[.$F$5]*[.E40]-[.E39]+[.C41]" office:value-type="float" office:value="-0.25">
            <text:p>-0.25</text:p>
          </table:table-cell>
          <table:table-cell table:formula="of:=DEC2HEX([.$F$5]*[.E40]*256*128;4)" office:value-type="string" office:string-value="FFFFFFFE00">
            <text:p>FFFFFFFE00</text:p>
          </table:table-cell>
          <table:table-cell table:formula="of:=DEC2HEX([.E41]*256*128;4)" office:value-type="string" office:string-value="FFFFFFDFFF">
            <text:p>FFFFFFDFFF</text:p>
          </table:table-cell>
          <table:table-cell table:formula="of:=[.G40]" office:value-type="string" office:string-value="FFFFFFFE95">
            <text:p>FFFFFFFE95</text:p>
          </table:table-cell>
          <table:table-cell table:formula="of:=[.H40]" office:value-type="string" office:string-value="1C00">
            <text:p>1C00</text:p>
          </table:table-cell>
          <table:table-cell table:formula="of:=DEC2HEX([.E41]*256*256*256*128;8)" office:value-type="string" office:string-value="FFDFFFFFFF">
            <text:p>FFDFFFFFFF</text:p>
          </table:table-cell>
          <table:table-cell/>
          <table:table-cell table:style-name="ce16"/>
          <table:table-cell table:number-columns-repeated="4"/>
          <table:table-cell table:formula="of:=ABS([.E41])" office:value-type="float" office:value="0.25">
            <text:p>0.2500</text:p>
          </table:table-cell>
        </table:table-row>
        <table:table-row table:style-name="ro1">
          <table:table-cell table:formula="of:=[.A41]+1" office:value-type="float" office:value="31">
            <text:p>31</text:p>
          </table:table-cell>
          <table:table-cell table:formula="of:=[.$D$8]*[.A42]/[.$B$4]" office:value-type="float" office:value="3.875">
            <text:p>3.8750</text:p>
          </table:table-cell>
          <table:table-cell table:formula="of:=SIN([.B42]*2*PI())/64" office:value-type="float" office:value="-0.0110485434560398">
            <text:p>-0.0110</text:p>
          </table:table-cell>
          <table:table-cell table:formula="of:=DEC2HEX([.C42]*256*128;4)" office:value-type="string" office:string-value="FFFFFFFE95">
            <text:p>FFFFFFFE95</text:p>
          </table:table-cell>
          <table:table-cell table:formula="of:=[.$F$5]*[.E41]-[.E40]+[.C42]" office:value-type="float" office:value="-0.353553390593274">
            <text:p>-0.3535533906</text:p>
          </table:table-cell>
          <table:table-cell table:formula="of:=DEC2HEX([.$F$5]*[.E41]*256*128;4)" office:value-type="string" office:string-value="FFFFFFD2BE">
            <text:p>FFFFFFD2BE</text:p>
          </table:table-cell>
          <table:table-cell table:formula="of:=DEC2HEX([.E42]*256*128;4)" office:value-type="string" office:string-value="FFFFFFD2BE">
            <text:p>FFFFFFD2BE</text:p>
          </table:table-cell>
          <table:table-cell table:formula="of:=[.G41]" office:value-type="string" office:string-value="FFFFFFDFFF">
            <text:p>FFFFFFDFFF</text:p>
          </table:table-cell>
          <table:table-cell table:formula="of:=[.H41]" office:value-type="string" office:string-value="FFFFFFFE95">
            <text:p>FFFFFFFE95</text:p>
          </table:table-cell>
          <table:table-cell table:formula="of:=DEC2HEX([.E42]*256*256*256*128;8)" office:value-type="string" office:string-value="FFD2BEC333">
            <text:p>FFD2BEC333</text:p>
          </table:table-cell>
          <table:table-cell/>
          <table:table-cell table:style-name="ce16"/>
          <table:table-cell table:number-columns-repeated="4"/>
          <table:table-cell table:formula="of:=ABS([.E42])" office:value-type="float" office:value="0.353553390593274">
            <text:p>0.3536</text:p>
          </table:table-cell>
        </table:table-row>
        <table:table-row table:style-name="ro1">
          <table:table-cell table:formula="of:=[.A42]+1" office:value-type="float" office:value="32">
            <text:p>32</text:p>
          </table:table-cell>
          <table:table-cell table:formula="of:=[.$D$8]*[.A43]/[.$B$4]" office:value-type="float" office:value="4">
            <text:p>4.0000</text:p>
          </table:table-cell>
          <table:table-cell table:formula="of:=SIN([.B43]*2*PI())/64" office:value-type="float" office:value="-1.53080849893419E-017">
            <text:p>0.0000</text:p>
          </table:table-cell>
          <table:table-cell table:formula="of:=DEC2HEX([.C43]*256*128;4)" office:value-type="string" office:string-value="FFFFFFFFFF">
            <text:p>FFFFFFFFFF</text:p>
          </table:table-cell>
          <table:table-cell table:formula="of:=[.$F$5]*[.E42]-[.E41]+[.C43]" office:value-type="float" office:value="-0.250000000000001">
            <text:p>-0.25</text:p>
          </table:table-cell>
          <table:table-cell table:formula="of:=DEC2HEX([.$F$5]*[.E42]*256*128;4)" office:value-type="string" office:string-value="FFFFFFC000">
            <text:p>FFFFFFC000</text:p>
          </table:table-cell>
          <table:table-cell table:formula="of:=DEC2HEX([.E43]*256*128;4)" office:value-type="string" office:string-value="FFFFFFDFFF">
            <text:p>FFFFFFDFFF</text:p>
          </table:table-cell>
          <table:table-cell table:formula="of:=[.G42]" office:value-type="string" office:string-value="FFFFFFD2BE">
            <text:p>FFFFFFD2BE</text:p>
          </table:table-cell>
          <table:table-cell table:formula="of:=[.H42]" office:value-type="string" office:string-value="FFFFFFDFFF">
            <text:p>FFFFFFDFFF</text:p>
          </table:table-cell>
          <table:table-cell table:formula="of:=DEC2HEX([.E43]*256*256*256*128;8)" office:value-type="string" office:string-value="FFDFFFFFFF">
            <text:p>FFDFFFFFFF</text:p>
          </table:table-cell>
          <table:table-cell/>
          <table:table-cell table:style-name="ce16"/>
          <table:table-cell table:number-columns-repeated="4"/>
          <table:table-cell table:formula="of:=ABS([.E43])" office:value-type="float" office:value="0.250000000000001">
            <text:p>0.2500</text:p>
          </table:table-cell>
        </table:table-row>
        <table:table-row table:style-name="ro1">
          <table:table-cell table:formula="of:=[.A43]+1" office:value-type="float" office:value="33">
            <text:p>33</text:p>
          </table:table-cell>
          <table:table-cell table:formula="of:=[.$D$8]*[.A44]/[.$B$4]" office:value-type="float" office:value="4.125">
            <text:p>4.1250</text:p>
          </table:table-cell>
          <table:table-cell table:formula="of:=SIN([.B44]*2*PI())/64" office:value-type="float" office:value="0.0110485434560398">
            <text:p>0.0110</text:p>
          </table:table-cell>
          <table:table-cell table:formula="of:=DEC2HEX([.C44]*256*128;4)" office:value-type="string" office:string-value="016A">
            <text:p>016A</text:p>
          </table:table-cell>
          <table:table-cell table:formula="of:=[.$F$5]*[.E43]-[.E42]+[.C44]" office:value-type="float" office:value="0.0110485434560398">
            <text:p>0.0110485435</text:p>
          </table:table-cell>
          <table:table-cell table:formula="of:=DEC2HEX([.$F$5]*[.E43]*256*128;4)" office:value-type="string" office:string-value="FFFFFFD2BE">
            <text:p>FFFFFFD2BE</text:p>
          </table:table-cell>
          <table:table-cell table:formula="of:=DEC2HEX([.E44]*256*128;4)" office:value-type="string" office:string-value="016A">
            <text:p>016A</text:p>
          </table:table-cell>
          <table:table-cell table:formula="of:=[.G43]" office:value-type="string" office:string-value="FFFFFFDFFF">
            <text:p>FFFFFFDFFF</text:p>
          </table:table-cell>
          <table:table-cell table:formula="of:=[.H43]" office:value-type="string" office:string-value="FFFFFFD2BE">
            <text:p>FFFFFFD2BE</text:p>
          </table:table-cell>
          <table:table-cell table:formula="of:=DEC2HEX([.E44]*256*256*256*128;8)" office:value-type="string" office:string-value="016A09E6">
            <text:p>016A09E6</text:p>
          </table:table-cell>
          <table:table-cell/>
          <table:table-cell table:style-name="ce16"/>
          <table:table-cell table:number-columns-repeated="4"/>
          <table:table-cell table:formula="of:=ABS([.E44])" office:value-type="float" office:value="0.0110485434560398">
            <text:p>0.0110</text:p>
          </table:table-cell>
        </table:table-row>
        <table:table-row table:style-name="ro1">
          <table:table-cell table:formula="of:=[.A44]+1" office:value-type="float" office:value="34">
            <text:p>34</text:p>
          </table:table-cell>
          <table:table-cell table:formula="of:=[.$D$8]*[.A45]/[.$B$4]" office:value-type="float" office:value="4.25">
            <text:p>4.2500</text:p>
          </table:table-cell>
          <table:table-cell table:formula="of:=SIN([.B45]*2*PI())/64" office:value-type="float" office:value="0.015625">
            <text:p>0.0156</text:p>
          </table:table-cell>
          <table:table-cell table:formula="of:=DEC2HEX([.C45]*256*128;4)" office:value-type="string" office:string-value="0200">
            <text:p>0200</text:p>
          </table:table-cell>
          <table:table-cell table:formula="of:=[.$F$5]*[.E44]-[.E43]+[.C45]" office:value-type="float" office:value="0.281250000000001">
            <text:p>0.28125</text:p>
          </table:table-cell>
          <table:table-cell table:formula="of:=DEC2HEX([.$F$5]*[.E44]*256*128;4)" office:value-type="string" office:string-value="0200">
            <text:p>0200</text:p>
          </table:table-cell>
          <table:table-cell table:formula="of:=DEC2HEX([.E45]*256*128;4)" office:value-type="string" office:string-value="2400">
            <text:p>2400</text:p>
          </table:table-cell>
          <table:table-cell table:formula="of:=[.G44]" office:value-type="string" office:string-value="016A">
            <text:p>016A</text:p>
          </table:table-cell>
          <table:table-cell table:formula="of:=[.H44]" office:value-type="string" office:string-value="FFFFFFDFFF">
            <text:p>FFFFFFDFFF</text:p>
          </table:table-cell>
          <table:table-cell table:formula="of:=DEC2HEX([.E45]*256*256*256*128;8)" office:value-type="string" office:string-value="24000000">
            <text:p>24000000</text:p>
          </table:table-cell>
          <table:table-cell table:number-columns-repeated="6"/>
          <table:table-cell table:formula="of:=ABS([.E45])" office:value-type="float" office:value="0.281250000000001">
            <text:p>0.2813</text:p>
          </table:table-cell>
        </table:table-row>
        <table:table-row table:style-name="ro1">
          <table:table-cell table:formula="of:=[.A45]+1" office:value-type="float" office:value="35">
            <text:p>35</text:p>
          </table:table-cell>
          <table:table-cell table:formula="of:=[.$D$8]*[.A46]/[.$B$4]" office:value-type="float" office:value="4.375">
            <text:p>4.3750</text:p>
          </table:table-cell>
          <table:table-cell table:formula="of:=SIN([.B46]*2*PI())/64" office:value-type="float" office:value="0.0110485434560398">
            <text:p>0.0110</text:p>
          </table:table-cell>
          <table:table-cell table:formula="of:=DEC2HEX([.C46]*256*128;4)" office:value-type="string" office:string-value="016A">
            <text:p>016A</text:p>
          </table:table-cell>
          <table:table-cell table:formula="of:=[.$F$5]*[.E45]-[.E44]+[.C46]" office:value-type="float" office:value="0.397747564417434">
            <text:p>0.3977475644</text:p>
          </table:table-cell>
          <table:table-cell table:formula="of:=DEC2HEX([.$F$5]*[.E45]*256*128;4)" office:value-type="string" office:string-value="32E9">
            <text:p>32E9</text:p>
          </table:table-cell>
          <table:table-cell table:formula="of:=DEC2HEX([.E46]*256*128;4)" office:value-type="string" office:string-value="32E9">
            <text:p>32E9</text:p>
          </table:table-cell>
          <table:table-cell table:formula="of:=[.G45]" office:value-type="string" office:string-value="2400">
            <text:p>2400</text:p>
          </table:table-cell>
          <table:table-cell table:formula="of:=[.H45]" office:value-type="string" office:string-value="016A">
            <text:p>016A</text:p>
          </table:table-cell>
          <table:table-cell table:formula="of:=DEC2HEX([.E46]*256*256*256*128;8)" office:value-type="string" office:string-value="32E96466">
            <text:p>32E96466</text:p>
          </table:table-cell>
          <table:table-cell table:number-columns-repeated="6"/>
          <table:table-cell table:formula="of:=ABS([.E46])" office:value-type="float" office:value="0.397747564417434">
            <text:p>0.3977</text:p>
          </table:table-cell>
        </table:table-row>
        <table:table-row table:style-name="ro1">
          <table:table-cell table:formula="of:=[.A46]+1" office:value-type="float" office:value="36">
            <text:p>36</text:p>
          </table:table-cell>
          <table:table-cell table:formula="of:=[.$D$8]*[.A47]/[.$B$4]" office:value-type="float" office:value="4.5">
            <text:p>4.5000</text:p>
          </table:table-cell>
          <table:table-cell table:formula="of:=SIN([.B47]*2*PI())/64" office:value-type="float" office:value="1.72215956130097E-017">
            <text:p>0.0000</text:p>
          </table:table-cell>
          <table:table-cell table:formula="of:=DEC2HEX([.C47]*256*128;4)" office:value-type="string" office:string-value="0000">
            <text:p>0000</text:p>
          </table:table-cell>
          <table:table-cell table:formula="of:=[.$F$5]*[.E46]-[.E45]+[.C47]" office:value-type="float" office:value="0.281250000000001">
            <text:p>0.28125</text:p>
          </table:table-cell>
          <table:table-cell table:formula="of:=DEC2HEX([.$F$5]*[.E46]*256*128;4)" office:value-type="string" office:string-value="4800">
            <text:p>4800</text:p>
          </table:table-cell>
          <table:table-cell table:formula="of:=DEC2HEX([.E47]*256*128;4)" office:value-type="string" office:string-value="2400">
            <text:p>2400</text:p>
          </table:table-cell>
          <table:table-cell table:formula="of:=[.G46]" office:value-type="string" office:string-value="32E9">
            <text:p>32E9</text:p>
          </table:table-cell>
          <table:table-cell table:formula="of:=[.H46]" office:value-type="string" office:string-value="2400">
            <text:p>2400</text:p>
          </table:table-cell>
          <table:table-cell table:formula="of:=DEC2HEX([.E47]*256*256*256*128;8)" office:value-type="string" office:string-value="24000000">
            <text:p>24000000</text:p>
          </table:table-cell>
          <table:table-cell table:number-columns-repeated="6"/>
          <table:table-cell table:formula="of:=ABS([.E47])" office:value-type="float" office:value="0.281250000000001">
            <text:p>0.2813</text:p>
          </table:table-cell>
        </table:table-row>
        <table:table-row table:style-name="ro1">
          <table:table-cell table:formula="of:=[.A47]+1" office:value-type="float" office:value="37">
            <text:p>37</text:p>
          </table:table-cell>
          <table:table-cell table:formula="of:=[.$D$8]*[.A48]/[.$B$4]" office:value-type="float" office:value="4.625">
            <text:p>4.6250</text:p>
          </table:table-cell>
          <table:table-cell table:formula="of:=SIN([.B48]*2*PI())/64" office:value-type="float" office:value="-0.0110485434560398">
            <text:p>-0.0110</text:p>
          </table:table-cell>
          <table:table-cell table:formula="of:=DEC2HEX([.C48]*256*128;4)" office:value-type="string" office:string-value="FFFFFFFE95">
            <text:p>FFFFFFFE95</text:p>
          </table:table-cell>
          <table:table-cell table:formula="of:=[.$F$5]*[.E47]-[.E46]+[.C48]" office:value-type="float" office:value="-0.0110485434560398">
            <text:p>-0.0110485435</text:p>
          </table:table-cell>
          <table:table-cell table:formula="of:=DEC2HEX([.$F$5]*[.E47]*256*128;4)" office:value-type="string" office:string-value="32E9">
            <text:p>32E9</text:p>
          </table:table-cell>
          <table:table-cell table:formula="of:=DEC2HEX([.E48]*256*128;4)" office:value-type="string" office:string-value="FFFFFFFE95">
            <text:p>FFFFFFFE95</text:p>
          </table:table-cell>
          <table:table-cell table:formula="of:=[.G47]" office:value-type="string" office:string-value="2400">
            <text:p>2400</text:p>
          </table:table-cell>
          <table:table-cell table:formula="of:=[.H47]" office:value-type="string" office:string-value="32E9">
            <text:p>32E9</text:p>
          </table:table-cell>
          <table:table-cell table:formula="of:=DEC2HEX([.E48]*256*256*256*128;8)" office:value-type="string" office:string-value="FFFE95F619">
            <text:p>FFFE95F619</text:p>
          </table:table-cell>
          <table:table-cell table:number-columns-repeated="6"/>
          <table:table-cell table:formula="of:=ABS([.E48])" office:value-type="float" office:value="0.0110485434560398">
            <text:p>0.0110</text:p>
          </table:table-cell>
        </table:table-row>
        <table:table-row table:style-name="ro1">
          <table:table-cell table:formula="of:=[.A48]+1" office:value-type="float" office:value="38">
            <text:p>38</text:p>
          </table:table-cell>
          <table:table-cell table:formula="of:=[.$D$8]*[.A49]/[.$B$4]" office:value-type="float" office:value="4.75">
            <text:p>4.7500</text:p>
          </table:table-cell>
          <table:table-cell table:formula="of:=SIN([.B49]*2*PI())/64" office:value-type="float" office:value="-0.015625">
            <text:p>-0.0156</text:p>
          </table:table-cell>
          <table:table-cell table:formula="of:=DEC2HEX([.C49]*256*128;4)" office:value-type="string" office:string-value="FFFFFFFE00">
            <text:p>FFFFFFFE00</text:p>
          </table:table-cell>
          <table:table-cell table:formula="of:=[.$F$5]*[.E48]-[.E47]+[.C49]" office:value-type="float" office:value="-0.312500000000001">
            <text:p>-0.3125</text:p>
          </table:table-cell>
          <table:table-cell table:formula="of:=DEC2HEX([.$F$5]*[.E48]*256*128;4)" office:value-type="string" office:string-value="FFFFFFFE00">
            <text:p>FFFFFFFE00</text:p>
          </table:table-cell>
          <table:table-cell table:formula="of:=DEC2HEX([.E49]*256*128;4)" office:value-type="string" office:string-value="FFFFFFD800">
            <text:p>FFFFFFD800</text:p>
          </table:table-cell>
          <table:table-cell table:formula="of:=[.G48]" office:value-type="string" office:string-value="FFFFFFFE95">
            <text:p>FFFFFFFE95</text:p>
          </table:table-cell>
          <table:table-cell table:formula="of:=[.H48]" office:value-type="string" office:string-value="2400">
            <text:p>2400</text:p>
          </table:table-cell>
          <table:table-cell table:formula="of:=DEC2HEX([.E49]*256*256*256*128;8)" office:value-type="string" office:string-value="FFD7FFFFFF">
            <text:p>FFD7FFFFFF</text:p>
          </table:table-cell>
          <table:table-cell table:number-columns-repeated="6"/>
          <table:table-cell table:formula="of:=ABS([.E49])" office:value-type="float" office:value="0.312500000000001">
            <text:p>0.3125</text:p>
          </table:table-cell>
        </table:table-row>
        <table:table-row table:style-name="ro1">
          <table:table-cell table:formula="of:=[.A49]+1" office:value-type="float" office:value="39">
            <text:p>39</text:p>
          </table:table-cell>
          <table:table-cell table:formula="of:=[.$D$8]*[.A50]/[.$B$4]" office:value-type="float" office:value="4.875">
            <text:p>4.8750</text:p>
          </table:table-cell>
          <table:table-cell table:formula="of:=SIN([.B50]*2*PI())/64" office:value-type="float" office:value="-0.0110485434560398">
            <text:p>-0.0110</text:p>
          </table:table-cell>
          <table:table-cell table:formula="of:=DEC2HEX([.C50]*256*128;4)" office:value-type="string" office:string-value="FFFFFFFE95">
            <text:p>FFFFFFFE95</text:p>
          </table:table-cell>
          <table:table-cell table:formula="of:=[.$F$5]*[.E49]-[.E48]+[.C50]" office:value-type="float" office:value="-0.441941738241593">
            <text:p>-0.4419417382</text:p>
          </table:table-cell>
          <table:table-cell table:formula="of:=DEC2HEX([.$F$5]*[.E49]*256*128;4)" office:value-type="string" office:string-value="FFFFFFC76E">
            <text:p>FFFFFFC76E</text:p>
          </table:table-cell>
          <table:table-cell table:formula="of:=DEC2HEX([.E50]*256*128;4)" office:value-type="string" office:string-value="FFFFFFC76E">
            <text:p>FFFFFFC76E</text:p>
          </table:table-cell>
          <table:table-cell table:formula="of:=[.G49]" office:value-type="string" office:string-value="FFFFFFD800">
            <text:p>FFFFFFD800</text:p>
          </table:table-cell>
          <table:table-cell table:formula="of:=[.H49]" office:value-type="string" office:string-value="FFFFFFFE95">
            <text:p>FFFFFFFE95</text:p>
          </table:table-cell>
          <table:table-cell table:formula="of:=DEC2HEX([.E50]*256*256*256*128;8)" office:value-type="string" office:string-value="FFC76E73FF">
            <text:p>FFC76E73FF</text:p>
          </table:table-cell>
          <table:table-cell table:number-columns-repeated="6"/>
          <table:table-cell table:formula="of:=ABS([.E50])" office:value-type="float" office:value="0.441941738241593">
            <text:p>0.4419</text:p>
          </table:table-cell>
        </table:table-row>
        <table:table-row table:style-name="ro1">
          <table:table-cell table:formula="of:=[.A50]+1" office:value-type="float" office:value="40">
            <text:p>40</text:p>
          </table:table-cell>
          <table:table-cell table:formula="of:=[.$D$8]*[.A51]/[.$B$4]" office:value-type="float" office:value="5">
            <text:p>5.0000</text:p>
          </table:table-cell>
          <table:table-cell table:formula="of:=SIN([.B51]*2*PI())/64" office:value-type="float" office:value="-1.91351062366774E-017">
            <text:p>0.0000</text:p>
          </table:table-cell>
          <table:table-cell table:formula="of:=DEC2HEX([.C51]*256*128;4)" office:value-type="string" office:string-value="FFFFFFFFFF">
            <text:p>FFFFFFFFFF</text:p>
          </table:table-cell>
          <table:table-cell table:formula="of:=[.$F$5]*[.E50]-[.E49]+[.C51]" office:value-type="float" office:value="-0.312500000000001">
            <text:p>-0.3125</text:p>
          </table:table-cell>
          <table:table-cell table:formula="of:=DEC2HEX([.$F$5]*[.E50]*256*128;4)" office:value-type="string" office:string-value="FFFFFFAFFF">
            <text:p>FFFFFFAFFF</text:p>
          </table:table-cell>
          <table:table-cell table:formula="of:=DEC2HEX([.E51]*256*128;4)" office:value-type="string" office:string-value="FFFFFFD800">
            <text:p>FFFFFFD800</text:p>
          </table:table-cell>
          <table:table-cell table:formula="of:=[.G50]" office:value-type="string" office:string-value="FFFFFFC76E">
            <text:p>FFFFFFC76E</text:p>
          </table:table-cell>
          <table:table-cell table:formula="of:=[.H50]" office:value-type="string" office:string-value="FFFFFFD800">
            <text:p>FFFFFFD800</text:p>
          </table:table-cell>
          <table:table-cell table:formula="of:=DEC2HEX([.E51]*256*256*256*128;8)" office:value-type="string" office:string-value="FFD7FFFFFF">
            <text:p>FFD7FFFFFF</text:p>
          </table:table-cell>
          <table:table-cell table:number-columns-repeated="6"/>
          <table:table-cell table:formula="of:=ABS([.E51])" office:value-type="float" office:value="0.312500000000001">
            <text:p>0.3125</text:p>
          </table:table-cell>
        </table:table-row>
        <table:table-row table:style-name="ro1">
          <table:table-cell table:formula="of:=[.A51]+1" office:value-type="float" office:value="41">
            <text:p>41</text:p>
          </table:table-cell>
          <table:table-cell table:formula="of:=[.$D$8]*[.A52]/[.$B$4]" office:value-type="float" office:value="5.125">
            <text:p>5.1250</text:p>
          </table:table-cell>
          <table:table-cell table:formula="of:=SIN([.B52]*2*PI())/64" office:value-type="float" office:value="0.0110485434560398">
            <text:p>0.0110</text:p>
          </table:table-cell>
          <table:table-cell table:formula="of:=DEC2HEX([.C52]*256*128;4)" office:value-type="string" office:string-value="016A">
            <text:p>016A</text:p>
          </table:table-cell>
          <table:table-cell table:formula="of:=[.$F$5]*[.E51]-[.E50]+[.C52]" office:value-type="float" office:value="0.0110485434560398">
            <text:p>0.0110485435</text:p>
          </table:table-cell>
          <table:table-cell table:formula="of:=DEC2HEX([.$F$5]*[.E51]*256*128;4)" office:value-type="string" office:string-value="FFFFFFC76E">
            <text:p>FFFFFFC76E</text:p>
          </table:table-cell>
          <table:table-cell table:formula="of:=DEC2HEX([.E52]*256*128;4)" office:value-type="string" office:string-value="016A">
            <text:p>016A</text:p>
          </table:table-cell>
          <table:table-cell table:formula="of:=[.G51]" office:value-type="string" office:string-value="FFFFFFD800">
            <text:p>FFFFFFD800</text:p>
          </table:table-cell>
          <table:table-cell table:formula="of:=[.H51]" office:value-type="string" office:string-value="FFFFFFC76E">
            <text:p>FFFFFFC76E</text:p>
          </table:table-cell>
          <table:table-cell table:formula="of:=DEC2HEX([.E52]*256*256*256*128;8)" office:value-type="string" office:string-value="016A09E6">
            <text:p>016A09E6</text:p>
          </table:table-cell>
          <table:table-cell table:number-columns-repeated="6"/>
          <table:table-cell table:formula="of:=ABS([.E52])" office:value-type="float" office:value="0.0110485434560398">
            <text:p>0.0110</text:p>
          </table:table-cell>
        </table:table-row>
        <table:table-row table:style-name="ro1">
          <table:table-cell table:formula="of:=[.A52]+1" office:value-type="float" office:value="42">
            <text:p>42</text:p>
          </table:table-cell>
          <table:table-cell table:formula="of:=[.$D$8]*[.A53]/[.$B$4]" office:value-type="float" office:value="5.25">
            <text:p>5.2500</text:p>
          </table:table-cell>
          <table:table-cell table:formula="of:=SIN([.B53]*2*PI())/64" office:value-type="float" office:value="0.015625">
            <text:p>0.0156</text:p>
          </table:table-cell>
          <table:table-cell table:formula="of:=DEC2HEX([.C53]*256*128;4)" office:value-type="string" office:string-value="0200">
            <text:p>0200</text:p>
          </table:table-cell>
          <table:table-cell table:formula="of:=[.$F$5]*[.E52]-[.E51]+[.C53]" office:value-type="float" office:value="0.343750000000001">
            <text:p>0.34375</text:p>
          </table:table-cell>
          <table:table-cell table:formula="of:=DEC2HEX([.$F$5]*[.E52]*256*128;4)" office:value-type="string" office:string-value="01FF">
            <text:p>01FF</text:p>
          </table:table-cell>
          <table:table-cell table:formula="of:=DEC2HEX([.E53]*256*128;4)" office:value-type="string" office:string-value="2C00">
            <text:p>2C00</text:p>
          </table:table-cell>
          <table:table-cell table:formula="of:=[.G52]" office:value-type="string" office:string-value="016A">
            <text:p>016A</text:p>
          </table:table-cell>
          <table:table-cell table:formula="of:=[.H52]" office:value-type="string" office:string-value="FFFFFFD800">
            <text:p>FFFFFFD800</text:p>
          </table:table-cell>
          <table:table-cell table:formula="of:=DEC2HEX([.E53]*256*256*256*128;8)" office:value-type="string" office:string-value="2C000000">
            <text:p>2C000000</text:p>
          </table:table-cell>
          <table:table-cell table:number-columns-repeated="6"/>
          <table:table-cell table:formula="of:=ABS([.E53])" office:value-type="float" office:value="0.343750000000001">
            <text:p>0.3438</text:p>
          </table:table-cell>
        </table:table-row>
        <table:table-row table:style-name="ro1">
          <table:table-cell table:formula="of:=[.A53]+1" office:value-type="float" office:value="43">
            <text:p>43</text:p>
          </table:table-cell>
          <table:table-cell table:formula="of:=[.$D$8]*[.A54]/[.$B$4]" office:value-type="float" office:value="5.375">
            <text:p>5.3750</text:p>
          </table:table-cell>
          <table:table-cell table:formula="of:=SIN([.B54]*2*PI())/64" office:value-type="float" office:value="0.0110485434560398">
            <text:p>0.0110</text:p>
          </table:table-cell>
          <table:table-cell table:formula="of:=DEC2HEX([.C54]*256*128;4)" office:value-type="string" office:string-value="016A">
            <text:p>016A</text:p>
          </table:table-cell>
          <table:table-cell table:formula="of:=[.$F$5]*[.E53]-[.E52]+[.C54]" office:value-type="float" office:value="0.486135912065753">
            <text:p>0.4861359121</text:p>
          </table:table-cell>
          <table:table-cell table:formula="of:=DEC2HEX([.$F$5]*[.E53]*256*128;4)" office:value-type="string" office:string-value="3E39">
            <text:p>3E39</text:p>
          </table:table-cell>
          <table:table-cell table:formula="of:=DEC2HEX([.E54]*256*128;4)" office:value-type="string" office:string-value="3E39">
            <text:p>3E39</text:p>
          </table:table-cell>
          <table:table-cell table:formula="of:=[.G53]" office:value-type="string" office:string-value="2C00">
            <text:p>2C00</text:p>
          </table:table-cell>
          <table:table-cell table:formula="of:=[.H53]" office:value-type="string" office:string-value="016A">
            <text:p>016A</text:p>
          </table:table-cell>
          <table:table-cell table:formula="of:=DEC2HEX([.E54]*256*256*256*128;8)" office:value-type="string" office:string-value="3E39B399">
            <text:p>3E39B399</text:p>
          </table:table-cell>
          <table:table-cell table:number-columns-repeated="6"/>
          <table:table-cell table:formula="of:=ABS([.E54])" office:value-type="float" office:value="0.486135912065753">
            <text:p>0.4861</text:p>
          </table:table-cell>
        </table:table-row>
        <table:table-row table:style-name="ro1">
          <table:table-cell table:formula="of:=[.A54]+1" office:value-type="float" office:value="44">
            <text:p>44</text:p>
          </table:table-cell>
          <table:table-cell table:formula="of:=[.$D$8]*[.A55]/[.$B$4]" office:value-type="float" office:value="5.5">
            <text:p>5.5000</text:p>
          </table:table-cell>
          <table:table-cell table:formula="of:=SIN([.B55]*2*PI())/64" office:value-type="float" office:value="7.6559768091603E-017">
            <text:p>0.0000</text:p>
          </table:table-cell>
          <table:table-cell table:formula="of:=DEC2HEX([.C55]*256*128;4)" office:value-type="string" office:string-value="0000">
            <text:p>0000</text:p>
          </table:table-cell>
          <table:table-cell table:formula="of:=[.$F$5]*[.E54]-[.E53]+[.C55]" office:value-type="float" office:value="0.343750000000001">
            <text:p>0.34375</text:p>
          </table:table-cell>
          <table:table-cell table:formula="of:=DEC2HEX([.$F$5]*[.E54]*256*128;4)" office:value-type="string" office:string-value="5800">
            <text:p>5800</text:p>
          </table:table-cell>
          <table:table-cell table:formula="of:=DEC2HEX([.E55]*256*128;4)" office:value-type="string" office:string-value="2C00">
            <text:p>2C00</text:p>
          </table:table-cell>
          <table:table-cell table:formula="of:=[.G54]" office:value-type="string" office:string-value="3E39">
            <text:p>3E39</text:p>
          </table:table-cell>
          <table:table-cell table:formula="of:=[.H54]" office:value-type="string" office:string-value="2C00">
            <text:p>2C00</text:p>
          </table:table-cell>
          <table:table-cell table:formula="of:=DEC2HEX([.E55]*256*256*256*128;8)" office:value-type="string" office:string-value="2C000000">
            <text:p>2C000000</text:p>
          </table:table-cell>
          <table:table-cell table:number-columns-repeated="6"/>
          <table:table-cell table:formula="of:=ABS([.E55])" office:value-type="float" office:value="0.343750000000001">
            <text:p>0.3438</text:p>
          </table:table-cell>
        </table:table-row>
        <table:table-row table:style-name="ro1">
          <table:table-cell table:formula="of:=[.A55]+1" office:value-type="float" office:value="45">
            <text:p>45</text:p>
          </table:table-cell>
          <table:table-cell table:formula="of:=[.$D$8]*[.A56]/[.$B$4]" office:value-type="float" office:value="5.625">
            <text:p>5.6250</text:p>
          </table:table-cell>
          <table:table-cell table:formula="of:=SIN([.B56]*2*PI())/64" office:value-type="float" office:value="-0.0110485434560398">
            <text:p>-0.0110</text:p>
          </table:table-cell>
          <table:table-cell table:formula="of:=DEC2HEX([.C56]*256*128;4)" office:value-type="string" office:string-value="FFFFFFFE95">
            <text:p>FFFFFFFE95</text:p>
          </table:table-cell>
          <table:table-cell table:formula="of:=[.$F$5]*[.E55]-[.E54]+[.C56]" office:value-type="float" office:value="-0.0110485434560398">
            <text:p>-0.0110485435</text:p>
          </table:table-cell>
          <table:table-cell table:formula="of:=DEC2HEX([.$F$5]*[.E55]*256*128;4)" office:value-type="string" office:string-value="3E39">
            <text:p>3E39</text:p>
          </table:table-cell>
          <table:table-cell table:formula="of:=DEC2HEX([.E56]*256*128;4)" office:value-type="string" office:string-value="FFFFFFFE95">
            <text:p>FFFFFFFE95</text:p>
          </table:table-cell>
          <table:table-cell table:formula="of:=[.G55]" office:value-type="string" office:string-value="2C00">
            <text:p>2C00</text:p>
          </table:table-cell>
          <table:table-cell table:formula="of:=[.H55]" office:value-type="string" office:string-value="3E39">
            <text:p>3E39</text:p>
          </table:table-cell>
          <table:table-cell table:formula="of:=DEC2HEX([.E56]*256*256*256*128;8)" office:value-type="string" office:string-value="FFFE95F619">
            <text:p>FFFE95F619</text:p>
          </table:table-cell>
          <table:table-cell table:number-columns-repeated="6"/>
          <table:table-cell table:formula="of:=ABS([.E56])" office:value-type="float" office:value="0.0110485434560398">
            <text:p>0.0110</text:p>
          </table:table-cell>
        </table:table-row>
        <table:table-row table:style-name="ro1">
          <table:table-cell table:formula="of:=[.A56]+1" office:value-type="float" office:value="46">
            <text:p>46</text:p>
          </table:table-cell>
          <table:table-cell table:formula="of:=[.$D$8]*[.A57]/[.$B$4]" office:value-type="float" office:value="5.75">
            <text:p>5.7500</text:p>
          </table:table-cell>
          <table:table-cell table:formula="of:=SIN([.B57]*2*PI())/64" office:value-type="float" office:value="-0.015625">
            <text:p>-0.0156</text:p>
          </table:table-cell>
          <table:table-cell table:formula="of:=DEC2HEX([.C57]*256*128;4)" office:value-type="string" office:string-value="FFFFFFFE00">
            <text:p>FFFFFFFE00</text:p>
          </table:table-cell>
          <table:table-cell table:formula="of:=[.$F$5]*[.E56]-[.E55]+[.C57]" office:value-type="float" office:value="-0.375000000000001">
            <text:p>-0.375</text:p>
          </table:table-cell>
          <table:table-cell table:formula="of:=DEC2HEX([.$F$5]*[.E56]*256*128;4)" office:value-type="string" office:string-value="FFFFFFFE00">
            <text:p>FFFFFFFE00</text:p>
          </table:table-cell>
          <table:table-cell table:formula="of:=DEC2HEX([.E57]*256*128;4)" office:value-type="string" office:string-value="FFFFFFD000">
            <text:p>FFFFFFD000</text:p>
          </table:table-cell>
          <table:table-cell table:formula="of:=[.G56]" office:value-type="string" office:string-value="FFFFFFFE95">
            <text:p>FFFFFFFE95</text:p>
          </table:table-cell>
          <table:table-cell table:formula="of:=[.H56]" office:value-type="string" office:string-value="2C00">
            <text:p>2C00</text:p>
          </table:table-cell>
          <table:table-cell table:formula="of:=DEC2HEX([.E57]*256*256*256*128;8)" office:value-type="string" office:string-value="FFCFFFFFFF">
            <text:p>FFCFFFFFFF</text:p>
          </table:table-cell>
          <table:table-cell table:number-columns-repeated="6"/>
          <table:table-cell table:formula="of:=ABS([.E57])" office:value-type="float" office:value="0.375000000000001">
            <text:p>0.3750</text:p>
          </table:table-cell>
        </table:table-row>
        <table:table-row table:style-name="ro1">
          <table:table-cell table:formula="of:=[.A57]+1" office:value-type="float" office:value="47">
            <text:p>47</text:p>
          </table:table-cell>
          <table:table-cell table:formula="of:=[.$D$8]*[.A58]/[.$B$4]" office:value-type="float" office:value="5.875">
            <text:p>5.8750</text:p>
          </table:table-cell>
          <table:table-cell table:formula="of:=SIN([.B58]*2*PI())/64" office:value-type="float" office:value="-0.0110485434560398">
            <text:p>-0.0110</text:p>
          </table:table-cell>
          <table:table-cell table:formula="of:=DEC2HEX([.C58]*256*128;4)" office:value-type="string" office:string-value="FFFFFFFE95">
            <text:p>FFFFFFFE95</text:p>
          </table:table-cell>
          <table:table-cell table:formula="of:=[.$F$5]*[.E57]-[.E56]+[.C58]" office:value-type="float" office:value="-0.530330085889912">
            <text:p>-0.5303300859</text:p>
          </table:table-cell>
          <table:table-cell table:formula="of:=DEC2HEX([.$F$5]*[.E57]*256*128;4)" office:value-type="string" office:string-value="FFFFFFBC1E">
            <text:p>FFFFFFBC1E</text:p>
          </table:table-cell>
          <table:table-cell table:formula="of:=DEC2HEX([.E58]*256*128;4)" office:value-type="string" office:string-value="FFFFFFBC1E">
            <text:p>FFFFFFBC1E</text:p>
          </table:table-cell>
          <table:table-cell table:formula="of:=[.G57]" office:value-type="string" office:string-value="FFFFFFD000">
            <text:p>FFFFFFD000</text:p>
          </table:table-cell>
          <table:table-cell table:formula="of:=[.H57]" office:value-type="string" office:string-value="FFFFFFFE95">
            <text:p>FFFFFFFE95</text:p>
          </table:table-cell>
          <table:table-cell table:formula="of:=DEC2HEX([.E58]*256*256*256*128;8)" office:value-type="string" office:string-value="FFBC1E24CC">
            <text:p>FFBC1E24CC</text:p>
          </table:table-cell>
          <table:table-cell table:number-columns-repeated="6"/>
          <table:table-cell table:formula="of:=ABS([.E58])" office:value-type="float" office:value="0.530330085889912">
            <text:p>0.5303</text:p>
          </table:table-cell>
        </table:table-row>
        <table:table-row table:style-name="ro1">
          <table:table-cell table:formula="of:=[.A58]+1" office:value-type="float" office:value="48">
            <text:p>48</text:p>
          </table:table-cell>
          <table:table-cell table:formula="of:=[.$D$8]*[.A59]/[.$B$4]" office:value-type="float" office:value="6">
            <text:p>6.0000</text:p>
          </table:table-cell>
          <table:table-cell table:formula="of:=SIN([.B59]*2*PI())/64" office:value-type="float" office:value="-2.29621274840129E-017">
            <text:p>0.0000</text:p>
          </table:table-cell>
          <table:table-cell table:formula="of:=DEC2HEX([.C59]*256*128;4)" office:value-type="string" office:string-value="FFFFFFFFFF">
            <text:p>FFFFFFFFFF</text:p>
          </table:table-cell>
          <table:table-cell table:formula="of:=[.$F$5]*[.E58]-[.E57]+[.C59]" office:value-type="float" office:value="-0.375000000000001">
            <text:p>-0.375</text:p>
          </table:table-cell>
          <table:table-cell table:formula="of:=DEC2HEX([.$F$5]*[.E58]*256*128;4)" office:value-type="string" office:string-value="FFFFFF9FFF">
            <text:p>FFFFFF9FFF</text:p>
          </table:table-cell>
          <table:table-cell table:formula="of:=DEC2HEX([.E59]*256*128;4)" office:value-type="string" office:string-value="FFFFFFD000">
            <text:p>FFFFFFD000</text:p>
          </table:table-cell>
          <table:table-cell table:formula="of:=[.G58]" office:value-type="string" office:string-value="FFFFFFBC1E">
            <text:p>FFFFFFBC1E</text:p>
          </table:table-cell>
          <table:table-cell table:formula="of:=[.H58]" office:value-type="string" office:string-value="FFFFFFD000">
            <text:p>FFFFFFD000</text:p>
          </table:table-cell>
          <table:table-cell table:formula="of:=DEC2HEX([.E59]*256*256*256*128;8)" office:value-type="string" office:string-value="FFCFFFFFFF">
            <text:p>FFCFFFFFFF</text:p>
          </table:table-cell>
          <table:table-cell table:number-columns-repeated="6"/>
          <table:table-cell table:formula="of:=ABS([.E59])" office:value-type="float" office:value="0.375000000000001">
            <text:p>0.3750</text:p>
          </table:table-cell>
        </table:table-row>
        <table:table-row table:style-name="ro1">
          <table:table-cell table:formula="of:=[.A59]+1" office:value-type="float" office:value="49">
            <text:p>49</text:p>
          </table:table-cell>
          <table:table-cell table:formula="of:=[.$D$8]*[.A60]/[.$B$4]" office:value-type="float" office:value="6.125">
            <text:p>6.1250</text:p>
          </table:table-cell>
          <table:table-cell table:formula="of:=SIN([.B60]*2*PI())/64" office:value-type="float" office:value="0.0110485434560398">
            <text:p>0.0110</text:p>
          </table:table-cell>
          <table:table-cell table:formula="of:=DEC2HEX([.C60]*256*128;4)" office:value-type="string" office:string-value="016A">
            <text:p>016A</text:p>
          </table:table-cell>
          <table:table-cell table:formula="of:=[.$F$5]*[.E59]-[.E58]+[.C60]" office:value-type="float" office:value="0.0110485434560398">
            <text:p>0.0110485435</text:p>
          </table:table-cell>
          <table:table-cell table:formula="of:=DEC2HEX([.$F$5]*[.E59]*256*128;4)" office:value-type="string" office:string-value="FFFFFFBC1E">
            <text:p>FFFFFFBC1E</text:p>
          </table:table-cell>
          <table:table-cell table:formula="of:=DEC2HEX([.E60]*256*128;4)" office:value-type="string" office:string-value="016A">
            <text:p>016A</text:p>
          </table:table-cell>
          <table:table-cell table:formula="of:=[.G59]" office:value-type="string" office:string-value="FFFFFFD000">
            <text:p>FFFFFFD000</text:p>
          </table:table-cell>
          <table:table-cell table:formula="of:=[.H59]" office:value-type="string" office:string-value="FFFFFFBC1E">
            <text:p>FFFFFFBC1E</text:p>
          </table:table-cell>
          <table:table-cell table:formula="of:=DEC2HEX([.E60]*256*256*256*128;8)" office:value-type="string" office:string-value="016A09E6">
            <text:p>016A09E6</text:p>
          </table:table-cell>
          <table:table-cell table:number-columns-repeated="6"/>
          <table:table-cell table:formula="of:=ABS([.E60])" office:value-type="float" office:value="0.0110485434560398">
            <text:p>0.0110</text:p>
          </table:table-cell>
        </table:table-row>
        <table:table-row table:style-name="ro1">
          <table:table-cell table:formula="of:=[.A60]+1" office:value-type="float" office:value="50">
            <text:p>50</text:p>
          </table:table-cell>
          <table:table-cell table:formula="of:=[.$D$8]*[.A61]/[.$B$4]" office:value-type="float" office:value="6.25">
            <text:p>6.2500</text:p>
          </table:table-cell>
          <table:table-cell table:formula="of:=SIN([.B61]*2*PI())/64" office:value-type="float" office:value="0.015625">
            <text:p>0.0156</text:p>
          </table:table-cell>
          <table:table-cell table:formula="of:=DEC2HEX([.C61]*256*128;4)" office:value-type="string" office:string-value="0200">
            <text:p>0200</text:p>
          </table:table-cell>
          <table:table-cell table:formula="of:=[.$F$5]*[.E60]-[.E59]+[.C61]" office:value-type="float" office:value="0.406250000000001">
            <text:p>0.40625</text:p>
          </table:table-cell>
          <table:table-cell table:formula="of:=DEC2HEX([.$F$5]*[.E60]*256*128;4)" office:value-type="string" office:string-value="01FF">
            <text:p>01FF</text:p>
          </table:table-cell>
          <table:table-cell table:formula="of:=DEC2HEX([.E61]*256*128;4)" office:value-type="string" office:string-value="3400">
            <text:p>3400</text:p>
          </table:table-cell>
          <table:table-cell table:formula="of:=[.G60]" office:value-type="string" office:string-value="016A">
            <text:p>016A</text:p>
          </table:table-cell>
          <table:table-cell table:formula="of:=[.H60]" office:value-type="string" office:string-value="FFFFFFD000">
            <text:p>FFFFFFD000</text:p>
          </table:table-cell>
          <table:table-cell table:formula="of:=DEC2HEX([.E61]*256*256*256*128;8)" office:value-type="string" office:string-value="34000000">
            <text:p>34000000</text:p>
          </table:table-cell>
          <table:table-cell table:number-columns-repeated="6"/>
          <table:table-cell table:formula="of:=ABS([.E61])" office:value-type="float" office:value="0.406250000000001">
            <text:p>0.4063</text:p>
          </table:table-cell>
        </table:table-row>
        <table:table-row table:style-name="ro1">
          <table:table-cell table:formula="of:=[.A61]+1" office:value-type="float" office:value="51">
            <text:p>51</text:p>
          </table:table-cell>
          <table:table-cell table:formula="of:=[.$D$8]*[.A62]/[.$B$4]" office:value-type="float" office:value="6.375">
            <text:p>6.3750</text:p>
          </table:table-cell>
          <table:table-cell table:formula="of:=SIN([.B62]*2*PI())/64" office:value-type="float" office:value="0.0110485434560398">
            <text:p>0.0110</text:p>
          </table:table-cell>
          <table:table-cell table:formula="of:=DEC2HEX([.C62]*256*128;4)" office:value-type="string" office:string-value="016A">
            <text:p>016A</text:p>
          </table:table-cell>
          <table:table-cell table:formula="of:=[.$F$5]*[.E61]-[.E60]+[.C62]" office:value-type="float" office:value="0.574524259714071">
            <text:p>0.5745242597</text:p>
          </table:table-cell>
          <table:table-cell table:formula="of:=DEC2HEX([.$F$5]*[.E61]*256*128;4)" office:value-type="string" office:string-value="498A">
            <text:p>498A</text:p>
          </table:table-cell>
          <table:table-cell table:formula="of:=DEC2HEX([.E62]*256*128;4)" office:value-type="string" office:string-value="498A">
            <text:p>498A</text:p>
          </table:table-cell>
          <table:table-cell table:formula="of:=[.G61]" office:value-type="string" office:string-value="3400">
            <text:p>3400</text:p>
          </table:table-cell>
          <table:table-cell table:formula="of:=[.H61]" office:value-type="string" office:string-value="016A">
            <text:p>016A</text:p>
          </table:table-cell>
          <table:table-cell table:formula="of:=DEC2HEX([.E62]*256*256*256*128;8)" office:value-type="string" office:string-value="498A02CD">
            <text:p>498A02CD</text:p>
          </table:table-cell>
          <table:table-cell table:number-columns-repeated="6"/>
          <table:table-cell table:formula="of:=ABS([.E62])" office:value-type="float" office:value="0.574524259714071">
            <text:p>0.5745</text:p>
          </table:table-cell>
        </table:table-row>
        <table:table-row table:style-name="ro1">
          <table:table-cell table:formula="of:=[.A62]+1" office:value-type="float" office:value="52">
            <text:p>52</text:p>
          </table:table-cell>
          <table:table-cell table:formula="of:=[.$D$8]*[.A63]/[.$B$4]" office:value-type="float" office:value="6.5">
            <text:p>6.5000</text:p>
          </table:table-cell>
          <table:table-cell table:formula="of:=SIN([.B63]*2*PI())/64" office:value-type="float" office:value="-3.06355131235772E-017">
            <text:p>0.0000</text:p>
          </table:table-cell>
          <table:table-cell table:formula="of:=DEC2HEX([.C63]*256*128;4)" office:value-type="string" office:string-value="FFFFFFFFFF">
            <text:p>FFFFFFFFFF</text:p>
          </table:table-cell>
          <table:table-cell table:formula="of:=[.$F$5]*[.E62]-[.E61]+[.C63]" office:value-type="float" office:value="0.406250000000001">
            <text:p>0.40625</text:p>
          </table:table-cell>
          <table:table-cell table:formula="of:=DEC2HEX([.$F$5]*[.E62]*256*128;4)" office:value-type="string" office:string-value="6800">
            <text:p>6800</text:p>
          </table:table-cell>
          <table:table-cell table:formula="of:=DEC2HEX([.E63]*256*128;4)" office:value-type="string" office:string-value="3400">
            <text:p>3400</text:p>
          </table:table-cell>
          <table:table-cell table:formula="of:=[.G62]" office:value-type="string" office:string-value="498A">
            <text:p>498A</text:p>
          </table:table-cell>
          <table:table-cell table:formula="of:=[.H62]" office:value-type="string" office:string-value="3400">
            <text:p>3400</text:p>
          </table:table-cell>
          <table:table-cell table:formula="of:=DEC2HEX([.E63]*256*256*256*128;8)" office:value-type="string" office:string-value="34000000">
            <text:p>34000000</text:p>
          </table:table-cell>
          <table:table-cell table:number-columns-repeated="6"/>
          <table:table-cell table:formula="of:=ABS([.E63])" office:value-type="float" office:value="0.406250000000001">
            <text:p>0.4063</text:p>
          </table:table-cell>
        </table:table-row>
        <table:table-row table:style-name="ro1">
          <table:table-cell table:formula="of:=[.A63]+1" office:value-type="float" office:value="53">
            <text:p>53</text:p>
          </table:table-cell>
          <table:table-cell table:formula="of:=[.$D$8]*[.A64]/[.$B$4]" office:value-type="float" office:value="6.625">
            <text:p>6.6250</text:p>
          </table:table-cell>
          <table:table-cell table:formula="of:=SIN([.B64]*2*PI())/64" office:value-type="float" office:value="-0.0110485434560398">
            <text:p>-0.0110</text:p>
          </table:table-cell>
          <table:table-cell table:formula="of:=DEC2HEX([.C64]*256*128;4)" office:value-type="string" office:string-value="FFFFFFFE95">
            <text:p>FFFFFFFE95</text:p>
          </table:table-cell>
          <table:table-cell table:formula="of:=[.$F$5]*[.E63]-[.E62]+[.C64]" office:value-type="float" office:value="-0.0110485434560398">
            <text:p>-0.0110485435</text:p>
          </table:table-cell>
          <table:table-cell table:formula="of:=DEC2HEX([.$F$5]*[.E63]*256*128;4)" office:value-type="string" office:string-value="498A">
            <text:p>498A</text:p>
          </table:table-cell>
          <table:table-cell table:formula="of:=DEC2HEX([.E64]*256*128;4)" office:value-type="string" office:string-value="FFFFFFFE95">
            <text:p>FFFFFFFE95</text:p>
          </table:table-cell>
          <table:table-cell table:formula="of:=[.G63]" office:value-type="string" office:string-value="3400">
            <text:p>3400</text:p>
          </table:table-cell>
          <table:table-cell table:formula="of:=[.H63]" office:value-type="string" office:string-value="498A">
            <text:p>498A</text:p>
          </table:table-cell>
          <table:table-cell table:formula="of:=DEC2HEX([.E64]*256*256*256*128;8)" office:value-type="string" office:string-value="FFFE95F619">
            <text:p>FFFE95F619</text:p>
          </table:table-cell>
          <table:table-cell table:number-columns-repeated="6"/>
          <table:table-cell table:formula="of:=ABS([.E64])" office:value-type="float" office:value="0.0110485434560398">
            <text:p>0.0110</text:p>
          </table:table-cell>
        </table:table-row>
        <table:table-row table:style-name="ro1">
          <table:table-cell table:formula="of:=[.A64]+1" office:value-type="float" office:value="54">
            <text:p>54</text:p>
          </table:table-cell>
          <table:table-cell table:formula="of:=[.$D$8]*[.A65]/[.$B$4]" office:value-type="float" office:value="6.75">
            <text:p>6.7500</text:p>
          </table:table-cell>
          <table:table-cell table:formula="of:=SIN([.B65]*2*PI())/64" office:value-type="float" office:value="-0.015625">
            <text:p>-0.0156</text:p>
          </table:table-cell>
          <table:table-cell table:formula="of:=DEC2HEX([.C65]*256*128;4)" office:value-type="string" office:string-value="FFFFFFFE00">
            <text:p>FFFFFFFE00</text:p>
          </table:table-cell>
          <table:table-cell table:formula="of:=[.$F$5]*[.E64]-[.E63]+[.C65]" office:value-type="float" office:value="-0.437500000000001">
            <text:p>-0.4375</text:p>
          </table:table-cell>
          <table:table-cell table:formula="of:=DEC2HEX([.$F$5]*[.E64]*256*128;4)" office:value-type="string" office:string-value="FFFFFFFE00">
            <text:p>FFFFFFFE00</text:p>
          </table:table-cell>
          <table:table-cell table:formula="of:=DEC2HEX([.E65]*256*128;4)" office:value-type="string" office:string-value="FFFFFFC800">
            <text:p>FFFFFFC800</text:p>
          </table:table-cell>
          <table:table-cell table:formula="of:=[.G64]" office:value-type="string" office:string-value="FFFFFFFE95">
            <text:p>FFFFFFFE95</text:p>
          </table:table-cell>
          <table:table-cell table:formula="of:=[.H64]" office:value-type="string" office:string-value="3400">
            <text:p>3400</text:p>
          </table:table-cell>
          <table:table-cell table:formula="of:=DEC2HEX([.E65]*256*256*256*128;8)" office:value-type="string" office:string-value="FFC7FFFFFF">
            <text:p>FFC7FFFFFF</text:p>
          </table:table-cell>
          <table:table-cell table:number-columns-repeated="6"/>
          <table:table-cell table:formula="of:=ABS([.E65])" office:value-type="float" office:value="0.437500000000001">
            <text:p>0.4375</text:p>
          </table:table-cell>
        </table:table-row>
        <table:table-row table:style-name="ro1">
          <table:table-cell table:formula="of:=[.A65]+1" office:value-type="float" office:value="55">
            <text:p>55</text:p>
          </table:table-cell>
          <table:table-cell table:formula="of:=[.$D$8]*[.A66]/[.$B$4]" office:value-type="float" office:value="6.875">
            <text:p>6.8750</text:p>
          </table:table-cell>
          <table:table-cell table:formula="of:=SIN([.B66]*2*PI())/64" office:value-type="float" office:value="-0.0110485434560398">
            <text:p>-0.0110</text:p>
          </table:table-cell>
          <table:table-cell table:formula="of:=DEC2HEX([.C66]*256*128;4)" office:value-type="string" office:string-value="FFFFFFFE95">
            <text:p>FFFFFFFE95</text:p>
          </table:table-cell>
          <table:table-cell table:formula="of:=[.$F$5]*[.E65]-[.E64]+[.C66]" office:value-type="float" office:value="-0.618718433538231">
            <text:p>-0.6187184335</text:p>
          </table:table-cell>
          <table:table-cell table:formula="of:=DEC2HEX([.$F$5]*[.E65]*256*128;4)" office:value-type="string" office:string-value="FFFFFFB0CD">
            <text:p>FFFFFFB0CD</text:p>
          </table:table-cell>
          <table:table-cell table:formula="of:=DEC2HEX([.E66]*256*128;4)" office:value-type="string" office:string-value="FFFFFFB0CD">
            <text:p>FFFFFFB0CD</text:p>
          </table:table-cell>
          <table:table-cell table:formula="of:=[.G65]" office:value-type="string" office:string-value="FFFFFFC800">
            <text:p>FFFFFFC800</text:p>
          </table:table-cell>
          <table:table-cell table:formula="of:=[.H65]" office:value-type="string" office:string-value="FFFFFFFE95">
            <text:p>FFFFFFFE95</text:p>
          </table:table-cell>
          <table:table-cell table:formula="of:=DEC2HEX([.E66]*256*256*256*128;8)" office:value-type="string" office:string-value="FFB0CDD599">
            <text:p>FFB0CDD599</text:p>
          </table:table-cell>
          <table:table-cell table:number-columns-repeated="6"/>
          <table:table-cell table:formula="of:=ABS([.E66])" office:value-type="float" office:value="0.618718433538231">
            <text:p>0.6187</text:p>
          </table:table-cell>
        </table:table-row>
        <table:table-row table:style-name="ro1">
          <table:table-cell table:formula="of:=[.A66]+1" office:value-type="float" office:value="56">
            <text:p>56</text:p>
          </table:table-cell>
          <table:table-cell table:formula="of:=[.$D$8]*[.A67]/[.$B$4]" office:value-type="float" office:value="7">
            <text:p>7.0000</text:p>
          </table:table-cell>
          <table:table-cell table:formula="of:=SIN([.B67]*2*PI())/64" office:value-type="float" office:value="-2.67891487313483E-017">
            <text:p>0.0000</text:p>
          </table:table-cell>
          <table:table-cell table:formula="of:=DEC2HEX([.C67]*256*128;4)" office:value-type="string" office:string-value="FFFFFFFFFF">
            <text:p>FFFFFFFFFF</text:p>
          </table:table-cell>
          <table:table-cell table:formula="of:=[.$F$5]*[.E66]-[.E65]+[.C67]" office:value-type="float" office:value="-0.437500000000001">
            <text:p>-0.4375</text:p>
          </table:table-cell>
          <table:table-cell table:formula="of:=DEC2HEX([.$F$5]*[.E66]*256*128;4)" office:value-type="string" office:string-value="FFFFFF8FFF">
            <text:p>FFFFFF8FFF</text:p>
          </table:table-cell>
          <table:table-cell table:formula="of:=DEC2HEX([.E67]*256*128;4)" office:value-type="string" office:string-value="FFFFFFC800">
            <text:p>FFFFFFC800</text:p>
          </table:table-cell>
          <table:table-cell table:formula="of:=[.G66]" office:value-type="string" office:string-value="FFFFFFB0CD">
            <text:p>FFFFFFB0CD</text:p>
          </table:table-cell>
          <table:table-cell table:formula="of:=[.H66]" office:value-type="string" office:string-value="FFFFFFC800">
            <text:p>FFFFFFC800</text:p>
          </table:table-cell>
          <table:table-cell table:formula="of:=DEC2HEX([.E67]*256*256*256*128;8)" office:value-type="string" office:string-value="FFC7FFFFFF">
            <text:p>FFC7FFFFFF</text:p>
          </table:table-cell>
          <table:table-cell table:number-columns-repeated="6"/>
          <table:table-cell table:formula="of:=ABS([.E67])" office:value-type="float" office:value="0.437500000000001">
            <text:p>0.4375</text:p>
          </table:table-cell>
        </table:table-row>
        <table:table-row table:style-name="ro1">
          <table:table-cell table:formula="of:=[.A67]+1" office:value-type="float" office:value="57">
            <text:p>57</text:p>
          </table:table-cell>
          <table:table-cell table:formula="of:=[.$D$8]*[.A68]/[.$B$4]" office:value-type="float" office:value="7.125">
            <text:p>7.1250</text:p>
          </table:table-cell>
          <table:table-cell table:formula="of:=SIN([.B68]*2*PI())/64" office:value-type="float" office:value="0.0110485434560398">
            <text:p>0.0110</text:p>
          </table:table-cell>
          <table:table-cell table:formula="of:=DEC2HEX([.C68]*256*128;4)" office:value-type="string" office:string-value="016A">
            <text:p>016A</text:p>
          </table:table-cell>
          <table:table-cell table:formula="of:=[.$F$5]*[.E67]-[.E66]+[.C68]" office:value-type="float" office:value="0.0110485434560398">
            <text:p>0.0110485435</text:p>
          </table:table-cell>
          <table:table-cell table:formula="of:=DEC2HEX([.$F$5]*[.E67]*256*128;4)" office:value-type="string" office:string-value="FFFFFFB0CD">
            <text:p>FFFFFFB0CD</text:p>
          </table:table-cell>
          <table:table-cell table:formula="of:=DEC2HEX([.E68]*256*128;4)" office:value-type="string" office:string-value="016A">
            <text:p>016A</text:p>
          </table:table-cell>
          <table:table-cell table:formula="of:=[.G67]" office:value-type="string" office:string-value="FFFFFFC800">
            <text:p>FFFFFFC800</text:p>
          </table:table-cell>
          <table:table-cell table:formula="of:=[.H67]" office:value-type="string" office:string-value="FFFFFFB0CD">
            <text:p>FFFFFFB0CD</text:p>
          </table:table-cell>
          <table:table-cell table:formula="of:=DEC2HEX([.E68]*256*256*256*128;8)" office:value-type="string" office:string-value="016A09E6">
            <text:p>016A09E6</text:p>
          </table:table-cell>
          <table:table-cell table:number-columns-repeated="6"/>
          <table:table-cell table:formula="of:=ABS([.E68])" office:value-type="float" office:value="0.0110485434560398">
            <text:p>0.0110</text:p>
          </table:table-cell>
        </table:table-row>
        <table:table-row table:style-name="ro1">
          <table:table-cell table:formula="of:=[.A68]+1" office:value-type="float" office:value="58">
            <text:p>58</text:p>
          </table:table-cell>
          <table:table-cell table:formula="of:=[.$D$8]*[.A69]/[.$B$4]" office:value-type="float" office:value="7.25">
            <text:p>7.2500</text:p>
          </table:table-cell>
          <table:table-cell table:formula="of:=SIN([.B69]*2*PI())/64" office:value-type="float" office:value="0.015625">
            <text:p>0.0156</text:p>
          </table:table-cell>
          <table:table-cell table:formula="of:=DEC2HEX([.C69]*256*128;4)" office:value-type="string" office:string-value="0200">
            <text:p>0200</text:p>
          </table:table-cell>
          <table:table-cell table:formula="of:=[.$F$5]*[.E68]-[.E67]+[.C69]" office:value-type="float" office:value="0.468750000000001">
            <text:p>0.46875</text:p>
          </table:table-cell>
          <table:table-cell table:formula="of:=DEC2HEX([.$F$5]*[.E68]*256*128;4)" office:value-type="string" office:string-value="01FF">
            <text:p>01FF</text:p>
          </table:table-cell>
          <table:table-cell table:formula="of:=DEC2HEX([.E69]*256*128;4)" office:value-type="string" office:string-value="3C00">
            <text:p>3C00</text:p>
          </table:table-cell>
          <table:table-cell table:formula="of:=[.G68]" office:value-type="string" office:string-value="016A">
            <text:p>016A</text:p>
          </table:table-cell>
          <table:table-cell table:formula="of:=[.H68]" office:value-type="string" office:string-value="FFFFFFC800">
            <text:p>FFFFFFC800</text:p>
          </table:table-cell>
          <table:table-cell table:formula="of:=DEC2HEX([.E69]*256*256*256*128;8)" office:value-type="string" office:string-value="3C000000">
            <text:p>3C000000</text:p>
          </table:table-cell>
          <table:table-cell table:number-columns-repeated="6"/>
          <table:table-cell table:formula="of:=ABS([.E69])" office:value-type="float" office:value="0.468750000000001">
            <text:p>0.4688</text:p>
          </table:table-cell>
        </table:table-row>
        <table:table-row table:style-name="ro1">
          <table:table-cell table:formula="of:=[.A69]+1" office:value-type="float" office:value="59">
            <text:p>59</text:p>
          </table:table-cell>
          <table:table-cell table:formula="of:=[.$D$8]*[.A70]/[.$B$4]" office:value-type="float" office:value="7.375">
            <text:p>7.3750</text:p>
          </table:table-cell>
          <table:table-cell table:formula="of:=SIN([.B70]*2*PI())/64" office:value-type="float" office:value="0.0110485434560398">
            <text:p>0.0110</text:p>
          </table:table-cell>
          <table:table-cell table:formula="of:=DEC2HEX([.C70]*256*128;4)" office:value-type="string" office:string-value="016A">
            <text:p>016A</text:p>
          </table:table-cell>
          <table:table-cell table:formula="of:=[.$F$5]*[.E69]-[.E68]+[.C70]" office:value-type="float" office:value="0.66291260736239">
            <text:p>0.6629126074</text:p>
          </table:table-cell>
          <table:table-cell table:formula="of:=DEC2HEX([.$F$5]*[.E69]*256*128;4)" office:value-type="string" office:string-value="54DA">
            <text:p>54DA</text:p>
          </table:table-cell>
          <table:table-cell table:formula="of:=DEC2HEX([.E70]*256*128;4)" office:value-type="string" office:string-value="54DA">
            <text:p>54DA</text:p>
          </table:table-cell>
          <table:table-cell table:formula="of:=[.G69]" office:value-type="string" office:string-value="3C00">
            <text:p>3C00</text:p>
          </table:table-cell>
          <table:table-cell table:formula="of:=[.H69]" office:value-type="string" office:string-value="016A">
            <text:p>016A</text:p>
          </table:table-cell>
          <table:table-cell table:formula="of:=DEC2HEX([.E70]*256*256*256*128;8)" office:value-type="string" office:string-value="54DA5200">
            <text:p>54DA5200</text:p>
          </table:table-cell>
          <table:table-cell table:number-columns-repeated="6"/>
          <table:table-cell table:formula="of:=ABS([.E70])" office:value-type="float" office:value="0.66291260736239">
            <text:p>0.6629</text:p>
          </table:table-cell>
        </table:table-row>
        <table:table-row table:style-name="ro1">
          <table:table-cell table:formula="of:=[.A70]+1" office:value-type="float" office:value="60">
            <text:p>60</text:p>
          </table:table-cell>
          <table:table-cell table:formula="of:=[.$D$8]*[.A71]/[.$B$4]" office:value-type="float" office:value="7.5">
            <text:p>7.5000</text:p>
          </table:table-cell>
          <table:table-cell table:formula="of:=SIN([.B71]*2*PI())/64" office:value-type="float" office:value="8.42138105862739E-017">
            <text:p>0.0000</text:p>
          </table:table-cell>
          <table:table-cell table:formula="of:=DEC2HEX([.C71]*256*128;4)" office:value-type="string" office:string-value="0000">
            <text:p>0000</text:p>
          </table:table-cell>
          <table:table-cell table:formula="of:=[.$F$5]*[.E70]-[.E69]+[.C71]" office:value-type="float" office:value="0.468750000000002">
            <text:p>0.46875</text:p>
          </table:table-cell>
          <table:table-cell table:formula="of:=DEC2HEX([.$F$5]*[.E70]*256*128;4)" office:value-type="string" office:string-value="7800">
            <text:p>7800</text:p>
          </table:table-cell>
          <table:table-cell table:formula="of:=DEC2HEX([.E71]*256*128;4)" office:value-type="string" office:string-value="3C00">
            <text:p>3C00</text:p>
          </table:table-cell>
          <table:table-cell table:formula="of:=[.G70]" office:value-type="string" office:string-value="54DA">
            <text:p>54DA</text:p>
          </table:table-cell>
          <table:table-cell table:formula="of:=[.H70]" office:value-type="string" office:string-value="3C00">
            <text:p>3C00</text:p>
          </table:table-cell>
          <table:table-cell table:formula="of:=DEC2HEX([.E71]*256*256*256*128;8)" office:value-type="string" office:string-value="3C000000">
            <text:p>3C000000</text:p>
          </table:table-cell>
          <table:table-cell table:number-columns-repeated="6"/>
          <table:table-cell table:formula="of:=ABS([.E71])" office:value-type="float" office:value="0.468750000000002">
            <text:p>0.4688</text:p>
          </table:table-cell>
        </table:table-row>
        <table:table-row table:style-name="ro1">
          <table:table-cell table:formula="of:=[.A71]+1" office:value-type="float" office:value="61">
            <text:p>61</text:p>
          </table:table-cell>
          <table:table-cell table:formula="of:=[.$D$8]*[.A72]/[.$B$4]" office:value-type="float" office:value="7.625">
            <text:p>7.6250</text:p>
          </table:table-cell>
          <table:table-cell table:formula="of:=SIN([.B72]*2*PI())/64" office:value-type="float" office:value="-0.0110485434560398">
            <text:p>-0.0110</text:p>
          </table:table-cell>
          <table:table-cell table:formula="of:=DEC2HEX([.C72]*256*128;4)" office:value-type="string" office:string-value="FFFFFFFE95">
            <text:p>FFFFFFFE95</text:p>
          </table:table-cell>
          <table:table-cell table:formula="of:=[.$F$5]*[.E71]-[.E70]+[.C72]" office:value-type="float" office:value="-0.0110485434560398">
            <text:p>-0.0110485435</text:p>
          </table:table-cell>
          <table:table-cell table:formula="of:=DEC2HEX([.$F$5]*[.E71]*256*128;4)" office:value-type="string" office:string-value="54DA">
            <text:p>54DA</text:p>
          </table:table-cell>
          <table:table-cell table:formula="of:=DEC2HEX([.E72]*256*128;4)" office:value-type="string" office:string-value="FFFFFFFE95">
            <text:p>FFFFFFFE95</text:p>
          </table:table-cell>
          <table:table-cell table:formula="of:=[.G71]" office:value-type="string" office:string-value="3C00">
            <text:p>3C00</text:p>
          </table:table-cell>
          <table:table-cell table:formula="of:=[.H71]" office:value-type="string" office:string-value="54DA">
            <text:p>54DA</text:p>
          </table:table-cell>
          <table:table-cell table:formula="of:=DEC2HEX([.E72]*256*256*256*128;8)" office:value-type="string" office:string-value="FFFE95F619">
            <text:p>FFFE95F619</text:p>
          </table:table-cell>
          <table:table-cell table:number-columns-repeated="6"/>
          <table:table-cell table:formula="of:=ABS([.E72])" office:value-type="float" office:value="0.0110485434560398">
            <text:p>0.0110</text:p>
          </table:table-cell>
        </table:table-row>
        <table:table-row table:style-name="ro1">
          <table:table-cell table:formula="of:=[.A72]+1" office:value-type="float" office:value="62">
            <text:p>62</text:p>
          </table:table-cell>
          <table:table-cell table:formula="of:=[.$D$8]*[.A73]/[.$B$4]" office:value-type="float" office:value="7.75">
            <text:p>7.7500</text:p>
          </table:table-cell>
          <table:table-cell table:formula="of:=SIN([.B73]*2*PI())/64" office:value-type="float" office:value="-0.015625">
            <text:p>-0.0156</text:p>
          </table:table-cell>
          <table:table-cell table:formula="of:=DEC2HEX([.C73]*256*128;4)" office:value-type="string" office:string-value="FFFFFFFE00">
            <text:p>FFFFFFFE00</text:p>
          </table:table-cell>
          <table:table-cell table:formula="of:=[.$F$5]*[.E72]-[.E71]+[.C73]" office:value-type="float" office:value="-0.500000000000002">
            <text:p>-0.5</text:p>
          </table:table-cell>
          <table:table-cell table:formula="of:=DEC2HEX([.$F$5]*[.E72]*256*128;4)" office:value-type="string" office:string-value="FFFFFFFE00">
            <text:p>FFFFFFFE00</text:p>
          </table:table-cell>
          <table:table-cell table:formula="of:=DEC2HEX([.E73]*256*128;4)" office:value-type="string" office:string-value="FFFFFFBFFF">
            <text:p>FFFFFFBFFF</text:p>
          </table:table-cell>
          <table:table-cell table:formula="of:=[.G72]" office:value-type="string" office:string-value="FFFFFFFE95">
            <text:p>FFFFFFFE95</text:p>
          </table:table-cell>
          <table:table-cell table:formula="of:=[.H72]" office:value-type="string" office:string-value="3C00">
            <text:p>3C00</text:p>
          </table:table-cell>
          <table:table-cell table:formula="of:=DEC2HEX([.E73]*256*256*256*128;8)" office:value-type="string" office:string-value="FFC0000000">
            <text:p>FFC0000000</text:p>
          </table:table-cell>
          <table:table-cell table:number-columns-repeated="6"/>
          <table:table-cell table:formula="of:=ABS([.E73])" office:value-type="float" office:value="0.500000000000002">
            <text:p>0.5000</text:p>
          </table:table-cell>
        </table:table-row>
        <table:table-row table:style-name="ro1">
          <table:table-cell table:formula="of:=[.A73]+1" office:value-type="float" office:value="63">
            <text:p>63</text:p>
          </table:table-cell>
          <table:table-cell table:formula="of:=[.$D$8]*[.A74]/[.$B$4]" office:value-type="float" office:value="7.875">
            <text:p>7.8750</text:p>
          </table:table-cell>
          <table:table-cell table:formula="of:=SIN([.B74]*2*PI())/64" office:value-type="float" office:value="-0.0110485434560398">
            <text:p>-0.0110</text:p>
          </table:table-cell>
          <table:table-cell table:formula="of:=DEC2HEX([.C74]*256*128;4)" office:value-type="string" office:string-value="FFFFFFFE95">
            <text:p>FFFFFFFE95</text:p>
          </table:table-cell>
          <table:table-cell table:formula="of:=[.$F$5]*[.E73]-[.E72]+[.C74]" office:value-type="float" office:value="-0.70710678118655">
            <text:p>-0.7071067812</text:p>
          </table:table-cell>
          <table:table-cell table:formula="of:=DEC2HEX([.$F$5]*[.E73]*256*128;4)" office:value-type="string" office:string-value="FFFFFFA57D">
            <text:p>FFFFFFA57D</text:p>
          </table:table-cell>
          <table:table-cell table:formula="of:=DEC2HEX([.E74]*256*128;4)" office:value-type="string" office:string-value="FFFFFFA57D">
            <text:p>FFFFFFA57D</text:p>
          </table:table-cell>
          <table:table-cell table:formula="of:=[.G73]" office:value-type="string" office:string-value="FFFFFFBFFF">
            <text:p>FFFFFFBFFF</text:p>
          </table:table-cell>
          <table:table-cell table:formula="of:=[.H73]" office:value-type="string" office:string-value="FFFFFFFE95">
            <text:p>FFFFFFFE95</text:p>
          </table:table-cell>
          <table:table-cell table:formula="of:=DEC2HEX([.E74]*256*256*256*128;8)" office:value-type="string" office:string-value="FFA57D8666">
            <text:p>FFA57D8666</text:p>
          </table:table-cell>
          <table:table-cell table:number-columns-repeated="6"/>
          <table:table-cell table:formula="of:=ABS([.E74])" office:value-type="float" office:value="0.70710678118655">
            <text:p>0.7071</text:p>
          </table:table-cell>
        </table:table-row>
        <table:table-row table:style-name="ro1">
          <table:table-cell table:style-name="ce5" table:formula="of:=[.A74]+1" office:value-type="float" office:value="64">
            <text:p>64</text:p>
          </table:table-cell>
          <table:table-cell table:style-name="ce7" table:formula="of:=[.$D$8]*[.A75]/[.$B$4]" office:value-type="float" office:value="8">
            <text:p>8.0000</text:p>
          </table:table-cell>
          <table:table-cell table:formula="of:=SIN([.B75]*2*PI())/64" office:value-type="float" office:value="-3.06161699786838E-017">
            <text:p>0.0000</text:p>
          </table:table-cell>
          <table:table-cell table:formula="of:=DEC2HEX([.C75]*256*128;4)" office:value-type="string" office:string-value="FFFFFFFFFF">
            <text:p>FFFFFFFFFF</text:p>
          </table:table-cell>
          <table:table-cell table:formula="of:=[.$F$5]*[.E74]-[.E73]+[.C75]" office:value-type="float" office:value="-0.500000000000002">
            <text:p>-0.5</text:p>
          </table:table-cell>
          <table:table-cell table:formula="of:=DEC2HEX([.$F$5]*[.E74]*256*128;4)" office:value-type="string" office:string-value="FFFFFF7FFF">
            <text:p>FFFFFF7FFF</text:p>
          </table:table-cell>
          <table:table-cell table:formula="of:=DEC2HEX([.E75]*256*128;4)" office:value-type="string" office:string-value="FFFFFFBFFF">
            <text:p>FFFFFFBFFF</text:p>
          </table:table-cell>
          <table:table-cell table:formula="of:=[.G74]" office:value-type="string" office:string-value="FFFFFFA57D">
            <text:p>FFFFFFA57D</text:p>
          </table:table-cell>
          <table:table-cell table:formula="of:=[.H74]" office:value-type="string" office:string-value="FFFFFFBFFF">
            <text:p>FFFFFFBFFF</text:p>
          </table:table-cell>
          <table:table-cell table:formula="of:=DEC2HEX([.E75]*256*256*256*128;8)" office:value-type="string" office:string-value="FFC0000000">
            <text:p>FFC0000000</text:p>
          </table:table-cell>
          <table:table-cell table:number-columns-repeated="6"/>
          <table:table-cell table:formula="of:=ABS([.E75])" office:value-type="float" office:value="0.500000000000002">
            <text:p>0.5000</text:p>
          </table:table-cell>
        </table:table-row>
      </table:table>
      <table:table table:name="h1" table:style-name="ta1" table:print="false"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ce11"/>
        <table:table-column table:style-name="co14" table:default-cell-style-name="ce11"/>
        <table:table-column table:style-name="co19" table:default-cell-style-name="ce11"/>
        <table:table-row table:style-name="ro1">
          <table:table-cell table:style-name="ce8" office:value-type="string" table:number-columns-spanned="7" table:number-rows-spanned="1">
            <text:p>Use h1/2 then product*2 in h1 calculations.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>
            <text:p>m</text:p>
          </table:table-cell>
          <table:table-cell table:style-name="ce11" office:value-type="string">
            <text:p>h1</text:p>
          </table:table-cell>
          <table:table-cell table:style-name="ce11" office:value-type="string">
            <text:p>hex 1.15 div 2</text:p>
          </table:table-cell>
          <table:table-cell table:style-name="ce11" office:value-type="string">
            <text:p>hex 1.15 div -2</text:p>
          </table:table-cell>
          <table:table-cell office:value-type="string">
            <text:p>freq (Hz)</text:p>
          </table:table-cell>
          <table:table-cell/>
          <table:table-cell office:value-type="string">
            <text:p>T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8" table:formula="of:=2*COS(2*PI()*([.A4]/64))" office:value-type="float" office:value="1.99036945334439">
            <text:p>1.99037</text:p>
          </table:table-cell>
          <table:table-cell table:style-name="ce16" table:formula="of:=DEC2HEX(0.5*[.B4]*256*128;4)" office:value-type="string" office:string-value="7F62">
            <text:p>7F62</text:p>
          </table:table-cell>
          <table:table-cell table:style-name="ce16" table:formula="of:=DEC2HEX(-0.5*[.B4]*256*128;4)" office:value-type="string" office:string-value="FFFFFF809D">
            <text:p>FFFFFF809D</text:p>
          </table:table-cell>
          <table:table-cell table:formula="of:=[.A4]*125" office:value-type="float" office:value="125">
            <text:p>125</text:p>
          </table:table-cell>
          <table:table-cell table:number-columns-repeated="2"/>
        </table:table-row>
        <table:table-row table:style-name="ro1">
          <table:table-cell table:formula="of:=[.A4]+1" office:value-type="float" office:value="2">
            <text:p>2</text:p>
          </table:table-cell>
          <table:table-cell table:style-name="ce18" table:formula="of:=2*COS(2*PI()*([.A5]/64))" office:value-type="float" office:value="1.96157056080646">
            <text:p>1.96157</text:p>
          </table:table-cell>
          <table:table-cell table:style-name="ce16" table:formula="of:=DEC2HEX(0.5*[.B5]*256*128;4)" office:value-type="string" office:string-value="7D8A">
            <text:p>7D8A</text:p>
          </table:table-cell>
          <table:table-cell table:style-name="ce16" table:formula="of:=DEC2HEX(-0.5*[.B5]*256*128;4)" office:value-type="string" office:string-value="FFFFFF8275">
            <text:p>FFFFFF8275</text:p>
          </table:table-cell>
          <table:table-cell table:formula="of:=[.A5]*125" office:value-type="float" office:value="250">
            <text:p>250</text:p>
          </table:table-cell>
          <table:table-cell table:number-columns-repeated="2"/>
        </table:table-row>
        <table:table-row table:style-name="ro1">
          <table:table-cell table:formula="of:=[.A5]+1" office:value-type="float" office:value="3">
            <text:p>3</text:p>
          </table:table-cell>
          <table:table-cell table:style-name="ce18" table:formula="of:=2*COS(2*PI()*([.A6]/64))" office:value-type="float" office:value="1.91388067146442">
            <text:p>1.91388</text:p>
          </table:table-cell>
          <table:table-cell table:style-name="ce16" table:formula="of:=DEC2HEX(0.5*[.B6]*256*128;4)" office:value-type="string" office:string-value="7A7D">
            <text:p>7A7D</text:p>
          </table:table-cell>
          <table:table-cell table:style-name="ce16" table:formula="of:=DEC2HEX(-0.5*[.B6]*256*128;4)" office:value-type="string" office:string-value="FFFFFF8582">
            <text:p>FFFFFF8582</text:p>
          </table:table-cell>
          <table:table-cell table:formula="of:=[.A6]*125" office:value-type="float" office:value="375">
            <text:p>375</text:p>
          </table:table-cell>
          <table:table-cell table:number-columns-repeated="2"/>
        </table:table-row>
        <table:table-row table:style-name="ro1">
          <table:table-cell table:formula="of:=[.A6]+1" office:value-type="float" office:value="4">
            <text:p>4</text:p>
          </table:table-cell>
          <table:table-cell table:style-name="ce18" table:formula="of:=2*COS(2*PI()*([.A7]/64))" office:value-type="float" office:value="1.84775906502257">
            <text:p>1.84776</text:p>
          </table:table-cell>
          <table:table-cell table:style-name="ce16" table:formula="of:=DEC2HEX(0.5*[.B7]*256*128;4)" office:value-type="string" office:string-value="7641">
            <text:p>7641</text:p>
          </table:table-cell>
          <table:table-cell table:style-name="ce16" table:formula="of:=DEC2HEX(-0.5*[.B7]*256*128;4)" office:value-type="string" office:string-value="FFFFFF89BE">
            <text:p>FFFFFF89BE</text:p>
          </table:table-cell>
          <table:table-cell table:formula="of:=[.A7]*125" office:value-type="float" office:value="500">
            <text:p>500</text:p>
          </table:table-cell>
          <table:table-cell table:number-columns-repeated="2"/>
        </table:table-row>
        <table:table-row table:style-name="ro1">
          <table:table-cell table:formula="of:=[.A7]+1" office:value-type="float" office:value="5">
            <text:p>5</text:p>
          </table:table-cell>
          <table:table-cell table:style-name="ce18" table:formula="of:=2*COS(2*PI()*([.A8]/64))" office:value-type="float" office:value="1.76384252869671">
            <text:p>1.76384</text:p>
          </table:table-cell>
          <table:table-cell table:style-name="ce16" table:formula="of:=DEC2HEX(0.5*[.B8]*256*128;4)" office:value-type="string" office:string-value="70E2">
            <text:p>70E2</text:p>
          </table:table-cell>
          <table:table-cell table:style-name="ce16" table:formula="of:=DEC2HEX(-0.5*[.B8]*256*128;4)" office:value-type="string" office:string-value="FFFFFF8F1D">
            <text:p>FFFFFF8F1D</text:p>
          </table:table-cell>
          <table:table-cell table:formula="of:=[.A8]*125" office:value-type="float" office:value="625">
            <text:p>625</text:p>
          </table:table-cell>
          <table:table-cell table:number-columns-repeated="2"/>
        </table:table-row>
        <table:table-row table:style-name="ro1">
          <table:table-cell table:formula="of:=[.A8]+1" office:value-type="float" office:value="6">
            <text:p>6</text:p>
          </table:table-cell>
          <table:table-cell table:style-name="ce18" table:formula="of:=2*COS(2*PI()*([.A9]/64))" office:value-type="float" office:value="1.66293922460509">
            <text:p>1.66294</text:p>
          </table:table-cell>
          <table:table-cell table:style-name="ce16" table:formula="of:=DEC2HEX(0.5*[.B9]*256*128;4)" office:value-type="string" office:string-value="6A6D">
            <text:p>6A6D</text:p>
          </table:table-cell>
          <table:table-cell table:style-name="ce16" table:formula="of:=DEC2HEX(-0.5*[.B9]*256*128;4)" office:value-type="string" office:string-value="FFFFFF9592">
            <text:p>FFFFFF9592</text:p>
          </table:table-cell>
          <table:table-cell table:formula="of:=[.A9]*125" office:value-type="float" office:value="750">
            <text:p>750</text:p>
          </table:table-cell>
          <table:table-cell office:value-type="string">
            <text:p>x</text:p>
          </table:table-cell>
          <table:table-cell table:formula="of:=[.A9]/2" office:value-type="float" office:value="3">
            <text:p>3</text:p>
          </table:table-cell>
        </table:table-row>
        <table:table-row table:style-name="ro1">
          <table:table-cell table:formula="of:=[.A9]+1" office:value-type="float" office:value="7">
            <text:p>7</text:p>
          </table:table-cell>
          <table:table-cell table:style-name="ce18" table:formula="of:=2*COS(2*PI()*([.A10]/64))" office:value-type="float" office:value="1.54602090672547">
            <text:p>1.54602</text:p>
          </table:table-cell>
          <table:table-cell table:style-name="ce16" table:formula="of:=DEC2HEX(0.5*[.B10]*256*128;4)" office:value-type="string" office:string-value="62F2">
            <text:p>62F2</text:p>
          </table:table-cell>
          <table:table-cell table:style-name="ce16" table:formula="of:=DEC2HEX(-0.5*[.B10]*256*128;4)" office:value-type="string" office:string-value="FFFFFF9D0D">
            <text:p>FFFFFF9D0D</text:p>
          </table:table-cell>
          <table:table-cell table:formula="of:=[.A10]*125" office:value-type="float" office:value="875">
            <text:p>875</text:p>
          </table:table-cell>
          <table:table-cell table:number-columns-repeated="2"/>
        </table:table-row>
        <table:table-row table:style-name="ro1">
          <table:table-cell table:formula="of:=[.A10]+1" office:value-type="float" office:value="8">
            <text:p>8</text:p>
          </table:table-cell>
          <table:table-cell table:style-name="ce18" table:formula="of:=2*COS(2*PI()*([.A11]/64))" office:value-type="float" office:value="1.4142135623731">
            <text:p>1.41421</text:p>
          </table:table-cell>
          <table:table-cell table:style-name="ce16" table:formula="of:=DEC2HEX(0.5*[.B11]*256*128;4)" office:value-type="string" office:string-value="5A82">
            <text:p>5A82</text:p>
          </table:table-cell>
          <table:table-cell table:style-name="ce16" table:formula="of:=DEC2HEX(-0.5*[.B11]*256*128;4)" office:value-type="string" office:string-value="FFFFFFA57D">
            <text:p>FFFFFFA57D</text:p>
          </table:table-cell>
          <table:table-cell table:formula="of:=[.A11]*125" office:value-type="float" office:value="1000">
            <text:p>1000</text:p>
          </table:table-cell>
          <table:table-cell office:value-type="string">
            <text:p>x</text:p>
          </table:table-cell>
          <table:table-cell table:formula="of:=[.A11]/2" office:value-type="float" office:value="4">
            <text:p>4</text:p>
          </table:table-cell>
        </table:table-row>
        <table:table-row table:style-name="ro1">
          <table:table-cell table:formula="of:=[.A11]+1" office:value-type="float" office:value="9">
            <text:p>9</text:p>
          </table:table-cell>
          <table:table-cell table:style-name="ce18" table:formula="of:=2*COS(2*PI()*([.A12]/64))" office:value-type="float" office:value="1.26878656832729">
            <text:p>1.26879</text:p>
          </table:table-cell>
          <table:table-cell table:style-name="ce16" table:formula="of:=DEC2HEX(0.5*[.B12]*256*128;4)" office:value-type="string" office:string-value="5133">
            <text:p>5133</text:p>
          </table:table-cell>
          <table:table-cell table:style-name="ce16" table:formula="of:=DEC2HEX(-0.5*[.B12]*256*128;4)" office:value-type="string" office:string-value="FFFFFFAECC">
            <text:p>FFFFFFAECC</text:p>
          </table:table-cell>
          <table:table-cell table:formula="of:=[.A12]*125" office:value-type="float" office:value="1125">
            <text:p>1125</text:p>
          </table:table-cell>
          <table:table-cell table:number-columns-repeated="2"/>
        </table:table-row>
        <table:table-row table:style-name="ro1">
          <table:table-cell table:formula="of:=[.A12]+1" office:value-type="float" office:value="10">
            <text:p>10</text:p>
          </table:table-cell>
          <table:table-cell table:style-name="ce18" table:formula="of:=2*COS(2*PI()*([.A13]/64))" office:value-type="float" office:value="1.1111404660392">
            <text:p>1.11114</text:p>
          </table:table-cell>
          <table:table-cell table:style-name="ce16" table:formula="of:=DEC2HEX(0.5*[.B13]*256*128;4)" office:value-type="string" office:string-value="471C">
            <text:p>471C</text:p>
          </table:table-cell>
          <table:table-cell table:style-name="ce16" table:formula="of:=DEC2HEX(-0.5*[.B13]*256*128;4)" office:value-type="string" office:string-value="FFFFFFB8E3">
            <text:p>FFFFFFB8E3</text:p>
          </table:table-cell>
          <table:table-cell table:formula="of:=[.A13]*125" office:value-type="float" office:value="1250">
            <text:p>1250</text:p>
          </table:table-cell>
          <table:table-cell office:value-type="string">
            <text:p>x</text:p>
          </table:table-cell>
          <table:table-cell table:formula="of:=[.A13]/2" office:value-type="float" office:value="5">
            <text:p>5</text:p>
          </table:table-cell>
        </table:table-row>
        <table:table-row table:style-name="ro1">
          <table:table-cell table:formula="of:=[.A13]+1" office:value-type="float" office:value="11">
            <text:p>11</text:p>
          </table:table-cell>
          <table:table-cell table:style-name="ce18" table:formula="of:=2*COS(2*PI()*([.A14]/64))" office:value-type="float" office:value="0.942793473651996">
            <text:p>0.94279</text:p>
          </table:table-cell>
          <table:table-cell table:style-name="ce16" table:formula="of:=DEC2HEX(0.5*[.B14]*256*128;4)" office:value-type="string" office:string-value="3C56">
            <text:p>3C56</text:p>
          </table:table-cell>
          <table:table-cell table:style-name="ce16" table:formula="of:=DEC2HEX(-0.5*[.B14]*256*128;4)" office:value-type="string" office:string-value="FFFFFFC3A9">
            <text:p>FFFFFFC3A9</text:p>
          </table:table-cell>
          <table:table-cell table:formula="of:=[.A14]*125" office:value-type="float" office:value="1375">
            <text:p>1375</text:p>
          </table:table-cell>
          <table:table-cell table:number-columns-repeated="2"/>
        </table:table-row>
        <table:table-row table:style-name="ro1">
          <table:table-cell table:formula="of:=[.A14]+1" office:value-type="float" office:value="12">
            <text:p>12</text:p>
          </table:table-cell>
          <table:table-cell table:style-name="ce18" table:formula="of:=2*COS(2*PI()*([.A15]/64))" office:value-type="float" office:value="0.76536686473018">
            <text:p>0.76537</text:p>
          </table:table-cell>
          <table:table-cell table:style-name="ce16" table:formula="of:=DEC2HEX(0.5*[.B15]*256*128;4)" office:value-type="string" office:string-value="30FB">
            <text:p>30FB</text:p>
          </table:table-cell>
          <table:table-cell table:style-name="ce16" table:formula="of:=DEC2HEX(-0.5*[.B15]*256*128;4)" office:value-type="string" office:string-value="FFFFFFCF04">
            <text:p>FFFFFFCF04</text:p>
          </table:table-cell>
          <table:table-cell table:formula="of:=[.A15]*125" office:value-type="float" office:value="1500">
            <text:p>1500</text:p>
          </table:table-cell>
          <table:table-cell office:value-type="string">
            <text:p>x</text:p>
          </table:table-cell>
          <table:table-cell table:formula="of:=[.A15]/2" office:value-type="float" office:value="6">
            <text:p>6</text:p>
          </table:table-cell>
        </table:table-row>
        <table:table-row table:style-name="ro1">
          <table:table-cell table:formula="of:=[.A15]+1" office:value-type="float" office:value="13">
            <text:p>13</text:p>
          </table:table-cell>
          <table:table-cell table:style-name="ce18" table:formula="of:=2*COS(2*PI()*([.A16]/64))" office:value-type="float" office:value="0.580569354508925">
            <text:p>0.58057</text:p>
          </table:table-cell>
          <table:table-cell table:style-name="ce16" table:formula="of:=DEC2HEX(0.5*[.B16]*256*128;4)" office:value-type="string" office:string-value="2528">
            <text:p>2528</text:p>
          </table:table-cell>
          <table:table-cell table:style-name="ce16" table:formula="of:=DEC2HEX(-0.5*[.B16]*256*128;4)" office:value-type="string" office:string-value="FFFFFFDAD7">
            <text:p>FFFFFFDAD7</text:p>
          </table:table-cell>
          <table:table-cell table:formula="of:=[.A16]*125" office:value-type="float" office:value="1625">
            <text:p>1625</text:p>
          </table:table-cell>
          <table:table-cell table:number-columns-repeated="2"/>
        </table:table-row>
        <table:table-row table:style-name="ro1">
          <table:table-cell table:formula="of:=[.A16]+1" office:value-type="float" office:value="14">
            <text:p>14</text:p>
          </table:table-cell>
          <table:table-cell table:style-name="ce18" table:formula="of:=2*COS(2*PI()*([.A17]/64))" office:value-type="float" office:value="0.390180644032257">
            <text:p>0.39018</text:p>
          </table:table-cell>
          <table:table-cell table:style-name="ce16" table:formula="of:=DEC2HEX(0.5*[.B17]*256*128;4)" office:value-type="string" office:string-value="18F8">
            <text:p>18F8</text:p>
          </table:table-cell>
          <table:table-cell table:style-name="ce16" table:formula="of:=DEC2HEX(-0.5*[.B17]*256*128;4)" office:value-type="string" office:string-value="FFFFFFE707">
            <text:p>FFFFFFE707</text:p>
          </table:table-cell>
          <table:table-cell table:formula="of:=[.A17]*125" office:value-type="float" office:value="1750">
            <text:p>1750</text:p>
          </table:table-cell>
          <table:table-cell office:value-type="string">
            <text:p>x</text:p>
          </table:table-cell>
          <table:table-cell table:formula="of:=[.A17]/2" office:value-type="float" office:value="7">
            <text:p>7</text:p>
          </table:table-cell>
        </table:table-row>
        <table:table-row table:style-name="ro1">
          <table:table-cell table:formula="of:=[.A17]+1" office:value-type="float" office:value="15">
            <text:p>15</text:p>
          </table:table-cell>
          <table:table-cell table:style-name="ce18" table:formula="of:=2*COS(2*PI()*([.A18]/64))" office:value-type="float" office:value="0.196034280659122">
            <text:p>0.19603</text:p>
          </table:table-cell>
          <table:table-cell table:style-name="ce16" table:formula="of:=DEC2HEX(0.5*[.B18]*256*128;4)" office:value-type="string" office:string-value="0C8B">
            <text:p>0C8B</text:p>
          </table:table-cell>
          <table:table-cell table:style-name="ce16" table:formula="of:=DEC2HEX(-0.5*[.B18]*256*128;4)" office:value-type="string" office:string-value="FFFFFFF374">
            <text:p>FFFFFFF374</text:p>
          </table:table-cell>
          <table:table-cell table:formula="of:=[.A18]*125" office:value-type="float" office:value="1875">
            <text:p>1875</text:p>
          </table:table-cell>
          <table:table-cell table:number-columns-repeated="2"/>
        </table:table-row>
        <table:table-row table:style-name="ro1">
          <table:table-cell table:formula="of:=[.A18]+1" office:value-type="float" office:value="16">
            <text:p>16</text:p>
          </table:table-cell>
          <table:table-cell table:style-name="ce18" table:formula="of:=2*COS(2*PI()*([.A19]/64))" office:value-type="float" office:value="1.22464679914735E-016">
            <text:p>0.00000</text:p>
          </table:table-cell>
          <table:table-cell table:style-name="ce16" table:formula="of:=DEC2HEX(0.5*[.B19]*256*128;4)" office:value-type="string" office:string-value="0000">
            <text:p>0000</text:p>
          </table:table-cell>
          <table:table-cell table:style-name="ce16" table:formula="of:=DEC2HEX(-0.5*[.B19]*256*128;4)" office:value-type="string" office:string-value="FFFFFFFFFF">
            <text:p>FFFFFFFFFF</text:p>
          </table:table-cell>
          <table:table-cell table:formula="of:=[.A19]*125" office:value-type="float" office:value="2000">
            <text:p>2000</text:p>
          </table:table-cell>
          <table:table-cell office:value-type="string">
            <text:p>x</text:p>
          </table:table-cell>
          <table:table-cell table:formula="of:=[.A19]/2" office:value-type="float" office:value="8">
            <text:p>8</text:p>
          </table:table-cell>
        </table:table-row>
        <table:table-row table:style-name="ro1">
          <table:table-cell table:formula="of:=[.A19]+1" office:value-type="float" office:value="17">
            <text:p>17</text:p>
          </table:table-cell>
          <table:table-cell table:style-name="ce18" table:formula="of:=2*COS(2*PI()*([.A20]/64))" office:value-type="float" office:value="-0.196034280659121">
            <text:p>-0.19603</text:p>
          </table:table-cell>
          <table:table-cell table:style-name="ce16" table:formula="of:=DEC2HEX(0.5*[.B20]*256*128;4)" office:value-type="string" office:string-value="FFFFFFF374">
            <text:p>FFFFFFF374</text:p>
          </table:table-cell>
          <table:table-cell table:style-name="ce16" table:formula="of:=DEC2HEX(-0.5*[.B20]*256*128;4)" office:value-type="string" office:string-value="0C8B">
            <text:p>0C8B</text:p>
          </table:table-cell>
          <table:table-cell table:formula="of:=[.A20]*125" office:value-type="float" office:value="2125">
            <text:p>2125</text:p>
          </table:table-cell>
          <table:table-cell table:number-columns-repeated="2"/>
        </table:table-row>
        <table:table-row table:style-name="ro1">
          <table:table-cell table:formula="of:=[.A20]+1" office:value-type="float" office:value="18">
            <text:p>18</text:p>
          </table:table-cell>
          <table:table-cell table:style-name="ce18" table:formula="of:=2*COS(2*PI()*([.A21]/64))" office:value-type="float" office:value="-0.390180644032256">
            <text:p>-0.39018</text:p>
          </table:table-cell>
          <table:table-cell table:style-name="ce16" table:formula="of:=DEC2HEX(0.5*[.B21]*256*128;4)" office:value-type="string" office:string-value="FFFFFFE707">
            <text:p>FFFFFFE707</text:p>
          </table:table-cell>
          <table:table-cell table:style-name="ce16" table:formula="of:=DEC2HEX(-0.5*[.B21]*256*128;4)" office:value-type="string" office:string-value="18F8">
            <text:p>18F8</text:p>
          </table:table-cell>
          <table:table-cell table:formula="of:=[.A21]*125" office:value-type="float" office:value="2250">
            <text:p>2250</text:p>
          </table:table-cell>
          <table:table-cell office:value-type="string">
            <text:p>x</text:p>
          </table:table-cell>
          <table:table-cell table:formula="of:=[.A21]/2" office:value-type="float" office:value="9">
            <text:p>9</text:p>
          </table:table-cell>
        </table:table-row>
        <table:table-row table:style-name="ro1">
          <table:table-cell table:formula="of:=[.A21]+1" office:value-type="float" office:value="19">
            <text:p>19</text:p>
          </table:table-cell>
          <table:table-cell table:style-name="ce18" table:formula="of:=2*COS(2*PI()*([.A22]/64))" office:value-type="float" office:value="-0.580569354508924">
            <text:p>-0.58057</text:p>
          </table:table-cell>
          <table:table-cell table:style-name="ce16" table:formula="of:=DEC2HEX(0.5*[.B22]*256*128;4)" office:value-type="string" office:string-value="FFFFFFDAD7">
            <text:p>FFFFFFDAD7</text:p>
          </table:table-cell>
          <table:table-cell table:style-name="ce16" table:formula="of:=DEC2HEX(-0.5*[.B22]*256*128;4)" office:value-type="string" office:string-value="2528">
            <text:p>2528</text:p>
          </table:table-cell>
          <table:table-cell table:formula="of:=[.A22]*125" office:value-type="float" office:value="2375">
            <text:p>2375</text:p>
          </table:table-cell>
          <table:table-cell table:number-columns-repeated="2"/>
        </table:table-row>
        <table:table-row table:style-name="ro1">
          <table:table-cell table:formula="of:=[.A22]+1" office:value-type="float" office:value="20">
            <text:p>20</text:p>
          </table:table-cell>
          <table:table-cell table:style-name="ce18" table:formula="of:=2*COS(2*PI()*([.A23]/64))" office:value-type="float" office:value="-0.765366864730179">
            <text:p>-0.76537</text:p>
          </table:table-cell>
          <table:table-cell table:style-name="ce16" table:formula="of:=DEC2HEX(0.5*[.B23]*256*128;4)" office:value-type="string" office:string-value="FFFFFFCF04">
            <text:p>FFFFFFCF04</text:p>
          </table:table-cell>
          <table:table-cell table:style-name="ce16" table:formula="of:=DEC2HEX(-0.5*[.B23]*256*128;4)" office:value-type="string" office:string-value="30FB">
            <text:p>30FB</text:p>
          </table:table-cell>
          <table:table-cell table:formula="of:=[.A23]*125" office:value-type="float" office:value="2500">
            <text:p>2500</text:p>
          </table:table-cell>
          <table:table-cell office:value-type="string">
            <text:p>x</text:p>
          </table:table-cell>
          <table:table-cell table:formula="of:=[.A23]/2" office:value-type="float" office:value="10">
            <text:p>10</text:p>
          </table:table-cell>
        </table:table-row>
        <table:table-row table:style-name="ro1">
          <table:table-cell table:formula="of:=[.A23]+1" office:value-type="float" office:value="21">
            <text:p>21</text:p>
          </table:table-cell>
          <table:table-cell table:style-name="ce18" table:formula="of:=2*COS(2*PI()*([.A24]/64))" office:value-type="float" office:value="-0.942793473651995">
            <text:p>-0.94279</text:p>
          </table:table-cell>
          <table:table-cell table:style-name="ce16" table:formula="of:=DEC2HEX(0.5*[.B24]*256*128;4)" office:value-type="string" office:string-value="FFFFFFC3A9">
            <text:p>FFFFFFC3A9</text:p>
          </table:table-cell>
          <table:table-cell table:style-name="ce16" table:formula="of:=DEC2HEX(-0.5*[.B24]*256*128;4)" office:value-type="string" office:string-value="3C56">
            <text:p>3C56</text:p>
          </table:table-cell>
          <table:table-cell table:formula="of:=[.A24]*125" office:value-type="float" office:value="2625">
            <text:p>2625</text:p>
          </table:table-cell>
          <table:table-cell table:number-columns-repeated="2"/>
        </table:table-row>
        <table:table-row table:style-name="ro1">
          <table:table-cell table:formula="of:=[.A24]+1" office:value-type="float" office:value="22">
            <text:p>22</text:p>
          </table:table-cell>
          <table:table-cell table:style-name="ce18" table:formula="of:=2*COS(2*PI()*([.A25]/64))" office:value-type="float" office:value="-1.1111404660392">
            <text:p>-1.11114</text:p>
          </table:table-cell>
          <table:table-cell table:style-name="ce16" table:formula="of:=DEC2HEX(0.5*[.B25]*256*128;4)" office:value-type="string" office:string-value="FFFFFFB8E3">
            <text:p>FFFFFFB8E3</text:p>
          </table:table-cell>
          <table:table-cell table:style-name="ce16" table:formula="of:=DEC2HEX(-0.5*[.B25]*256*128;4)" office:value-type="string" office:string-value="471C">
            <text:p>471C</text:p>
          </table:table-cell>
          <table:table-cell table:formula="of:=[.A25]*125" office:value-type="float" office:value="2750">
            <text:p>2750</text:p>
          </table:table-cell>
          <table:table-cell table:number-columns-repeated="2"/>
        </table:table-row>
        <table:table-row table:style-name="ro1">
          <table:table-cell table:formula="of:=[.A25]+1" office:value-type="float" office:value="23">
            <text:p>23</text:p>
          </table:table-cell>
          <table:table-cell table:style-name="ce18" table:formula="of:=2*COS(2*PI()*([.A26]/64))" office:value-type="float" office:value="-1.26878656832729">
            <text:p>-1.26879</text:p>
          </table:table-cell>
          <table:table-cell table:style-name="ce16" table:formula="of:=DEC2HEX(0.5*[.B26]*256*128;4)" office:value-type="string" office:string-value="FFFFFFAECC">
            <text:p>FFFFFFAECC</text:p>
          </table:table-cell>
          <table:table-cell table:style-name="ce16" table:formula="of:=DEC2HEX(-0.5*[.B26]*256*128;4)" office:value-type="string" office:string-value="5133">
            <text:p>5133</text:p>
          </table:table-cell>
          <table:table-cell table:formula="of:=[.A26]*125" office:value-type="float" office:value="2875">
            <text:p>2875</text:p>
          </table:table-cell>
          <table:table-cell table:number-columns-repeated="2"/>
        </table:table-row>
        <table:table-row table:style-name="ro1">
          <table:table-cell table:formula="of:=[.A26]+1" office:value-type="float" office:value="24">
            <text:p>24</text:p>
          </table:table-cell>
          <table:table-cell table:style-name="ce18" table:formula="of:=2*COS(2*PI()*([.A27]/64))" office:value-type="float" office:value="-1.4142135623731">
            <text:p>-1.41421</text:p>
          </table:table-cell>
          <table:table-cell table:style-name="ce16" table:formula="of:=DEC2HEX(0.5*[.B27]*256*128;4)" office:value-type="string" office:string-value="FFFFFFA57D">
            <text:p>FFFFFFA57D</text:p>
          </table:table-cell>
          <table:table-cell table:style-name="ce16" table:formula="of:=DEC2HEX(-0.5*[.B27]*256*128;4)" office:value-type="string" office:string-value="5A82">
            <text:p>5A82</text:p>
          </table:table-cell>
          <table:table-cell table:formula="of:=[.A27]*125" office:value-type="float" office:value="3000">
            <text:p>3000</text:p>
          </table:table-cell>
          <table:table-cell table:number-columns-repeated="2"/>
        </table:table-row>
        <table:table-row table:style-name="ro1">
          <table:table-cell table:formula="of:=[.A27]+1" office:value-type="float" office:value="25">
            <text:p>25</text:p>
          </table:table-cell>
          <table:table-cell table:style-name="ce18" table:formula="of:=2*COS(2*PI()*([.A28]/64))" office:value-type="float" office:value="-1.54602090672547">
            <text:p>-1.54602</text:p>
          </table:table-cell>
          <table:table-cell table:style-name="ce16" table:formula="of:=DEC2HEX(0.5*[.B28]*256*128;4)" office:value-type="string" office:string-value="FFFFFF9D0D">
            <text:p>FFFFFF9D0D</text:p>
          </table:table-cell>
          <table:table-cell table:style-name="ce16" table:formula="of:=DEC2HEX(-0.5*[.B28]*256*128;4)" office:value-type="string" office:string-value="62F2">
            <text:p>62F2</text:p>
          </table:table-cell>
          <table:table-cell table:formula="of:=[.A28]*125" office:value-type="float" office:value="3125">
            <text:p>3125</text:p>
          </table:table-cell>
          <table:table-cell table:number-columns-repeated="2"/>
        </table:table-row>
        <table:table-row table:style-name="ro1">
          <table:table-cell table:formula="of:=[.A28]+1" office:value-type="float" office:value="26">
            <text:p>26</text:p>
          </table:table-cell>
          <table:table-cell table:style-name="ce18" table:formula="of:=2*COS(2*PI()*([.A29]/64))" office:value-type="float" office:value="-1.66293922460509">
            <text:p>-1.66294</text:p>
          </table:table-cell>
          <table:table-cell table:style-name="ce16" table:formula="of:=DEC2HEX(0.5*[.B29]*256*128;4)" office:value-type="string" office:string-value="FFFFFF9592">
            <text:p>FFFFFF9592</text:p>
          </table:table-cell>
          <table:table-cell table:style-name="ce16" table:formula="of:=DEC2HEX(-0.5*[.B29]*256*128;4)" office:value-type="string" office:string-value="6A6D">
            <text:p>6A6D</text:p>
          </table:table-cell>
          <table:table-cell table:formula="of:=[.A29]*125" office:value-type="float" office:value="3250">
            <text:p>3250</text:p>
          </table:table-cell>
          <table:table-cell table:number-columns-repeated="2"/>
        </table:table-row>
        <table:table-row table:style-name="ro1">
          <table:table-cell table:formula="of:=[.A29]+1" office:value-type="float" office:value="27">
            <text:p>27</text:p>
          </table:table-cell>
          <table:table-cell table:style-name="ce18" table:formula="of:=2*COS(2*PI()*([.A30]/64))" office:value-type="float" office:value="-1.76384252869671">
            <text:p>-1.76384</text:p>
          </table:table-cell>
          <table:table-cell table:style-name="ce16" table:formula="of:=DEC2HEX(0.5*[.B30]*256*128;4)" office:value-type="string" office:string-value="FFFFFF8F1D">
            <text:p>FFFFFF8F1D</text:p>
          </table:table-cell>
          <table:table-cell table:style-name="ce16" table:formula="of:=DEC2HEX(-0.5*[.B30]*256*128;4)" office:value-type="string" office:string-value="70E2">
            <text:p>70E2</text:p>
          </table:table-cell>
          <table:table-cell table:formula="of:=[.A30]*125" office:value-type="float" office:value="3375">
            <text:p>3375</text:p>
          </table:table-cell>
          <table:table-cell table:number-columns-repeated="2"/>
        </table:table-row>
        <table:table-row table:style-name="ro1">
          <table:table-cell table:formula="of:=[.A30]+1" office:value-type="float" office:value="28">
            <text:p>28</text:p>
          </table:table-cell>
          <table:table-cell table:style-name="ce18" table:formula="of:=2*COS(2*PI()*([.A31]/64))" office:value-type="float" office:value="-1.84775906502257">
            <text:p>-1.84776</text:p>
          </table:table-cell>
          <table:table-cell table:style-name="ce16" table:formula="of:=DEC2HEX(0.5*[.B31]*256*128;4)" office:value-type="string" office:string-value="FFFFFF89BE">
            <text:p>FFFFFF89BE</text:p>
          </table:table-cell>
          <table:table-cell table:style-name="ce16" table:formula="of:=DEC2HEX(-0.5*[.B31]*256*128;4)" office:value-type="string" office:string-value="7641">
            <text:p>7641</text:p>
          </table:table-cell>
          <table:table-cell table:formula="of:=[.A31]*125" office:value-type="float" office:value="3500">
            <text:p>3500</text:p>
          </table:table-cell>
          <table:table-cell table:number-columns-repeated="2"/>
        </table:table-row>
        <table:table-row table:style-name="ro1">
          <table:table-cell table:formula="of:=[.A31]+1" office:value-type="float" office:value="29">
            <text:p>29</text:p>
          </table:table-cell>
          <table:table-cell table:style-name="ce18" table:formula="of:=2*COS(2*PI()*([.A32]/64))" office:value-type="float" office:value="-1.91388067146442">
            <text:p>-1.91388</text:p>
          </table:table-cell>
          <table:table-cell table:style-name="ce16" table:formula="of:=DEC2HEX(0.5*[.B32]*256*128;4)" office:value-type="string" office:string-value="FFFFFF8582">
            <text:p>FFFFFF8582</text:p>
          </table:table-cell>
          <table:table-cell table:style-name="ce16" table:formula="of:=DEC2HEX(-0.5*[.B32]*256*128;4)" office:value-type="string" office:string-value="7A7D">
            <text:p>7A7D</text:p>
          </table:table-cell>
          <table:table-cell table:formula="of:=[.A32]*125" office:value-type="float" office:value="3625">
            <text:p>3625</text:p>
          </table:table-cell>
          <table:table-cell table:number-columns-repeated="2"/>
        </table:table-row>
        <table:table-row table:style-name="ro1">
          <table:table-cell table:formula="of:=[.A32]+1" office:value-type="float" office:value="30">
            <text:p>30</text:p>
          </table:table-cell>
          <table:table-cell table:style-name="ce18" table:formula="of:=2*COS(2*PI()*([.A33]/64))" office:value-type="float" office:value="-1.96157056080646">
            <text:p>-1.96157</text:p>
          </table:table-cell>
          <table:table-cell table:style-name="ce16" table:formula="of:=DEC2HEX(0.5*[.B33]*256*128;4)" office:value-type="string" office:string-value="FFFFFF8275">
            <text:p>FFFFFF8275</text:p>
          </table:table-cell>
          <table:table-cell table:style-name="ce16" table:formula="of:=DEC2HEX(-0.5*[.B33]*256*128;4)" office:value-type="string" office:string-value="7D8A">
            <text:p>7D8A</text:p>
          </table:table-cell>
          <table:table-cell table:formula="of:=[.A33]*125" office:value-type="float" office:value="3750">
            <text:p>3750</text:p>
          </table:table-cell>
          <table:table-cell table:number-columns-repeated="2"/>
        </table:table-row>
        <table:table-row table:style-name="ro1">
          <table:table-cell table:formula="of:=[.A33]+1" office:value-type="float" office:value="31">
            <text:p>31</text:p>
          </table:table-cell>
          <table:table-cell table:style-name="ce18" table:formula="of:=2*COS(2*PI()*([.A34]/64))" office:value-type="float" office:value="-1.99036945334439">
            <text:p>-1.99037</text:p>
          </table:table-cell>
          <table:table-cell table:style-name="ce16" table:formula="of:=DEC2HEX(0.5*[.B34]*256*128;4)" office:value-type="string" office:string-value="FFFFFF809D">
            <text:p>FFFFFF809D</text:p>
          </table:table-cell>
          <table:table-cell table:style-name="ce16" table:formula="of:=DEC2HEX(-0.5*[.B34]*256*128;4)" office:value-type="string" office:string-value="7F62">
            <text:p>7F62</text:p>
          </table:table-cell>
          <table:table-cell table:formula="of:=[.A34]*125" office:value-type="float" office:value="3875">
            <text:p>3875</text:p>
          </table:table-cell>
          <table:table-cell table:number-columns-repeated="2"/>
        </table:table-row>
        <table:table-row table:style-name="ro1">
          <table:table-cell table:formula="of:=[.A34]+1" office:value-type="float" office:value="32">
            <text:p>32</text:p>
          </table:table-cell>
          <table:table-cell table:style-name="ce18" table:formula="of:=2*COS(2*PI()*([.A35]/64))" office:value-type="float" office:value="-2">
            <text:p>-2.00000</text:p>
          </table:table-cell>
          <table:table-cell table:style-name="ce16" table:formula="of:=DEC2HEX(0.5*[.B35]*256*128;4)" office:value-type="string" office:string-value="FFFFFF8000">
            <text:p>FFFFFF8000</text:p>
          </table:table-cell>
          <table:table-cell table:style-name="ce16" table:formula="of:=DEC2HEX(-0.5*[.B35]*256*128;4)" office:value-type="string" office:string-value="8000">
            <text:p>8000</text:p>
          </table:table-cell>
          <table:table-cell table:formula="of:=[.A35]*125" office:value-type="float" office:value="4000">
            <text:p>4000</text:p>
          </table:table-cell>
          <table:table-cell table:number-columns-repeated="2"/>
        </table:table-row>
        <table:table-row table:style-name="ro1">
          <table:table-cell table:formula="of:=[.A35]+1" office:value-type="float" office:value="33">
            <text:p>33</text:p>
          </table:table-cell>
          <table:table-cell table:style-name="ce18" table:formula="of:=2*COS(2*PI()*([.A36]/64))" office:value-type="float" office:value="-1.99036945334439">
            <text:p>-1.99037</text:p>
          </table:table-cell>
          <table:table-cell table:style-name="ce16" table:formula="of:=DEC2HEX(0.5*[.B36]*256*128;4)" office:value-type="string" office:string-value="FFFFFF809D">
            <text:p>FFFFFF809D</text:p>
          </table:table-cell>
          <table:table-cell table:style-name="ce16" table:formula="of:=DEC2HEX(-0.5*[.B36]*256*128;4)" office:value-type="string" office:string-value="7F62">
            <text:p>7F62</text:p>
          </table:table-cell>
          <table:table-cell table:formula="of:=[.A36]*125" office:value-type="float" office:value="4125">
            <text:p>4125</text:p>
          </table:table-cell>
          <table:table-cell table:number-columns-repeated="2"/>
        </table:table-row>
        <table:table-row table:style-name="ro1">
          <table:table-cell table:formula="of:=[.A36]+1" office:value-type="float" office:value="34">
            <text:p>34</text:p>
          </table:table-cell>
          <table:table-cell table:style-name="ce18" table:formula="of:=2*COS(2*PI()*([.A37]/64))" office:value-type="float" office:value="-1.96157056080646">
            <text:p>-1.96157</text:p>
          </table:table-cell>
          <table:table-cell table:style-name="ce16" table:formula="of:=DEC2HEX(0.5*[.B37]*256*128;4)" office:value-type="string" office:string-value="FFFFFF8275">
            <text:p>FFFFFF8275</text:p>
          </table:table-cell>
          <table:table-cell table:style-name="ce16" table:formula="of:=DEC2HEX(-0.5*[.B37]*256*128;4)" office:value-type="string" office:string-value="7D8A">
            <text:p>7D8A</text:p>
          </table:table-cell>
          <table:table-cell table:formula="of:=[.A37]*125" office:value-type="float" office:value="4250">
            <text:p>4250</text:p>
          </table:table-cell>
          <table:table-cell table:number-columns-repeated="2"/>
        </table:table-row>
        <table:table-row table:style-name="ro1">
          <table:table-cell table:formula="of:=[.A37]+1" office:value-type="float" office:value="35">
            <text:p>35</text:p>
          </table:table-cell>
          <table:table-cell table:style-name="ce18" table:formula="of:=2*COS(2*PI()*([.A38]/64))" office:value-type="float" office:value="-1.91388067146442">
            <text:p>-1.91388</text:p>
          </table:table-cell>
          <table:table-cell table:style-name="ce16" table:formula="of:=DEC2HEX(0.5*[.B38]*256*128;4)" office:value-type="string" office:string-value="FFFFFF8582">
            <text:p>FFFFFF8582</text:p>
          </table:table-cell>
          <table:table-cell table:style-name="ce16" table:formula="of:=DEC2HEX(-0.5*[.B38]*256*128;4)" office:value-type="string" office:string-value="7A7D">
            <text:p>7A7D</text:p>
          </table:table-cell>
          <table:table-cell table:formula="of:=[.A38]*125" office:value-type="float" office:value="4375">
            <text:p>4375</text:p>
          </table:table-cell>
          <table:table-cell table:number-columns-repeated="2"/>
        </table:table-row>
        <table:table-row table:style-name="ro1">
          <table:table-cell table:formula="of:=[.A38]+1" office:value-type="float" office:value="36">
            <text:p>36</text:p>
          </table:table-cell>
          <table:table-cell table:style-name="ce18" table:formula="of:=2*COS(2*PI()*([.A39]/64))" office:value-type="float" office:value="-1.84775906502257">
            <text:p>-1.84776</text:p>
          </table:table-cell>
          <table:table-cell table:style-name="ce16" table:formula="of:=DEC2HEX(0.5*[.B39]*256*128;4)" office:value-type="string" office:string-value="FFFFFF89BE">
            <text:p>FFFFFF89BE</text:p>
          </table:table-cell>
          <table:table-cell table:style-name="ce16" table:formula="of:=DEC2HEX(-0.5*[.B39]*256*128;4)" office:value-type="string" office:string-value="7641">
            <text:p>7641</text:p>
          </table:table-cell>
          <table:table-cell table:formula="of:=[.A39]*125" office:value-type="float" office:value="4500">
            <text:p>4500</text:p>
          </table:table-cell>
          <table:table-cell table:number-columns-repeated="2"/>
        </table:table-row>
        <table:table-row table:style-name="ro1">
          <table:table-cell table:formula="of:=[.A39]+1" office:value-type="float" office:value="37">
            <text:p>37</text:p>
          </table:table-cell>
          <table:table-cell table:style-name="ce18" table:formula="of:=2*COS(2*PI()*([.A40]/64))" office:value-type="float" office:value="-1.76384252869671">
            <text:p>-1.76384</text:p>
          </table:table-cell>
          <table:table-cell table:style-name="ce16" table:formula="of:=DEC2HEX(0.5*[.B40]*256*128;4)" office:value-type="string" office:string-value="FFFFFF8F1D">
            <text:p>FFFFFF8F1D</text:p>
          </table:table-cell>
          <table:table-cell table:style-name="ce16" table:formula="of:=DEC2HEX(-0.5*[.B40]*256*128;4)" office:value-type="string" office:string-value="70E2">
            <text:p>70E2</text:p>
          </table:table-cell>
          <table:table-cell table:formula="of:=[.A40]*125" office:value-type="float" office:value="4625">
            <text:p>4625</text:p>
          </table:table-cell>
          <table:table-cell table:number-columns-repeated="2"/>
        </table:table-row>
        <table:table-row table:style-name="ro1">
          <table:table-cell table:formula="of:=[.A40]+1" office:value-type="float" office:value="38">
            <text:p>38</text:p>
          </table:table-cell>
          <table:table-cell table:style-name="ce18" table:formula="of:=2*COS(2*PI()*([.A41]/64))" office:value-type="float" office:value="-1.66293922460509">
            <text:p>-1.66294</text:p>
          </table:table-cell>
          <table:table-cell table:style-name="ce16" table:formula="of:=DEC2HEX(0.5*[.B41]*256*128;4)" office:value-type="string" office:string-value="FFFFFF9592">
            <text:p>FFFFFF9592</text:p>
          </table:table-cell>
          <table:table-cell table:style-name="ce16" table:formula="of:=DEC2HEX(-0.5*[.B41]*256*128;4)" office:value-type="string" office:string-value="6A6D">
            <text:p>6A6D</text:p>
          </table:table-cell>
          <table:table-cell table:formula="of:=[.A41]*125" office:value-type="float" office:value="4750">
            <text:p>4750</text:p>
          </table:table-cell>
          <table:table-cell table:number-columns-repeated="2"/>
        </table:table-row>
        <table:table-row table:style-name="ro1">
          <table:table-cell table:formula="of:=[.A41]+1" office:value-type="float" office:value="39">
            <text:p>39</text:p>
          </table:table-cell>
          <table:table-cell table:style-name="ce18" table:formula="of:=2*COS(2*PI()*([.A42]/64))" office:value-type="float" office:value="-1.54602090672547">
            <text:p>-1.54602</text:p>
          </table:table-cell>
          <table:table-cell table:style-name="ce16" table:formula="of:=DEC2HEX(0.5*[.B42]*256*128;4)" office:value-type="string" office:string-value="FFFFFF9D0D">
            <text:p>FFFFFF9D0D</text:p>
          </table:table-cell>
          <table:table-cell table:style-name="ce16" table:formula="of:=DEC2HEX(-0.5*[.B42]*256*128;4)" office:value-type="string" office:string-value="62F2">
            <text:p>62F2</text:p>
          </table:table-cell>
          <table:table-cell table:formula="of:=[.A42]*125" office:value-type="float" office:value="4875">
            <text:p>4875</text:p>
          </table:table-cell>
          <table:table-cell table:number-columns-repeated="2"/>
        </table:table-row>
        <table:table-row table:style-name="ro1">
          <table:table-cell table:formula="of:=[.A42]+1" office:value-type="float" office:value="40">
            <text:p>40</text:p>
          </table:table-cell>
          <table:table-cell table:style-name="ce18" table:formula="of:=2*COS(2*PI()*([.A43]/64))" office:value-type="float" office:value="-1.4142135623731">
            <text:p>-1.41421</text:p>
          </table:table-cell>
          <table:table-cell table:style-name="ce16" table:formula="of:=DEC2HEX(0.5*[.B43]*256*128;4)" office:value-type="string" office:string-value="FFFFFFA57D">
            <text:p>FFFFFFA57D</text:p>
          </table:table-cell>
          <table:table-cell table:style-name="ce16" table:formula="of:=DEC2HEX(-0.5*[.B43]*256*128;4)" office:value-type="string" office:string-value="5A82">
            <text:p>5A82</text:p>
          </table:table-cell>
          <table:table-cell table:formula="of:=[.A43]*125"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table:formula="of:=[.A43]+1" office:value-type="float" office:value="41">
            <text:p>41</text:p>
          </table:table-cell>
          <table:table-cell table:style-name="ce18" table:formula="of:=2*COS(2*PI()*([.A44]/64))" office:value-type="float" office:value="-1.26878656832729">
            <text:p>-1.26879</text:p>
          </table:table-cell>
          <table:table-cell table:style-name="ce16" table:formula="of:=DEC2HEX(0.5*[.B44]*256*128;4)" office:value-type="string" office:string-value="FFFFFFAECC">
            <text:p>FFFFFFAECC</text:p>
          </table:table-cell>
          <table:table-cell table:style-name="ce16" table:formula="of:=DEC2HEX(-0.5*[.B44]*256*128;4)" office:value-type="string" office:string-value="5133">
            <text:p>5133</text:p>
          </table:table-cell>
          <table:table-cell table:formula="of:=[.A44]*125" office:value-type="float" office:value="5125">
            <text:p>5125</text:p>
          </table:table-cell>
          <table:table-cell table:number-columns-repeated="2"/>
        </table:table-row>
        <table:table-row table:style-name="ro1">
          <table:table-cell table:formula="of:=[.A44]+1" office:value-type="float" office:value="42">
            <text:p>42</text:p>
          </table:table-cell>
          <table:table-cell table:style-name="ce18" table:formula="of:=2*COS(2*PI()*([.A45]/64))" office:value-type="float" office:value="-1.1111404660392">
            <text:p>-1.11114</text:p>
          </table:table-cell>
          <table:table-cell table:style-name="ce16" table:formula="of:=DEC2HEX(0.5*[.B45]*256*128;4)" office:value-type="string" office:string-value="FFFFFFB8E3">
            <text:p>FFFFFFB8E3</text:p>
          </table:table-cell>
          <table:table-cell table:style-name="ce16" table:formula="of:=DEC2HEX(-0.5*[.B45]*256*128;4)" office:value-type="string" office:string-value="471C">
            <text:p>471C</text:p>
          </table:table-cell>
          <table:table-cell table:formula="of:=[.A45]*125" office:value-type="float" office:value="5250">
            <text:p>5250</text:p>
          </table:table-cell>
          <table:table-cell table:number-columns-repeated="2"/>
        </table:table-row>
        <table:table-row table:style-name="ro1">
          <table:table-cell table:formula="of:=[.A45]+1" office:value-type="float" office:value="43">
            <text:p>43</text:p>
          </table:table-cell>
          <table:table-cell table:style-name="ce18" table:formula="of:=2*COS(2*PI()*([.A46]/64))" office:value-type="float" office:value="-0.942793473651996">
            <text:p>-0.94279</text:p>
          </table:table-cell>
          <table:table-cell table:style-name="ce16" table:formula="of:=DEC2HEX(0.5*[.B46]*256*128;4)" office:value-type="string" office:string-value="FFFFFFC3A9">
            <text:p>FFFFFFC3A9</text:p>
          </table:table-cell>
          <table:table-cell table:style-name="ce16" table:formula="of:=DEC2HEX(-0.5*[.B46]*256*128;4)" office:value-type="string" office:string-value="3C56">
            <text:p>3C56</text:p>
          </table:table-cell>
          <table:table-cell table:formula="of:=[.A46]*125" office:value-type="float" office:value="5375">
            <text:p>5375</text:p>
          </table:table-cell>
          <table:table-cell table:number-columns-repeated="2"/>
        </table:table-row>
        <table:table-row table:style-name="ro1">
          <table:table-cell table:formula="of:=[.A46]+1" office:value-type="float" office:value="44">
            <text:p>44</text:p>
          </table:table-cell>
          <table:table-cell table:style-name="ce18" table:formula="of:=2*COS(2*PI()*([.A47]/64))" office:value-type="float" office:value="-0.765366864730181">
            <text:p>-0.76537</text:p>
          </table:table-cell>
          <table:table-cell table:style-name="ce16" table:formula="of:=DEC2HEX(0.5*[.B47]*256*128;4)" office:value-type="string" office:string-value="FFFFFFCF04">
            <text:p>FFFFFFCF04</text:p>
          </table:table-cell>
          <table:table-cell table:style-name="ce16" table:formula="of:=DEC2HEX(-0.5*[.B47]*256*128;4)" office:value-type="string" office:string-value="30FB">
            <text:p>30FB</text:p>
          </table:table-cell>
          <table:table-cell table:formula="of:=[.A47]*125" office:value-type="float" office:value="5500">
            <text:p>5500</text:p>
          </table:table-cell>
          <table:table-cell table:number-columns-repeated="2"/>
        </table:table-row>
        <table:table-row table:style-name="ro1">
          <table:table-cell table:formula="of:=[.A47]+1" office:value-type="float" office:value="45">
            <text:p>45</text:p>
          </table:table-cell>
          <table:table-cell table:style-name="ce18" table:formula="of:=2*COS(2*PI()*([.A48]/64))" office:value-type="float" office:value="-0.580569354508925">
            <text:p>-0.58057</text:p>
          </table:table-cell>
          <table:table-cell table:style-name="ce16" table:formula="of:=DEC2HEX(0.5*[.B48]*256*128;4)" office:value-type="string" office:string-value="FFFFFFDAD7">
            <text:p>FFFFFFDAD7</text:p>
          </table:table-cell>
          <table:table-cell table:style-name="ce16" table:formula="of:=DEC2HEX(-0.5*[.B48]*256*128;4)" office:value-type="string" office:string-value="2528">
            <text:p>2528</text:p>
          </table:table-cell>
          <table:table-cell table:formula="of:=[.A48]*125" office:value-type="float" office:value="5625">
            <text:p>5625</text:p>
          </table:table-cell>
          <table:table-cell table:number-columns-repeated="2"/>
        </table:table-row>
        <table:table-row table:style-name="ro1">
          <table:table-cell table:formula="of:=[.A48]+1" office:value-type="float" office:value="46">
            <text:p>46</text:p>
          </table:table-cell>
          <table:table-cell table:style-name="ce18" table:formula="of:=2*COS(2*PI()*([.A49]/64))" office:value-type="float" office:value="-0.390180644032257">
            <text:p>-0.39018</text:p>
          </table:table-cell>
          <table:table-cell table:style-name="ce16" table:formula="of:=DEC2HEX(0.5*[.B49]*256*128;4)" office:value-type="string" office:string-value="FFFFFFE707">
            <text:p>FFFFFFE707</text:p>
          </table:table-cell>
          <table:table-cell table:style-name="ce16" table:formula="of:=DEC2HEX(-0.5*[.B49]*256*128;4)" office:value-type="string" office:string-value="18F8">
            <text:p>18F8</text:p>
          </table:table-cell>
          <table:table-cell table:formula="of:=[.A49]*125" office:value-type="float" office:value="5750">
            <text:p>5750</text:p>
          </table:table-cell>
          <table:table-cell table:number-columns-repeated="2"/>
        </table:table-row>
        <table:table-row table:style-name="ro1">
          <table:table-cell table:formula="of:=[.A49]+1" office:value-type="float" office:value="47">
            <text:p>47</text:p>
          </table:table-cell>
          <table:table-cell table:style-name="ce18" table:formula="of:=2*COS(2*PI()*([.A50]/64))" office:value-type="float" office:value="-0.196034280659121">
            <text:p>-0.19603</text:p>
          </table:table-cell>
          <table:table-cell table:style-name="ce16" table:formula="of:=DEC2HEX(0.5*[.B50]*256*128;4)" office:value-type="string" office:string-value="FFFFFFF374">
            <text:p>FFFFFFF374</text:p>
          </table:table-cell>
          <table:table-cell table:style-name="ce16" table:formula="of:=DEC2HEX(-0.5*[.B50]*256*128;4)" office:value-type="string" office:string-value="0C8B">
            <text:p>0C8B</text:p>
          </table:table-cell>
          <table:table-cell table:formula="of:=[.A50]*125" office:value-type="float" office:value="5875">
            <text:p>5875</text:p>
          </table:table-cell>
          <table:table-cell table:number-columns-repeated="2"/>
        </table:table-row>
        <table:table-row table:style-name="ro1">
          <table:table-cell table:formula="of:=[.A50]+1" office:value-type="float" office:value="48">
            <text:p>48</text:p>
          </table:table-cell>
          <table:table-cell table:style-name="ce18" table:formula="of:=2*COS(2*PI()*([.A51]/64))" office:value-type="float" office:value="-3.67394039744206E-016">
            <text:p>0.00000</text:p>
          </table:table-cell>
          <table:table-cell table:style-name="ce16" table:formula="of:=DEC2HEX(0.5*[.B51]*256*128;4)" office:value-type="string" office:string-value="FFFFFFFFFF">
            <text:p>FFFFFFFFFF</text:p>
          </table:table-cell>
          <table:table-cell table:style-name="ce16" table:formula="of:=DEC2HEX(-0.5*[.B51]*256*128;4)" office:value-type="string" office:string-value="0000">
            <text:p>0000</text:p>
          </table:table-cell>
          <table:table-cell table:formula="of:=[.A51]*125" office:value-type="float" office:value="6000">
            <text:p>6000</text:p>
          </table:table-cell>
          <table:table-cell table:number-columns-repeated="2"/>
        </table:table-row>
        <table:table-row table:style-name="ro1">
          <table:table-cell table:formula="of:=[.A51]+1" office:value-type="float" office:value="49">
            <text:p>49</text:p>
          </table:table-cell>
          <table:table-cell table:style-name="ce18" table:formula="of:=2*COS(2*PI()*([.A52]/64))" office:value-type="float" office:value="0.19603428065912">
            <text:p>0.19603</text:p>
          </table:table-cell>
          <table:table-cell table:style-name="ce16" table:formula="of:=DEC2HEX(0.5*[.B52]*256*128;4)" office:value-type="string" office:string-value="0C8B">
            <text:p>0C8B</text:p>
          </table:table-cell>
          <table:table-cell table:style-name="ce16" table:formula="of:=DEC2HEX(-0.5*[.B52]*256*128;4)" office:value-type="string" office:string-value="FFFFFFF374">
            <text:p>FFFFFFF374</text:p>
          </table:table-cell>
          <table:table-cell table:formula="of:=[.A52]*125" office:value-type="float" office:value="6125">
            <text:p>6125</text:p>
          </table:table-cell>
          <table:table-cell table:number-columns-repeated="2"/>
        </table:table-row>
        <table:table-row table:style-name="ro1">
          <table:table-cell table:formula="of:=[.A52]+1" office:value-type="float" office:value="50">
            <text:p>50</text:p>
          </table:table-cell>
          <table:table-cell table:style-name="ce18" table:formula="of:=2*COS(2*PI()*([.A53]/64))" office:value-type="float" office:value="0.390180644032257">
            <text:p>0.39018</text:p>
          </table:table-cell>
          <table:table-cell table:style-name="ce16" table:formula="of:=DEC2HEX(0.5*[.B53]*256*128;4)" office:value-type="string" office:string-value="18F8">
            <text:p>18F8</text:p>
          </table:table-cell>
          <table:table-cell table:style-name="ce16" table:formula="of:=DEC2HEX(-0.5*[.B53]*256*128;4)" office:value-type="string" office:string-value="FFFFFFE707">
            <text:p>FFFFFFE707</text:p>
          </table:table-cell>
          <table:table-cell table:formula="of:=[.A53]*125" office:value-type="float" office:value="6250">
            <text:p>6250</text:p>
          </table:table-cell>
          <table:table-cell table:number-columns-repeated="2"/>
        </table:table-row>
        <table:table-row table:style-name="ro1">
          <table:table-cell table:formula="of:=[.A53]+1" office:value-type="float" office:value="51">
            <text:p>51</text:p>
          </table:table-cell>
          <table:table-cell table:style-name="ce18" table:formula="of:=2*COS(2*PI()*([.A54]/64))" office:value-type="float" office:value="0.580569354508924">
            <text:p>0.58057</text:p>
          </table:table-cell>
          <table:table-cell table:style-name="ce16" table:formula="of:=DEC2HEX(0.5*[.B54]*256*128;4)" office:value-type="string" office:string-value="2528">
            <text:p>2528</text:p>
          </table:table-cell>
          <table:table-cell table:style-name="ce16" table:formula="of:=DEC2HEX(-0.5*[.B54]*256*128;4)" office:value-type="string" office:string-value="FFFFFFDAD7">
            <text:p>FFFFFFDAD7</text:p>
          </table:table-cell>
          <table:table-cell table:formula="of:=[.A54]*125" office:value-type="float" office:value="6375">
            <text:p>6375</text:p>
          </table:table-cell>
          <table:table-cell table:number-columns-repeated="2"/>
        </table:table-row>
        <table:table-row table:style-name="ro1">
          <table:table-cell table:formula="of:=[.A54]+1" office:value-type="float" office:value="52">
            <text:p>52</text:p>
          </table:table-cell>
          <table:table-cell table:style-name="ce18" table:formula="of:=2*COS(2*PI()*([.A55]/64))" office:value-type="float" office:value="0.76536686473018">
            <text:p>0.76537</text:p>
          </table:table-cell>
          <table:table-cell table:style-name="ce16" table:formula="of:=DEC2HEX(0.5*[.B55]*256*128;4)" office:value-type="string" office:string-value="30FB">
            <text:p>30FB</text:p>
          </table:table-cell>
          <table:table-cell table:style-name="ce16" table:formula="of:=DEC2HEX(-0.5*[.B55]*256*128;4)" office:value-type="string" office:string-value="FFFFFFCF04">
            <text:p>FFFFFFCF04</text:p>
          </table:table-cell>
          <table:table-cell table:formula="of:=[.A55]*125" office:value-type="float" office:value="6500">
            <text:p>6500</text:p>
          </table:table-cell>
          <table:table-cell table:number-columns-repeated="2"/>
        </table:table-row>
        <table:table-row table:style-name="ro1">
          <table:table-cell table:formula="of:=[.A55]+1" office:value-type="float" office:value="53">
            <text:p>53</text:p>
          </table:table-cell>
          <table:table-cell table:style-name="ce18" table:formula="of:=2*COS(2*PI()*([.A56]/64))" office:value-type="float" office:value="0.942793473651995">
            <text:p>0.94279</text:p>
          </table:table-cell>
          <table:table-cell table:style-name="ce16" table:formula="of:=DEC2HEX(0.5*[.B56]*256*128;4)" office:value-type="string" office:string-value="3C56">
            <text:p>3C56</text:p>
          </table:table-cell>
          <table:table-cell table:style-name="ce16" table:formula="of:=DEC2HEX(-0.5*[.B56]*256*128;4)" office:value-type="string" office:string-value="FFFFFFC3A9">
            <text:p>FFFFFFC3A9</text:p>
          </table:table-cell>
          <table:table-cell table:formula="of:=[.A56]*125" office:value-type="float" office:value="6625">
            <text:p>6625</text:p>
          </table:table-cell>
          <table:table-cell table:number-columns-repeated="2"/>
        </table:table-row>
        <table:table-row table:style-name="ro1">
          <table:table-cell table:formula="of:=[.A56]+1" office:value-type="float" office:value="54">
            <text:p>54</text:p>
          </table:table-cell>
          <table:table-cell table:style-name="ce18" table:formula="of:=2*COS(2*PI()*([.A57]/64))" office:value-type="float" office:value="1.1111404660392">
            <text:p>1.11114</text:p>
          </table:table-cell>
          <table:table-cell table:style-name="ce16" table:formula="of:=DEC2HEX(0.5*[.B57]*256*128;4)" office:value-type="string" office:string-value="471C">
            <text:p>471C</text:p>
          </table:table-cell>
          <table:table-cell table:style-name="ce16" table:formula="of:=DEC2HEX(-0.5*[.B57]*256*128;4)" office:value-type="string" office:string-value="FFFFFFB8E3">
            <text:p>FFFFFFB8E3</text:p>
          </table:table-cell>
          <table:table-cell table:formula="of:=[.A57]*125" office:value-type="float" office:value="6750">
            <text:p>6750</text:p>
          </table:table-cell>
          <table:table-cell table:number-columns-repeated="2"/>
        </table:table-row>
        <table:table-row table:style-name="ro1">
          <table:table-cell table:formula="of:=[.A57]+1" office:value-type="float" office:value="55">
            <text:p>55</text:p>
          </table:table-cell>
          <table:table-cell table:style-name="ce18" table:formula="of:=2*COS(2*PI()*([.A58]/64))" office:value-type="float" office:value="1.26878656832729">
            <text:p>1.26879</text:p>
          </table:table-cell>
          <table:table-cell table:style-name="ce16" table:formula="of:=DEC2HEX(0.5*[.B58]*256*128;4)" office:value-type="string" office:string-value="5133">
            <text:p>5133</text:p>
          </table:table-cell>
          <table:table-cell table:style-name="ce16" table:formula="of:=DEC2HEX(-0.5*[.B58]*256*128;4)" office:value-type="string" office:string-value="FFFFFFAECC">
            <text:p>FFFFFFAECC</text:p>
          </table:table-cell>
          <table:table-cell table:formula="of:=[.A58]*125" office:value-type="float" office:value="6875">
            <text:p>6875</text:p>
          </table:table-cell>
          <table:table-cell table:number-columns-repeated="2"/>
        </table:table-row>
        <table:table-row table:style-name="ro1">
          <table:table-cell table:formula="of:=[.A58]+1" office:value-type="float" office:value="56">
            <text:p>56</text:p>
          </table:table-cell>
          <table:table-cell table:style-name="ce18" table:formula="of:=2*COS(2*PI()*([.A59]/64))" office:value-type="float" office:value="1.41421356237309">
            <text:p>1.41421</text:p>
          </table:table-cell>
          <table:table-cell table:style-name="ce16" table:formula="of:=DEC2HEX(0.5*[.B59]*256*128;4)" office:value-type="string" office:string-value="5A82">
            <text:p>5A82</text:p>
          </table:table-cell>
          <table:table-cell table:style-name="ce16" table:formula="of:=DEC2HEX(-0.5*[.B59]*256*128;4)" office:value-type="string" office:string-value="FFFFFFA57D">
            <text:p>FFFFFFA57D</text:p>
          </table:table-cell>
          <table:table-cell table:formula="of:=[.A59]*125" office:value-type="float" office:value="7000">
            <text:p>7000</text:p>
          </table:table-cell>
          <table:table-cell table:number-columns-repeated="2"/>
        </table:table-row>
        <table:table-row table:style-name="ro1">
          <table:table-cell table:formula="of:=[.A59]+1" office:value-type="float" office:value="57">
            <text:p>57</text:p>
          </table:table-cell>
          <table:table-cell table:style-name="ce18" table:formula="of:=2*COS(2*PI()*([.A60]/64))" office:value-type="float" office:value="1.54602090672547">
            <text:p>1.54602</text:p>
          </table:table-cell>
          <table:table-cell table:style-name="ce16" table:formula="of:=DEC2HEX(0.5*[.B60]*256*128;4)" office:value-type="string" office:string-value="62F2">
            <text:p>62F2</text:p>
          </table:table-cell>
          <table:table-cell table:style-name="ce16" table:formula="of:=DEC2HEX(-0.5*[.B60]*256*128;4)" office:value-type="string" office:string-value="FFFFFF9D0D">
            <text:p>FFFFFF9D0D</text:p>
          </table:table-cell>
          <table:table-cell table:formula="of:=[.A60]*125" office:value-type="float" office:value="7125">
            <text:p>7125</text:p>
          </table:table-cell>
          <table:table-cell table:number-columns-repeated="2"/>
        </table:table-row>
        <table:table-row table:style-name="ro1">
          <table:table-cell table:formula="of:=[.A60]+1" office:value-type="float" office:value="58">
            <text:p>58</text:p>
          </table:table-cell>
          <table:table-cell table:style-name="ce18" table:formula="of:=2*COS(2*PI()*([.A61]/64))" office:value-type="float" office:value="1.66293922460509">
            <text:p>1.66294</text:p>
          </table:table-cell>
          <table:table-cell table:style-name="ce16" table:formula="of:=DEC2HEX(0.5*[.B61]*256*128;4)" office:value-type="string" office:string-value="6A6D">
            <text:p>6A6D</text:p>
          </table:table-cell>
          <table:table-cell table:style-name="ce16" table:formula="of:=DEC2HEX(-0.5*[.B61]*256*128;4)" office:value-type="string" office:string-value="FFFFFF9592">
            <text:p>FFFFFF9592</text:p>
          </table:table-cell>
          <table:table-cell table:formula="of:=[.A61]*125" office:value-type="float" office:value="7250">
            <text:p>7250</text:p>
          </table:table-cell>
          <table:table-cell table:number-columns-repeated="2"/>
        </table:table-row>
        <table:table-row table:style-name="ro1">
          <table:table-cell table:formula="of:=[.A61]+1" office:value-type="float" office:value="59">
            <text:p>59</text:p>
          </table:table-cell>
          <table:table-cell table:style-name="ce18" table:formula="of:=2*COS(2*PI()*([.A62]/64))" office:value-type="float" office:value="1.76384252869671">
            <text:p>1.76384</text:p>
          </table:table-cell>
          <table:table-cell table:style-name="ce16" table:formula="of:=DEC2HEX(0.5*[.B62]*256*128;4)" office:value-type="string" office:string-value="70E2">
            <text:p>70E2</text:p>
          </table:table-cell>
          <table:table-cell table:style-name="ce16" table:formula="of:=DEC2HEX(-0.5*[.B62]*256*128;4)" office:value-type="string" office:string-value="FFFFFF8F1D">
            <text:p>FFFFFF8F1D</text:p>
          </table:table-cell>
          <table:table-cell table:formula="of:=[.A62]*125" office:value-type="float" office:value="7375">
            <text:p>7375</text:p>
          </table:table-cell>
          <table:table-cell table:number-columns-repeated="2"/>
        </table:table-row>
        <table:table-row table:style-name="ro1">
          <table:table-cell table:formula="of:=[.A62]+1" office:value-type="float" office:value="60">
            <text:p>60</text:p>
          </table:table-cell>
          <table:table-cell table:style-name="ce18" table:formula="of:=2*COS(2*PI()*([.A63]/64))" office:value-type="float" office:value="1.84775906502257">
            <text:p>1.84776</text:p>
          </table:table-cell>
          <table:table-cell table:style-name="ce16" table:formula="of:=DEC2HEX(0.5*[.B63]*256*128;4)" office:value-type="string" office:string-value="7641">
            <text:p>7641</text:p>
          </table:table-cell>
          <table:table-cell table:style-name="ce16" table:formula="of:=DEC2HEX(-0.5*[.B63]*256*128;4)" office:value-type="string" office:string-value="FFFFFF89BE">
            <text:p>FFFFFF89BE</text:p>
          </table:table-cell>
          <table:table-cell table:formula="of:=[.A63]*125" office:value-type="float" office:value="7500">
            <text:p>7500</text:p>
          </table:table-cell>
          <table:table-cell table:number-columns-repeated="2"/>
        </table:table-row>
        <table:table-row table:style-name="ro1">
          <table:table-cell table:formula="of:=[.A63]+1" office:value-type="float" office:value="61">
            <text:p>61</text:p>
          </table:table-cell>
          <table:table-cell table:style-name="ce18" table:formula="of:=2*COS(2*PI()*([.A64]/64))" office:value-type="float" office:value="1.91388067146442">
            <text:p>1.91388</text:p>
          </table:table-cell>
          <table:table-cell table:style-name="ce16" table:formula="of:=DEC2HEX(0.5*[.B64]*256*128;4)" office:value-type="string" office:string-value="7A7D">
            <text:p>7A7D</text:p>
          </table:table-cell>
          <table:table-cell table:style-name="ce16" table:formula="of:=DEC2HEX(-0.5*[.B64]*256*128;4)" office:value-type="string" office:string-value="FFFFFF8582">
            <text:p>FFFFFF8582</text:p>
          </table:table-cell>
          <table:table-cell table:formula="of:=[.A64]*125" office:value-type="float" office:value="7625">
            <text:p>7625</text:p>
          </table:table-cell>
          <table:table-cell table:number-columns-repeated="2"/>
        </table:table-row>
        <table:table-row table:style-name="ro1">
          <table:table-cell table:formula="of:=[.A64]+1" office:value-type="float" office:value="62">
            <text:p>62</text:p>
          </table:table-cell>
          <table:table-cell table:style-name="ce18" table:formula="of:=2*COS(2*PI()*([.A65]/64))" office:value-type="float" office:value="1.96157056080646">
            <text:p>1.96157</text:p>
          </table:table-cell>
          <table:table-cell table:style-name="ce16" table:formula="of:=DEC2HEX(0.5*[.B65]*256*128;4)" office:value-type="string" office:string-value="7D8A">
            <text:p>7D8A</text:p>
          </table:table-cell>
          <table:table-cell table:style-name="ce16" table:formula="of:=DEC2HEX(-0.5*[.B65]*256*128;4)" office:value-type="string" office:string-value="FFFFFF8275">
            <text:p>FFFFFF8275</text:p>
          </table:table-cell>
          <table:table-cell table:formula="of:=[.A65]*125" office:value-type="float" office:value="7750">
            <text:p>7750</text:p>
          </table:table-cell>
          <table:table-cell table:number-columns-repeated="2"/>
        </table:table-row>
        <table:table-row table:style-name="ro1">
          <table:table-cell table:formula="of:=[.A65]+1" office:value-type="float" office:value="63">
            <text:p>63</text:p>
          </table:table-cell>
          <table:table-cell table:style-name="ce18" table:formula="of:=2*COS(2*PI()*([.A66]/64))" office:value-type="float" office:value="1.99036945334439">
            <text:p>1.99037</text:p>
          </table:table-cell>
          <table:table-cell table:style-name="ce16" table:formula="of:=DEC2HEX(0.5*[.B66]*256*128;4)" office:value-type="string" office:string-value="7F62">
            <text:p>7F62</text:p>
          </table:table-cell>
          <table:table-cell table:style-name="ce16" table:formula="of:=DEC2HEX(-0.5*[.B66]*256*128;4)" office:value-type="string" office:string-value="FFFFFF809D">
            <text:p>FFFFFF809D</text:p>
          </table:table-cell>
          <table:table-cell table:formula="of:=[.A66]*125" office:value-type="float" office:value="7875">
            <text:p>7875</text:p>
          </table:table-cell>
          <table:table-cell table:number-columns-repeated="2"/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189in" fo:margin-right="0.4819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8/31/2014</text:date>, <text:time>18:2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p </meta:initial-creator>
    <meta:creation-date>2014-08-01T15:42:10.14</meta:creation-date>
    <dc:date>2014-08-31T18:20:45.63</dc:date>
    <dc:creator>Chip </dc:creator>
    <meta:editing-duration>PT5H49M38S</meta:editing-duration>
    <meta:editing-cycles>18</meta:editing-cycles>
    <meta:generator>OpenOffice/4.1.0$Win32 OpenOffice.org_project/410m18$Build-9764</meta:generator>
    <meta:printed-by>Chip </meta:printed-by>
    <meta:print-date>2014-08-31T18:19:36.76</meta:print-date>
    <meta:document-statistic meta:table-count="3" meta:cell-count="1197" meta:object-count="0"/>
  </office:meta>
</office:document-meta>
</file>